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paragraph-rsid="014f9b8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paragraph-rsid="01531c11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officeooo:paragraph-rsid="0153e9ce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officeooo:paragraph-rsid="0155db70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officeooo:paragraph-rsid="0157348d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officeooo:paragraph-rsid="0157ee0c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officeooo:paragraph-rsid="0159f8f5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officeooo:paragraph-rsid="015c3186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officeooo:paragraph-rsid="015d9f8f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officeooo:paragraph-rsid="015e3048"/>
    </style:style>
    <style:style style:name="P92" style:family="paragraph" style:parent-style-name="Standard">
      <style:paragraph-properties fo:margin-top="0cm" fo:margin-bottom="0cm" style:contextual-spacing="false" fo:line-height="115%"/>
      <style:text-properties officeooo:paragraph-rsid="015f2fb1"/>
    </style:style>
    <style:style style:name="P93" style:family="paragraph" style:parent-style-name="Standard">
      <style:paragraph-properties fo:margin-top="0cm" fo:margin-bottom="0cm" style:contextual-spacing="false" fo:line-height="115%"/>
      <style:text-properties officeooo:paragraph-rsid="016250fc"/>
    </style:style>
    <style:style style:name="P94" style:family="paragraph" style:parent-style-name="Standard">
      <style:paragraph-properties fo:margin-top="0cm" fo:margin-bottom="0cm" style:contextual-spacing="false" fo:line-height="115%"/>
      <style:text-properties officeooo:paragraph-rsid="01660e24"/>
    </style:style>
    <style:style style:name="P95" style:family="paragraph" style:parent-style-name="Standard">
      <style:paragraph-properties fo:margin-top="0cm" fo:margin-bottom="0cm" style:contextual-spacing="false" fo:line-height="115%"/>
      <style:text-properties officeooo:paragraph-rsid="016740f9"/>
    </style:style>
    <style:style style:name="P96" style:family="paragraph" style:parent-style-name="Standard">
      <style:paragraph-properties fo:margin-top="0cm" fo:margin-bottom="0cm" style:contextual-spacing="false" fo:line-height="115%"/>
      <style:text-properties officeooo:paragraph-rsid="016b2f68"/>
    </style:style>
    <style:style style:name="P97" style:family="paragraph" style:parent-style-name="Standard">
      <style:paragraph-properties fo:margin-top="0cm" fo:margin-bottom="0cm" style:contextual-spacing="false" fo:line-height="115%"/>
      <style:text-properties officeooo:paragraph-rsid="016d2c9e"/>
    </style:style>
    <style:style style:name="P98" style:family="paragraph" style:parent-style-name="Standard">
      <style:paragraph-properties fo:margin-top="0cm" fo:margin-bottom="0cm" style:contextual-spacing="false" fo:line-height="115%"/>
      <style:text-properties officeooo:paragraph-rsid="016e99be"/>
    </style:style>
    <style:style style:name="P99" style:family="paragraph" style:parent-style-name="Standard">
      <style:paragraph-properties fo:margin-top="0cm" fo:margin-bottom="0cm" style:contextual-spacing="false" fo:line-height="115%"/>
      <style:text-properties officeooo:paragraph-rsid="0170752e"/>
    </style:style>
    <style:style style:name="P100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10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102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103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10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10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10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10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11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11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11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348d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ee0c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9f8f5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c3186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d9f8f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e3048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f2fb1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250fc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60e24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740f9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ee0c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9f8f5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740f9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b2f68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d2c9e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e99be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0752e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d2c9e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e99be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70752e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>
      <style:paragraph-properties fo:text-align="start" style:justify-single-word="false" style:writing-mode="lr-tb"/>
    </style:style>
    <style:style style:name="P168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69" style:family="paragraph" style:parent-style-name="Standard">
      <style:paragraph-properties fo:margin-top="0cm" fo:margin-bottom="0cm" style:contextual-spacing="false" fo:line-height="115%"/>
      <style:text-properties style:font-name="Showcard Gothic" fo:font-size="22pt" officeooo:rsid="01465110" officeooo:paragraph-rsid="000dd4a7" style:font-size-asian="22pt" style:font-size-complex="22pt"/>
    </style:style>
    <style:style style:name="P17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0752e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0752e" officeooo:paragraph-rsid="0170752e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d2c9e" officeooo:paragraph-rsid="016e99be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b2f68" officeooo:paragraph-rsid="016d2c9e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740f9" officeooo:paragraph-rsid="016740f9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93554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93554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60e24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740f9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740f9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officeooo:paragraph-rsid="01660e24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2fb1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e3048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1eb4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d9f8f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317fc" officeooo:paragraph-rsid="01660e24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officeooo:paragraph-rsid="01660e24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2fb1" officeooo:paragraph-rsid="016250fc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1a905" officeooo:paragraph-rsid="016250fc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89e7" officeooo:paragraph-rsid="016250fc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d9f8f" officeooo:paragraph-rsid="015f2fb1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f2fb1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d9f8f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e3048" officeooo:paragraph-rsid="015e3048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1eb4" officeooo:paragraph-rsid="015f1eb4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3186" officeooo:paragraph-rsid="015d9f8f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c3186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9f8f5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9f8f5" officeooo:paragraph-rsid="015c3186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c3186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807a3" officeooo:paragraph-rsid="0159f8f5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48d" officeooo:paragraph-rsid="0157ee0c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dca4" officeooo:paragraph-rsid="0157ee0c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18c" officeooo:paragraph-rsid="0157348d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5db70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e9ce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1c11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e9ce" officeooo:paragraph-rsid="0155db70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1c11" officeooo:paragraph-rsid="0153e9ce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22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23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23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23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23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23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23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23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23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23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24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24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24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24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24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24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24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24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24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24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25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25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25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25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25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25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25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57" style:family="paragraph" style:parent-style-name="Standard" style:list-style-name="L4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5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5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260" style:family="paragraph" style:parent-style-name="Standard" style:list-style-name="L4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6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26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26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26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26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26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26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26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26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27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27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7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27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2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2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2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2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27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27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28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28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28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28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28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28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28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28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28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28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29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29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2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2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29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29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29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29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29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29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3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3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30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30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30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30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30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30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30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30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31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31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31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31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31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31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31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31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31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3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3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32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32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32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32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32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32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32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32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32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33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33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33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33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33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33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33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33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33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33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34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34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34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34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34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34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34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34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34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34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35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35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35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35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35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35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35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35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35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35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36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36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36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36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36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36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36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36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36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36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37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37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37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37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3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3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3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3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37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379" style:family="paragraph" style:parent-style-name="Standard" style:list-style-name="L4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380" style:family="paragraph" style:parent-style-name="Standard" style:list-style-name="L4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38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38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38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38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38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38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38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88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89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390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391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392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393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394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395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396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397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398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399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400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40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40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40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40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40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40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40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40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40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41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41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41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41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41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41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41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41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41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41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42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42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42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42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42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42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42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42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42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42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43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43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43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43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43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43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43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43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43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43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44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44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44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44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44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44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44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44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44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44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45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1693554"/>
    </style:style>
    <style:style style:name="P451" style:family="paragraph" style:parent-style-name="Standard" style:list-style-name="L3">
      <style:paragraph-properties fo:margin-top="0cm" fo:margin-bottom="0cm" style:contextual-spacing="false" fo:line-height="115%"/>
      <style:text-properties officeooo:paragraph-rsid="016740f9"/>
    </style:style>
    <style:style style:name="P452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1660e24"/>
    </style:style>
    <style:style style:name="P45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45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45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45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45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458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9dd57e"/>
    </style:style>
    <style:style style:name="P459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970bd2"/>
    </style:style>
    <style:style style:name="P460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88e10b"/>
    </style:style>
    <style:style style:name="P461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fe2e1"/>
    </style:style>
    <style:style style:name="P462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61dd9c"/>
    </style:style>
    <style:style style:name="P463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bb364"/>
    </style:style>
    <style:style style:name="P464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ad381"/>
    </style:style>
    <style:style style:name="P465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4ae9a"/>
    </style:style>
    <style:style style:name="P466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6afc1"/>
    </style:style>
    <style:style style:name="P467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411f8"/>
    </style:style>
    <style:style style:name="P468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4b7dfa"/>
    </style:style>
    <style:style style:name="P469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2a6ded"/>
    </style:style>
    <style:style style:name="P470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284704"/>
    </style:style>
    <style:style style:name="P471" style:family="paragraph" style:parent-style-name="Standard" style:list-style-name="L7">
      <style:paragraph-properties fo:margin-top="0cm" fo:margin-bottom="0cm" style:contextual-spacing="false" fo:line-height="115%"/>
      <style:text-properties officeooo:paragraph-rsid="000eca6d"/>
    </style:style>
    <style:style style:name="P472" style:family="paragraph" style:parent-style-name="Standard" style:list-style-name="L7">
      <style:paragraph-properties fo:margin-top="0cm" fo:margin-bottom="0cm" style:contextual-spacing="false" fo:line-height="115%"/>
    </style:style>
    <style:style style:name="P473" style:family="paragraph" style:parent-style-name="Standard" style:list-style-name="L1">
      <style:paragraph-properties fo:margin-top="0cm" fo:margin-bottom="0cm" style:contextual-spacing="false" fo:line-height="115%"/>
      <style:text-properties officeooo:rsid="016317fc" officeooo:paragraph-rsid="01660e24"/>
    </style:style>
    <style:style style:name="P4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4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4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4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47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47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48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48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48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48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48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485" style:family="paragraph" style:parent-style-name="Standard" style:list-style-name="L5">
      <style:paragraph-properties fo:margin-top="0cm" fo:margin-bottom="0cm" style:contextual-spacing="false" fo:line-height="115%"/>
      <style:text-properties officeooo:rsid="00970bd2" officeooo:paragraph-rsid="00970bd2"/>
    </style:style>
    <style:style style:name="P486" style:family="paragraph" style:parent-style-name="Standard" style:list-style-name="L5">
      <style:paragraph-properties fo:margin-top="0cm" fo:margin-bottom="0cm" style:contextual-spacing="false" fo:line-height="115%"/>
      <style:text-properties officeooo:rsid="009bfd7c" officeooo:paragraph-rsid="009bfd7c"/>
    </style:style>
    <style:style style:name="P487" style:family="paragraph" style:parent-style-name="Standard" style:list-style-name="L5">
      <style:paragraph-properties fo:margin-top="0cm" fo:margin-bottom="0cm" style:contextual-spacing="false" fo:line-height="115%"/>
      <style:text-properties officeooo:rsid="009bfd7c" officeooo:paragraph-rsid="009d9bc5"/>
    </style:style>
    <style:style style:name="P488" style:family="paragraph" style:parent-style-name="Standard" style:list-style-name="L5">
      <style:paragraph-properties fo:margin-top="0cm" fo:margin-bottom="0cm" style:contextual-spacing="false" fo:line-height="115%"/>
      <style:text-properties officeooo:rsid="009943a5" officeooo:paragraph-rsid="009943a5"/>
    </style:style>
    <style:style style:name="P489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490" style:family="paragraph" style:parent-style-name="Standard" style:list-style-name="L5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491" style:family="paragraph" style:parent-style-name="Standard" style:list-style-name="L5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492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493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494" style:family="paragraph" style:parent-style-name="Standard" style:list-style-name="L5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495" style:family="paragraph" style:parent-style-name="Standard" style:list-style-name="L5">
      <style:paragraph-properties fo:margin-top="0cm" fo:margin-bottom="0cm" style:contextual-spacing="false" fo:line-height="115%"/>
      <style:text-properties officeooo:rsid="0085339e" officeooo:paragraph-rsid="0088e10b"/>
    </style:style>
    <style:style style:name="P496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497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498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499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500" style:family="paragraph" style:parent-style-name="Standard" style:list-style-name="L5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501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502" style:family="paragraph" style:parent-style-name="Standard" style:list-style-name="L5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503" style:family="paragraph" style:parent-style-name="Standard" style:list-style-name="L5">
      <style:paragraph-properties fo:margin-top="0cm" fo:margin-bottom="0cm" style:contextual-spacing="false" fo:line-height="115%"/>
      <style:text-properties officeooo:rsid="004bf98a" officeooo:paragraph-rsid="004bf98a"/>
    </style:style>
    <style:style style:name="P504" style:family="paragraph" style:parent-style-name="Standard" style:list-style-name="L5">
      <style:paragraph-properties fo:margin-top="0cm" fo:margin-bottom="0cm" style:contextual-spacing="false" fo:line-height="115%"/>
      <style:text-properties officeooo:rsid="004de9b9" officeooo:paragraph-rsid="004de9b9"/>
    </style:style>
    <style:style style:name="P505" style:family="paragraph" style:parent-style-name="Standard" style:list-style-name="L5">
      <style:paragraph-properties fo:margin-top="0cm" fo:margin-bottom="0cm" style:contextual-spacing="false" fo:line-height="115%"/>
      <style:text-properties officeooo:rsid="004f414f" officeooo:paragraph-rsid="004f414f"/>
    </style:style>
    <style:style style:name="P506" style:family="paragraph" style:parent-style-name="Standard" style:list-style-name="L5">
      <style:paragraph-properties fo:margin-top="0cm" fo:margin-bottom="0cm" style:contextual-spacing="false" fo:line-height="115%"/>
      <style:text-properties officeooo:rsid="0051f68b" officeooo:paragraph-rsid="0051f68b"/>
    </style:style>
    <style:style style:name="P507" style:family="paragraph" style:parent-style-name="Standard" style:list-style-name="L5">
      <style:paragraph-properties fo:margin-top="0cm" fo:margin-bottom="0cm" style:contextual-spacing="false" fo:line-height="115%"/>
      <style:text-properties officeooo:rsid="00378e46" officeooo:paragraph-rsid="00378e46"/>
    </style:style>
    <style:style style:name="P508" style:family="paragraph" style:parent-style-name="Standard" style:list-style-name="L5">
      <style:paragraph-properties fo:margin-top="0cm" fo:margin-bottom="0cm" style:contextual-spacing="false" fo:line-height="115%"/>
      <style:text-properties officeooo:rsid="00378e46" officeooo:paragraph-rsid="0038341f"/>
    </style:style>
    <style:style style:name="P509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8af65"/>
    </style:style>
    <style:style style:name="P510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a62fd"/>
    </style:style>
    <style:style style:name="P511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b6f6f"/>
    </style:style>
    <style:style style:name="P512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bcf61"/>
    </style:style>
    <style:style style:name="P513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e585e"/>
    </style:style>
    <style:style style:name="P514" style:family="paragraph" style:parent-style-name="Standard" style:list-style-name="L5">
      <style:paragraph-properties fo:margin-top="0cm" fo:margin-bottom="0cm" style:contextual-spacing="false" fo:line-height="115%"/>
      <style:text-properties officeooo:rsid="003bcf61" officeooo:paragraph-rsid="003bda1f"/>
    </style:style>
    <style:style style:name="P515" style:family="paragraph" style:parent-style-name="Standard" style:list-style-name="L5">
      <style:paragraph-properties fo:margin-top="0cm" fo:margin-bottom="0cm" style:contextual-spacing="false" fo:line-height="115%"/>
      <style:text-properties officeooo:rsid="003bda1f" officeooo:paragraph-rsid="003bda1f"/>
    </style:style>
    <style:style style:name="P516" style:family="paragraph" style:parent-style-name="Standard" style:list-style-name="L5">
      <style:paragraph-properties fo:margin-top="0cm" fo:margin-bottom="0cm" style:contextual-spacing="false" fo:line-height="115%"/>
      <style:text-properties officeooo:rsid="003bda1f" officeooo:paragraph-rsid="003c6b32"/>
    </style:style>
    <style:style style:name="P517" style:family="paragraph" style:parent-style-name="Standard" style:list-style-name="L5">
      <style:paragraph-properties fo:margin-top="0cm" fo:margin-bottom="0cm" style:contextual-spacing="false" fo:line-height="115%"/>
      <style:text-properties officeooo:rsid="003c6b32" officeooo:paragraph-rsid="003c6b32"/>
    </style:style>
    <style:style style:name="P518" style:family="paragraph" style:parent-style-name="Standard" style:list-style-name="L5">
      <style:paragraph-properties fo:margin-top="0cm" fo:margin-bottom="0cm" style:contextual-spacing="false" fo:line-height="115%"/>
      <style:text-properties officeooo:rsid="003c6b32" officeooo:paragraph-rsid="003d2a3e"/>
    </style:style>
    <style:style style:name="P519" style:family="paragraph" style:parent-style-name="Standard" style:list-style-name="L5">
      <style:paragraph-properties fo:margin-top="0cm" fo:margin-bottom="0cm" style:contextual-spacing="false" fo:line-height="115%"/>
      <style:text-properties officeooo:rsid="003d2a3e" officeooo:paragraph-rsid="003d2a3e"/>
    </style:style>
    <style:style style:name="P520" style:family="paragraph" style:parent-style-name="Standard" style:list-style-name="L5">
      <style:paragraph-properties fo:margin-top="0cm" fo:margin-bottom="0cm" style:contextual-spacing="false" fo:line-height="115%"/>
      <style:text-properties officeooo:rsid="003d2a3e" officeooo:paragraph-rsid="003e585e"/>
    </style:style>
    <style:style style:name="P521" style:family="paragraph" style:parent-style-name="Standard" style:list-style-name="L5">
      <style:paragraph-properties fo:margin-top="0cm" fo:margin-bottom="0cm" style:contextual-spacing="false" fo:line-height="115%"/>
      <style:text-properties officeooo:rsid="002e7130" officeooo:paragraph-rsid="002e7130"/>
    </style:style>
    <style:style style:name="P522" style:family="paragraph" style:parent-style-name="Standard" style:list-style-name="L5">
      <style:paragraph-properties fo:margin-top="0cm" fo:margin-bottom="0cm" style:contextual-spacing="false" fo:line-height="115%"/>
      <style:text-properties officeooo:rsid="002b8912" officeooo:paragraph-rsid="002b8912"/>
    </style:style>
    <style:style style:name="P523" style:family="paragraph" style:parent-style-name="Standard" style:list-style-name="L5">
      <style:paragraph-properties fo:margin-top="0cm" fo:margin-bottom="0cm" style:contextual-spacing="false" fo:line-height="115%"/>
      <style:text-properties officeooo:rsid="002b8912" officeooo:paragraph-rsid="002d5237"/>
    </style:style>
    <style:style style:name="P524" style:family="paragraph" style:parent-style-name="Standard" style:list-style-name="L5">
      <style:paragraph-properties fo:margin-top="0cm" fo:margin-bottom="0cm" style:contextual-spacing="false" fo:line-height="115%"/>
      <style:text-properties officeooo:rsid="002f8056" officeooo:paragraph-rsid="002f8056"/>
    </style:style>
    <style:style style:name="P525" style:family="paragraph" style:parent-style-name="Standard" style:list-style-name="L5">
      <style:paragraph-properties fo:margin-top="0cm" fo:margin-bottom="0cm" style:contextual-spacing="false" fo:line-height="115%"/>
      <style:text-properties officeooo:rsid="002d5237" officeooo:paragraph-rsid="002d5237"/>
    </style:style>
    <style:style style:name="P526" style:family="paragraph" style:parent-style-name="Standard" style:list-style-name="L5">
      <style:paragraph-properties fo:margin-top="0cm" fo:margin-bottom="0cm" style:contextual-spacing="false" fo:line-height="115%"/>
      <style:text-properties officeooo:rsid="003096dc" officeooo:paragraph-rsid="003096dc"/>
    </style:style>
    <style:style style:name="P527" style:family="paragraph" style:parent-style-name="Standard" style:list-style-name="L5">
      <style:paragraph-properties fo:margin-top="0cm" fo:margin-bottom="0cm" style:contextual-spacing="false" fo:line-height="115%"/>
      <style:text-properties officeooo:rsid="0030ed30" officeooo:paragraph-rsid="0030ed30"/>
    </style:style>
    <style:style style:name="P528" style:family="paragraph" style:parent-style-name="Standard" style:list-style-name="L5">
      <style:paragraph-properties fo:margin-top="0cm" fo:margin-bottom="0cm" style:contextual-spacing="false" fo:line-height="115%"/>
      <style:text-properties officeooo:rsid="00311fd7" officeooo:paragraph-rsid="00311fd7"/>
    </style:style>
    <style:style style:name="P529" style:family="paragraph" style:parent-style-name="Standard" style:list-style-name="L5">
      <style:paragraph-properties fo:margin-top="0cm" fo:margin-bottom="0cm" style:contextual-spacing="false" fo:line-height="115%"/>
      <style:text-properties officeooo:rsid="002a6ded" officeooo:paragraph-rsid="002a6ded"/>
    </style:style>
    <style:style style:name="P530" style:family="paragraph" style:parent-style-name="Standard" style:list-style-name="L5">
      <style:paragraph-properties fo:margin-top="0cm" fo:margin-bottom="0cm" style:contextual-spacing="false" fo:line-height="115%"/>
      <style:text-properties officeooo:rsid="00284704" officeooo:paragraph-rsid="002a19b4"/>
    </style:style>
    <style:style style:name="P531" style:family="paragraph" style:parent-style-name="Standard" style:list-style-name="L5">
      <style:paragraph-properties fo:margin-top="0cm" fo:margin-bottom="0cm" style:contextual-spacing="false" fo:line-height="115%"/>
      <style:text-properties officeooo:rsid="0026d475" officeooo:paragraph-rsid="002a19b4"/>
    </style:style>
    <style:style style:name="P532" style:family="paragraph" style:parent-style-name="Standard" style:list-style-name="L6">
      <style:paragraph-properties fo:margin-top="0cm" fo:margin-bottom="0cm" style:contextual-spacing="false" fo:line-height="115%"/>
      <style:text-properties officeooo:rsid="00231aae" officeooo:paragraph-rsid="00231aae"/>
    </style:style>
    <style:style style:name="P533" style:family="paragraph" style:parent-style-name="Standard" style:list-style-name="L6">
      <style:paragraph-properties fo:margin-top="0cm" fo:margin-bottom="0cm" style:contextual-spacing="false" fo:line-height="115%"/>
      <style:text-properties officeooo:rsid="00242550" officeooo:paragraph-rsid="00242550"/>
    </style:style>
    <style:style style:name="P534" style:family="paragraph" style:parent-style-name="Standard" style:list-style-name="L6">
      <style:paragraph-properties fo:margin-top="0cm" fo:margin-bottom="0cm" style:contextual-spacing="false" fo:line-height="115%"/>
      <style:text-properties officeooo:rsid="002518b1" officeooo:paragraph-rsid="002518b1"/>
    </style:style>
    <style:style style:name="P535" style:family="paragraph" style:parent-style-name="Standard" style:list-style-name="L6">
      <style:paragraph-properties fo:margin-top="0cm" fo:margin-bottom="0cm" style:contextual-spacing="false" fo:line-height="115%"/>
      <style:text-properties officeooo:rsid="0020cafd" officeooo:paragraph-rsid="0020cafd"/>
    </style:style>
    <style:style style:name="P536" style:family="paragraph" style:parent-style-name="Standard" style:list-style-name="L6">
      <style:paragraph-properties fo:margin-top="0cm" fo:margin-bottom="0cm" style:contextual-spacing="false" fo:line-height="115%"/>
      <style:text-properties officeooo:rsid="00224472" officeooo:paragraph-rsid="00224472"/>
    </style:style>
    <style:style style:name="P537" style:family="paragraph" style:parent-style-name="Standard" style:list-style-name="L6">
      <style:paragraph-properties fo:margin-top="0cm" fo:margin-bottom="0cm" style:contextual-spacing="false" fo:line-height="115%"/>
      <style:text-properties officeooo:rsid="001c491a" officeooo:paragraph-rsid="001dd036"/>
    </style:style>
    <style:style style:name="P538" style:family="paragraph" style:parent-style-name="Standard" style:list-style-name="L6">
      <style:paragraph-properties fo:margin-top="0cm" fo:margin-bottom="0cm" style:contextual-spacing="false" fo:line-height="115%"/>
      <style:text-properties officeooo:rsid="001c491a" officeooo:paragraph-rsid="001e05b2"/>
    </style:style>
    <style:style style:name="P539" style:family="paragraph" style:parent-style-name="Standard" style:list-style-name="L7">
      <style:paragraph-properties fo:margin-top="0cm" fo:margin-bottom="0cm" style:contextual-spacing="false" fo:line-height="115%"/>
      <style:text-properties officeooo:rsid="001c491a" officeooo:paragraph-rsid="001c491a"/>
    </style:style>
    <style:style style:name="P540" style:family="paragraph" style:parent-style-name="Standard" style:list-style-name="L6">
      <style:paragraph-properties fo:margin-top="0cm" fo:margin-bottom="0cm" style:contextual-spacing="false" fo:line-height="115%"/>
      <style:text-properties officeooo:rsid="001f508d" officeooo:paragraph-rsid="001f508d"/>
    </style:style>
    <style:style style:name="P541" style:family="paragraph" style:parent-style-name="Standard" style:list-style-name="L6">
      <style:paragraph-properties fo:margin-top="0cm" fo:margin-bottom="0cm" style:contextual-spacing="false" fo:line-height="115%"/>
      <style:text-properties officeooo:rsid="001dd036" officeooo:paragraph-rsid="001dd036"/>
    </style:style>
    <style:style style:name="P542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c491a"/>
    </style:style>
    <style:style style:name="P543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dbe60"/>
    </style:style>
    <style:style style:name="P544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a6754"/>
    </style:style>
    <style:style style:name="P545" style:family="paragraph" style:parent-style-name="Standard" style:list-style-name="L7">
      <style:paragraph-properties fo:margin-top="0cm" fo:margin-bottom="0cm" style:contextual-spacing="false" fo:line-height="115%"/>
      <style:text-properties officeooo:rsid="001dbe60" officeooo:paragraph-rsid="001dbe60"/>
    </style:style>
    <style:style style:name="P546" style:family="paragraph" style:parent-style-name="Standard" style:list-style-name="L7">
      <style:paragraph-properties fo:margin-top="0cm" fo:margin-bottom="0cm" style:contextual-spacing="false" fo:line-height="115%"/>
      <style:text-properties officeooo:rsid="0016184b" officeooo:paragraph-rsid="001a6754"/>
    </style:style>
    <style:style style:name="P547" style:family="paragraph" style:parent-style-name="Standard" style:list-style-name="L7">
      <style:paragraph-properties fo:margin-top="0cm" fo:margin-bottom="0cm" style:contextual-spacing="false" fo:line-height="115%"/>
      <style:text-properties officeooo:rsid="0016184b" officeooo:paragraph-rsid="00176aad"/>
    </style:style>
    <style:style style:name="P548" style:family="paragraph" style:parent-style-name="Standard" style:list-style-name="L7">
      <style:paragraph-properties fo:margin-top="0cm" fo:margin-bottom="0cm" style:contextual-spacing="false" fo:line-height="115%"/>
      <style:text-properties officeooo:rsid="00176aad" officeooo:paragraph-rsid="00176aad"/>
    </style:style>
    <style:style style:name="P549" style:family="paragraph" style:parent-style-name="Standard" style:list-style-name="L7">
      <style:paragraph-properties fo:margin-top="0cm" fo:margin-bottom="0cm" style:contextual-spacing="false" fo:line-height="115%"/>
      <style:text-properties officeooo:rsid="0017ea1f" officeooo:paragraph-rsid="0017ea1f"/>
    </style:style>
    <style:style style:name="P550" style:family="paragraph" style:parent-style-name="Standard" style:list-style-name="L7">
      <style:paragraph-properties fo:margin-top="0cm" fo:margin-bottom="0cm" style:contextual-spacing="false" fo:line-height="115%"/>
      <style:text-properties officeooo:rsid="000eca6d" officeooo:paragraph-rsid="000eca6d"/>
    </style:style>
    <style:style style:name="P551" style:family="paragraph" style:parent-style-name="Standard" style:list-style-name="L7">
      <style:paragraph-properties fo:margin-top="0cm" fo:margin-bottom="0cm" style:contextual-spacing="false" fo:line-height="115%"/>
      <style:text-properties officeooo:rsid="0010362e" officeooo:paragraph-rsid="0010362e"/>
    </style:style>
    <style:style style:name="P552" style:family="paragraph" style:parent-style-name="Standard" style:list-style-name="L7">
      <style:paragraph-properties fo:margin-top="0cm" fo:margin-bottom="0cm" style:contextual-spacing="false" fo:line-height="115%"/>
      <style:text-properties officeooo:rsid="00142088" officeooo:paragraph-rsid="00142088"/>
    </style:style>
    <style:style style:name="P553" style:family="paragraph" style:parent-style-name="Standard" style:list-style-name="L7">
      <style:paragraph-properties fo:margin-top="0cm" fo:margin-bottom="0cm" style:contextual-spacing="false" fo:line-height="115%"/>
      <style:text-properties officeooo:rsid="00121559" officeooo:paragraph-rsid="00121559"/>
    </style:style>
    <style:style style:name="P554" style:family="paragraph" style:parent-style-name="Standard" style:list-style-name="L7">
      <style:paragraph-properties fo:margin-top="0cm" fo:margin-bottom="0cm" style:contextual-spacing="false" fo:line-height="115%"/>
      <style:text-properties officeooo:rsid="00121559" officeooo:paragraph-rsid="0013d4a8"/>
    </style:style>
    <style:style style:name="P555" style:family="paragraph" style:parent-style-name="Standard" style:list-style-name="L7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style:font-size-asian="11pt" style:font-style-asian="normal" style:font-weight-asian="normal" style:font-size-complex="11pt" style:font-weight-complex="normal" style:text-emphasize="none"/>
    </style:style>
    <style:style style:name="T8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style:font-size-asian="11pt" style:font-style-asian="normal" style:font-weight-asian="normal" style:font-size-complex="11pt" style:font-weight-complex="normal" style:text-emphasize="none"/>
    </style:style>
    <style:style style:name="T8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style:font-size-asian="11pt" style:font-style-asian="normal" style:font-weight-asian="normal" style:font-size-complex="11pt" style:font-weight-complex="normal" style:text-emphasize="none"/>
    </style:style>
    <style:style style:name="T8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style:font-size-asian="11pt" style:font-style-asian="normal" style:font-weight-asian="normal" style:font-size-complex="11pt" style:font-weight-complex="normal" style:text-emphasize="none"/>
    </style:style>
    <style:style style:name="T8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f61c" style:font-size-asian="11pt" style:font-style-asian="normal" style:font-weight-asian="normal" style:font-size-complex="11pt" style:font-weight-complex="normal" style:text-emphasize="none"/>
    </style:style>
    <style:style style:name="T8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style:font-size-asian="11pt" style:font-style-asian="normal" style:font-weight-asian="normal" style:font-size-complex="11pt" style:font-weight-complex="normal" style:text-emphasize="none"/>
    </style:style>
    <style:style style:name="T90" style:family="text">
      <style:text-properties officeooo:rsid="00440b44"/>
    </style:style>
    <style:style style:name="T91" style:family="text">
      <style:text-properties officeooo:rsid="00455c1e"/>
    </style:style>
    <style:style style:name="T92" style:family="text">
      <style:text-properties officeooo:rsid="00492850"/>
    </style:style>
    <style:style style:name="T93" style:family="text">
      <style:text-properties officeooo:rsid="004b7dfa"/>
    </style:style>
    <style:style style:name="T94" style:family="text">
      <style:text-properties officeooo:rsid="0050685c"/>
    </style:style>
    <style:style style:name="T95" style:family="text">
      <style:text-properties officeooo:rsid="005411f8"/>
    </style:style>
    <style:style style:name="T96" style:family="text">
      <style:text-properties officeooo:rsid="0054ae9a"/>
    </style:style>
    <style:style style:name="T97" style:family="text">
      <style:text-properties officeooo:rsid="00593f87"/>
    </style:style>
    <style:style style:name="T98" style:family="text">
      <style:text-properties officeooo:rsid="005ad381"/>
    </style:style>
    <style:style style:name="T99" style:family="text">
      <style:text-properties officeooo:rsid="005bbce0"/>
    </style:style>
    <style:style style:name="T100" style:family="text">
      <style:text-properties officeooo:rsid="0063bed8"/>
    </style:style>
    <style:style style:name="T101" style:family="text">
      <style:text-properties officeooo:rsid="00674bb7"/>
    </style:style>
    <style:style style:name="T102" style:family="text">
      <style:text-properties officeooo:rsid="00679058"/>
    </style:style>
    <style:style style:name="T103" style:family="text">
      <style:text-properties officeooo:rsid="00684abc"/>
    </style:style>
    <style:style style:name="T104" style:family="text">
      <style:text-properties officeooo:rsid="00693143"/>
    </style:style>
    <style:style style:name="T105" style:family="text">
      <style:text-properties officeooo:rsid="006a0959"/>
    </style:style>
    <style:style style:name="T106" style:family="text">
      <style:text-properties officeooo:rsid="006b4d7d"/>
    </style:style>
    <style:style style:name="T107" style:family="text">
      <style:text-properties officeooo:rsid="006ba458"/>
    </style:style>
    <style:style style:name="T108" style:family="text">
      <style:text-properties officeooo:rsid="006cdfe6"/>
    </style:style>
    <style:style style:name="T109" style:family="text">
      <style:text-properties officeooo:rsid="0071c814"/>
    </style:style>
    <style:style style:name="T110" style:family="text">
      <style:text-properties officeooo:rsid="00736b36"/>
    </style:style>
    <style:style style:name="T111" style:family="text">
      <style:text-properties officeooo:rsid="00743313"/>
    </style:style>
    <style:style style:name="T112" style:family="text">
      <style:text-properties officeooo:rsid="007bc16d"/>
    </style:style>
    <style:style style:name="T113" style:family="text">
      <style:text-properties officeooo:rsid="007ed479"/>
    </style:style>
    <style:style style:name="T114" style:family="text">
      <style:text-properties officeooo:rsid="0081ba0f"/>
    </style:style>
    <style:style style:name="T115" style:family="text">
      <style:text-properties officeooo:rsid="0081f8a8"/>
    </style:style>
    <style:style style:name="T116" style:family="text">
      <style:text-properties officeooo:rsid="0088e10b"/>
    </style:style>
    <style:style style:name="T117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8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9" style:family="text">
      <style:text-properties officeooo:rsid="008aa5e0"/>
    </style:style>
    <style:style style:name="T120" style:family="text">
      <style:text-properties officeooo:rsid="00958092"/>
    </style:style>
    <style:style style:name="T121" style:family="text">
      <style:text-properties officeooo:rsid="00970bd2"/>
    </style:style>
    <style:style style:name="T122" style:family="text">
      <style:text-properties officeooo:rsid="009f22b5"/>
    </style:style>
    <style:style style:name="T123" style:family="text">
      <style:text-properties officeooo:rsid="00a4ebe3"/>
    </style:style>
    <style:style style:name="T124" style:family="text">
      <style:text-properties officeooo:rsid="00a90563"/>
    </style:style>
    <style:style style:name="T125" style:family="text">
      <style:text-properties officeooo:rsid="00add3be"/>
    </style:style>
    <style:style style:name="T126" style:family="text">
      <style:text-properties officeooo:rsid="00b43c7e"/>
    </style:style>
    <style:style style:name="T127" style:family="text">
      <style:text-properties officeooo:rsid="00b753ae"/>
    </style:style>
    <style:style style:name="T128" style:family="text">
      <style:text-properties officeooo:rsid="00b93d68"/>
    </style:style>
    <style:style style:name="T129" style:family="text">
      <style:text-properties style:font-name="Lucida Sans Unicode" fo:font-size="9pt" style:font-size-asian="9pt" style:font-size-complex="9pt"/>
    </style:style>
    <style:style style:name="T130" style:family="text">
      <style:text-properties fo:font-size="9pt" style:font-size-asian="9pt" style:font-size-complex="9pt"/>
    </style:style>
    <style:style style:name="T131" style:family="text">
      <style:text-properties officeooo:rsid="00bbad5c"/>
    </style:style>
    <style:style style:name="T132" style:family="text">
      <style:text-properties officeooo:rsid="00be3afb"/>
    </style:style>
    <style:style style:name="T133" style:family="text">
      <style:text-properties officeooo:rsid="00c035c9"/>
    </style:style>
    <style:style style:name="T134" style:family="text">
      <style:text-properties officeooo:rsid="00c2022d"/>
    </style:style>
    <style:style style:name="T135" style:family="text">
      <style:text-properties officeooo:rsid="00c3d198"/>
    </style:style>
    <style:style style:name="T136" style:family="text">
      <style:text-properties officeooo:rsid="00c5b99f"/>
    </style:style>
    <style:style style:name="T137" style:family="text">
      <style:text-properties officeooo:rsid="00c7b5c6"/>
    </style:style>
    <style:style style:name="T138" style:family="text">
      <style:text-properties officeooo:rsid="00c83f81"/>
    </style:style>
    <style:style style:name="T139" style:family="text">
      <style:text-properties officeooo:rsid="00c9683b"/>
    </style:style>
    <style:style style:name="T140" style:family="text">
      <style:text-properties officeooo:rsid="00cd3dc3"/>
    </style:style>
    <style:style style:name="T141" style:family="text">
      <style:text-properties officeooo:rsid="00cdc132"/>
    </style:style>
    <style:style style:name="T142" style:family="text">
      <style:text-properties officeooo:rsid="00e2b8d8"/>
    </style:style>
    <style:style style:name="T143" style:family="text">
      <style:text-properties officeooo:rsid="00ea5c4d"/>
    </style:style>
    <style:style style:name="T144" style:family="text">
      <style:text-properties officeooo:rsid="00edc4fb"/>
    </style:style>
    <style:style style:name="T145" style:family="text">
      <style:text-properties officeooo:rsid="00ef49a6"/>
    </style:style>
    <style:style style:name="T146" style:family="text">
      <style:text-properties officeooo:rsid="00f02efb"/>
    </style:style>
    <style:style style:name="T147" style:family="text">
      <style:text-properties officeooo:rsid="00f05fe7"/>
    </style:style>
    <style:style style:name="T148" style:family="text">
      <style:text-properties officeooo:rsid="00f14fbb"/>
    </style:style>
    <style:style style:name="T149" style:family="text">
      <style:text-properties officeooo:rsid="00f3082f"/>
    </style:style>
    <style:style style:name="T150" style:family="text">
      <style:text-properties officeooo:rsid="00f44c89"/>
    </style:style>
    <style:style style:name="T151" style:family="text">
      <style:text-properties officeooo:rsid="00f5c345"/>
    </style:style>
    <style:style style:name="T152" style:family="text">
      <style:text-properties officeooo:rsid="00f864f5"/>
    </style:style>
    <style:style style:name="T153" style:family="text">
      <style:text-properties officeooo:rsid="00fa5a69"/>
    </style:style>
    <style:style style:name="T154" style:family="text">
      <style:text-properties officeooo:rsid="00fbb26d"/>
    </style:style>
    <style:style style:name="T155" style:family="text">
      <style:text-properties officeooo:rsid="00fd6511"/>
    </style:style>
    <style:style style:name="T156" style:family="text">
      <style:text-properties officeooo:rsid="00fe2ffe"/>
    </style:style>
    <style:style style:name="T157" style:family="text">
      <style:text-properties officeooo:rsid="00ffd5c4"/>
    </style:style>
    <style:style style:name="T158" style:family="text">
      <style:text-properties officeooo:rsid="0101650f"/>
    </style:style>
    <style:style style:name="T159" style:family="text">
      <style:text-properties officeooo:rsid="01027c13"/>
    </style:style>
    <style:style style:name="T160" style:family="text">
      <style:text-properties officeooo:rsid="01052e3a"/>
    </style:style>
    <style:style style:name="T161" style:family="text">
      <style:text-properties officeooo:rsid="01069591"/>
    </style:style>
    <style:style style:name="T162" style:family="text">
      <style:text-properties officeooo:rsid="01078730"/>
    </style:style>
    <style:style style:name="T163" style:family="text">
      <style:text-properties officeooo:rsid="01086b41"/>
    </style:style>
    <style:style style:name="T164" style:family="text">
      <style:text-properties officeooo:rsid="0108e7e9"/>
    </style:style>
    <style:style style:name="T165" style:family="text">
      <style:text-properties officeooo:rsid="010ab2bf"/>
    </style:style>
    <style:style style:name="T166" style:family="text">
      <style:text-properties officeooo:rsid="011033ab"/>
    </style:style>
    <style:style style:name="T167" style:family="text">
      <style:text-properties officeooo:rsid="0111d654"/>
    </style:style>
    <style:style style:name="T168" style:family="text">
      <style:text-properties officeooo:rsid="0114ab03"/>
    </style:style>
    <style:style style:name="T169" style:family="text">
      <style:text-properties officeooo:rsid="0116a093"/>
    </style:style>
    <style:style style:name="T170" style:family="text">
      <style:text-properties officeooo:rsid="01183de6"/>
    </style:style>
    <style:style style:name="T171" style:family="text">
      <style:text-properties officeooo:rsid="0119254d"/>
    </style:style>
    <style:style style:name="T172" style:family="text">
      <style:text-properties officeooo:rsid="011be5a2"/>
    </style:style>
    <style:style style:name="T173" style:family="text">
      <style:text-properties officeooo:rsid="011d6e1d"/>
    </style:style>
    <style:style style:name="T174" style:family="text">
      <style:text-properties officeooo:rsid="011f4780"/>
    </style:style>
    <style:style style:name="T175" style:family="text">
      <style:text-properties officeooo:rsid="01212cb7"/>
    </style:style>
    <style:style style:name="T176" style:family="text">
      <style:text-properties officeooo:rsid="0124cb83"/>
    </style:style>
    <style:style style:name="T177" style:family="text">
      <style:text-properties officeooo:rsid="012759ba"/>
    </style:style>
    <style:style style:name="T178" style:family="text">
      <style:text-properties style:text-underline-style="none"/>
    </style:style>
    <style:style style:name="T179" style:family="text">
      <style:text-properties style:text-underline-style="none" officeooo:rsid="012759ba"/>
    </style:style>
    <style:style style:name="T180" style:family="text">
      <style:text-properties officeooo:rsid="0128729b"/>
    </style:style>
    <style:style style:name="T181" style:family="text">
      <style:text-properties officeooo:rsid="0129d48e"/>
    </style:style>
    <style:style style:name="T182" style:family="text">
      <style:text-properties officeooo:rsid="012a198b"/>
    </style:style>
    <style:style style:name="T183" style:family="text">
      <style:text-properties officeooo:rsid="012a8b0e"/>
    </style:style>
    <style:style style:name="T184" style:family="text">
      <style:text-properties officeooo:rsid="012b47cf"/>
    </style:style>
    <style:style style:name="T185" style:family="text">
      <style:text-properties officeooo:rsid="012c35fc"/>
    </style:style>
    <style:style style:name="T186" style:family="text">
      <style:text-properties officeooo:rsid="012c67fe"/>
    </style:style>
    <style:style style:name="T187" style:family="text">
      <style:text-properties officeooo:rsid="012e88cb"/>
    </style:style>
    <style:style style:name="T188" style:family="text">
      <style:text-properties officeooo:rsid="012edd3c"/>
    </style:style>
    <style:style style:name="T189" style:family="text">
      <style:text-properties officeooo:rsid="012ef60f"/>
    </style:style>
    <style:style style:name="T190" style:family="text">
      <style:text-properties officeooo:rsid="0131b58a"/>
    </style:style>
    <style:style style:name="T191" style:family="text">
      <style:text-properties officeooo:rsid="0134e128"/>
    </style:style>
    <style:style style:name="T192" style:family="text">
      <style:text-properties officeooo:rsid="0135448a"/>
    </style:style>
    <style:style style:name="T193" style:family="text">
      <style:text-properties officeooo:rsid="0136e1de"/>
    </style:style>
    <style:style style:name="T194" style:family="text">
      <style:text-properties officeooo:rsid="013852a2"/>
    </style:style>
    <style:style style:name="T195" style:family="text">
      <style:text-properties officeooo:rsid="0139ec37"/>
    </style:style>
    <style:style style:name="T196" style:family="text">
      <style:text-properties officeooo:rsid="013b341f"/>
    </style:style>
    <style:style style:name="T197" style:family="text">
      <style:text-properties officeooo:rsid="013d1b45"/>
    </style:style>
    <style:style style:name="T198" style:family="text">
      <style:text-properties officeooo:rsid="013dd4aa"/>
    </style:style>
    <style:style style:name="T199" style:family="text">
      <style:text-properties officeooo:rsid="013e8eac"/>
    </style:style>
    <style:style style:name="T200" style:family="text">
      <style:text-properties officeooo:rsid="013ecb63"/>
    </style:style>
    <style:style style:name="T201" style:family="text">
      <style:text-properties officeooo:rsid="01402a18"/>
    </style:style>
    <style:style style:name="T202" style:family="text">
      <style:text-properties officeooo:rsid="0140dc6e"/>
    </style:style>
    <style:style style:name="T203" style:family="text">
      <style:text-properties officeooo:rsid="0142a4a4"/>
    </style:style>
    <style:style style:name="T204" style:family="text">
      <style:text-properties officeooo:rsid="01451e8b"/>
    </style:style>
    <style:style style:name="T205" style:family="text">
      <style:text-properties officeooo:rsid="01465110"/>
    </style:style>
    <style:style style:name="T206" style:family="text">
      <style:text-properties style:font-name="Showcard Gothic" officeooo:rsid="01465110"/>
    </style:style>
    <style:style style:name="T207" style:family="text">
      <style:text-properties officeooo:rsid="0147537d"/>
    </style:style>
    <style:style style:name="T208" style:family="text">
      <style:text-properties officeooo:rsid="014775e2"/>
    </style:style>
    <style:style style:name="T209" style:family="text">
      <style:text-properties officeooo:rsid="0148f130"/>
    </style:style>
    <style:style style:name="T210" style:family="text">
      <style:text-properties officeooo:rsid="014b72c6"/>
    </style:style>
    <style:style style:name="T211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12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13" style:family="text">
      <style:text-properties officeooo:rsid="014cd9a7"/>
    </style:style>
    <style:style style:name="T214" style:family="text">
      <style:text-properties officeooo:rsid="014cf3b1"/>
    </style:style>
    <style:style style:name="T215" style:family="text">
      <style:text-properties officeooo:rsid="014f9b8e"/>
    </style:style>
    <style:style style:name="T216" style:family="text">
      <style:text-properties officeooo:rsid="015206c7"/>
    </style:style>
    <style:style style:name="T217" style:family="text">
      <style:text-properties officeooo:rsid="01531c11"/>
    </style:style>
    <style:style style:name="T218" style:family="text">
      <style:text-properties officeooo:rsid="0153e9ce"/>
    </style:style>
    <style:style style:name="T219" style:family="text">
      <style:text-properties officeooo:rsid="0155db70"/>
    </style:style>
    <style:style style:name="T220" style:family="text">
      <style:text-properties officeooo:rsid="0157318c"/>
    </style:style>
    <style:style style:name="T221" style:family="text">
      <style:text-properties officeooo:rsid="0157348d"/>
    </style:style>
    <style:style style:name="T222" style:family="text">
      <style:text-properties officeooo:rsid="0157ee0c"/>
    </style:style>
    <style:style style:name="T223" style:family="text">
      <style:text-properties officeooo:rsid="0159f8f5"/>
    </style:style>
    <style:style style:name="T224" style:family="text">
      <style:text-properties officeooo:rsid="015b1a62"/>
    </style:style>
    <style:style style:name="T225" style:family="text">
      <style:text-properties officeooo:rsid="015c3186"/>
    </style:style>
    <style:style style:name="T226" style:family="text">
      <style:text-properties officeooo:rsid="015c440c"/>
    </style:style>
    <style:style style:name="T227" style:family="text">
      <style:text-properties officeooo:rsid="015d9f8f"/>
    </style:style>
    <style:style style:name="T228" style:family="text">
      <style:text-properties officeooo:rsid="015e3048"/>
    </style:style>
    <style:style style:name="T229" style:family="text">
      <style:text-properties officeooo:rsid="015f1eb4"/>
    </style:style>
    <style:style style:name="T230" style:family="text">
      <style:text-properties officeooo:rsid="015f2fb1"/>
    </style:style>
    <style:style style:name="T231" style:family="text">
      <style:text-properties officeooo:rsid="015f89e7"/>
    </style:style>
    <style:style style:name="T232" style:family="text">
      <style:text-properties officeooo:rsid="0161a905"/>
    </style:style>
    <style:style style:name="T233" style:family="text">
      <style:text-properties officeooo:rsid="016250fc"/>
    </style:style>
    <style:style style:name="T234" style:family="text">
      <style:text-properties officeooo:rsid="01660e24"/>
    </style:style>
    <style:style style:name="T235" style:family="text">
      <style:text-properties officeooo:rsid="016740f9"/>
    </style:style>
    <style:style style:name="T236" style:family="text">
      <style:text-properties officeooo:rsid="01693554"/>
    </style:style>
    <style:style style:name="T237" style:family="text">
      <style:text-properties officeooo:rsid="016b2f68"/>
    </style:style>
    <style:style style:name="T238" style:family="text">
      <style:text-properties officeooo:rsid="016d2c9e"/>
    </style:style>
    <style:style style:name="T239" style:family="text">
      <style:text-properties officeooo:rsid="016e99be"/>
    </style:style>
    <style:style style:name="T240" style:family="text">
      <style:text-properties officeooo:rsid="0170752e"/>
    </style:style>
    <style:style style:name="T241" style:family="text">
      <style:text-properties officeooo:rsid="0171d69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9"/>
      <text:p text:style-name="P103"><text:span text:style-name="T206">LARUS</text:span><text:span text:style-name="T205"> FrontEnd </text:span>Release Notes </text:p>
      <text:p text:style-name="P1"/>
      <text:p text:style-name="P96"><text:span text:style-name="T234">2</text:span><text:span text:style-name="T240">7</text:span><text:span text:style-name="T222">.06</text:span><text:span text:style-name="T169">.2022 Version </text:span><text:span text:style-name="T185">1.</text:span><text:span text:style-name="T230">3.</text:span><text:span text:style-name="T240">2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0"/>
      <text:list xml:id="list1696322423" text:style-name="L1">
        <text:list-item>
          <text:p text:style-name="P171">Neu-Ordnung der Config-Default<text:span text:style-name="T241">s</text:span></text:p>
          <text:list>
            <text:list-item>
              <text:p text:style-name="P171">System-Configuration.h</text:p>
            </text:list-item>
            <text:list-item>
              <text:p text:style-name="P171">Config_Lib.c</text:p>
            </text:list-item>
          </text:list>
        </text:list-item>
        <text:list-item>
          <text:p text:style-name="P171">jede Menge „xxx“ in txt_xxx umgewandelt → Translator_Tables.c / .h</text:p>
          <text:p text:style-name="P170"/>
        </text:list-item>
      </text:list>
      <text:p text:style-name="P93"/>
      <text:p text:style-name="P99"><text:span text:style-name="T234">2</text:span><text:span text:style-name="T238">5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9">9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3"/>
      <text:list xml:id="list132109500707668" text:continue-numbering="true" text:style-name="L1">
        <text:list-item>
          <text:p text:style-name="P170">LogFile.<text:span text:style-name="T241">000</text:span> wird jetzt in jedem Fall zunächst gelöscht, bevor er neu erzeugt wird. Das ist die Gegenmaßnahme zu dem Fehlerfall, dass ein <text:span text:style-name="T241">Crash</text:span> des Programms die Datei offen lässt. Das führte bisher immer zu einem SD_DISK_ERR.</text:p>
        </text:list-item>
        <text:list-item>
          <text:p text:style-name="P170">Control_Tables.c : Zwei alte Felder neu in Programm Atmospheric Data aufgenommen : c_Q_WingLoad und c_Q_Density</text:p>
        </text:list-item>
        <text:list-item>
          <text:p text:style-name="P170">Generic_Types.c : Kleine Korrektur im Kommentar : <text:span text:style-name="T241">k</text:span>g/m**3 statt km/m**3</text:p>
        </text:list-item>
      </text:list>
      <text:p text:style-name="P166"/>
      <text:p text:style-name="P99"/>
      <text:p text:style-name="P99"><text:span text:style-name="T234">2</text:span><text:span text:style-name="T238">5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8">8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2"/>
      <text:list xml:id="list132109015459862" text:continue-numbering="true" text:style-name="L1">
        <text:list-item>
          <text:p text:style-name="P172">Versionsnummer im Hex-File jetzt rein dezimal, dazu Umbau an AfterBurner</text:p>
        </text:list-item>
      </text:list>
      <text:p text:style-name="P165"/>
      <text:p text:style-name="P98"/>
      <text:p text:style-name="P98"><text:span text:style-name="T234">2</text:span><text:span text:style-name="T237">4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7">7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1"/>
      <text:list xml:id="list132109420746140" text:continue-numbering="true" text:style-name="L1">
        <text:list-item>
          <text:p text:style-name="P173">Trennung LookUp und Rendering</text:p>
        </text:list-item>
      </text:list>
      <text:p text:style-name="P164"/>
      <text:p text:style-name="P97"/>
      <text:p text:style-name="P97"><text:span text:style-name="T234">2</text:span><text:span text:style-name="T235">2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5">6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57"/>
      <text:list xml:id="list132109569530687" text:continue-numbering="true" text:style-name="L1">
        <text:list-item>
          <text:p text:style-name="P174">Hintergrund der Spannungsanzeige ist grün, wenn die Vcersorgungsspannung über dem (einstellbaren) Limit liegt.</text:p>
        </text:list-item>
        <text:list-item>
          <text:p text:style-name="P174">Dazu wurde das neue Feld &lt;Voltage_Low_Limit&gt; eingeführt.</text:p>
          <text:list>
            <text:list-item>
              <text:p text:style-name="P175">Generic_FieldDescriptor.c</text:p>
            </text:list-item>
            <text:list-item>
              <text:p text:style-name="P175">Config_Lib.c</text:p>
            </text:list-item>
          </text:list>
        </text:list-item>
        <text:list-item>
          <text:p text:style-name="P177">OutputAVarioLine2Screen : <text:span text:style-name="T235">Die Feldhöhe in Pixel der 6 Vario-Felder wurde verg</text:span><text:span text:style-name="T236">r</text:span><text:span text:style-name="T235">ößert, so dass auch die Unterlängen dargestellt werden können. Dazu musste die Seite &lt;Vario-2&gt; im Detail überarbeitet werden (Position der Items).</text:span></text:p>
        </text:list-item>
        <text:list-item>
          <text:p text:style-name="P174">Graphics_Lib.c : Neue Funktion „PaintBallastStatus“</text:p>
        </text:list-item>
        <text:list-item>
          <text:p text:style-name="P175">BuildVarioPage.c und BuildWindPage.c : Einbau der Funktion „ <text:span text:style-name="T235">PaintBallastStatus“</text:span></text:p>
        </text:list-item>
      </text:list>
      <text:list xml:id="list1991376528" text:style-name="L2">
        <text:list-item>
          <text:p text:style-name="P176">NV_Main.c : </text:p>
          <text:list>
            <text:list-item>
              <text:p text:style-name="P176">Narrativ weggelöscht, kommt in die Internals</text:p>
            </text:list-item>
            <text:list-item>
              <text:p text:style-name="P176">DATA_STRUCTURE_CHECK : Überarbeitet</text:p>
            </text:list-item>
          </text:list>
        </text:list-item>
        <text:list-item>
          <text:p text:style-name="P450"><text:span text:style-name="T89">Umbau task_SD_Handler : Jedes Log-Schreiben ist jetzt in Open und Close eingebettet</text:span><text:span text:style-name="T84"><text:line-break/></text:span></text:p>
        </text:list-item>
      </text:list>
      <text:p text:style-name="P142"><text:soft-page-break/></text:p>
      <text:p text:style-name="P95"><text:span text:style-name="T234">21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4">4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59"/>
      <text:list xml:id="list132110522086009" text:continue-list="list132109569530687" text:style-name="L1">
        <text:list-item>
          <text:p text:style-name="P178">Generic_Const.h : &lt;c_Sync_LogFile&gt; obsolet, entfernt</text:p>
        </text:list-item>
        <text:list-item>
          <text:p text:style-name="P178">Generic_FieldDescriptors.c : Korrektur bei Unit_Area, fehlendes Komma</text:p>
        </text:list-item>
        <text:list-item>
          <text:p text:style-name="P178">Graphics_Lib.c : <text:s text:c="2"/>unerklärliche Warning durch brute force attack beseitigt :</text:p>
          <text:list>
            <text:list-item>
              <text:p text:style-name="P178">l_currW_arrow_color <text:s text:c="4"/></text:p>
            </text:list-item>
            <text:list-item>
              <text:p text:style-name="P178">l_gradW_arrow_color</text:p>
            </text:list-item>
          </text:list>
        </text:list-item>
      </text:list>
      <text:p text:style-name="P95"><text:span text:style-name="T84"><text:s text:c="14"/></text:span><text:span text:style-name="T87">würden möglicherweise benutzt ohne dass ein Wert gesetzt sei</text:span><text:span text:style-name="T84"><text:tab/></text:span></text:p>
      <text:list xml:id="list4259809264" text:style-name="L3">
        <text:list-item>
          <text:p text:style-name="P179">task_MMI : viele neue Log-Messages</text:p>
        </text:list-item>
        <text:list-item>
          <text:p text:style-name="P451"><text:span text:style-name="T87">task_</text:span><text:span text:style-name="T88">BackGround</text:span><text:span text:style-name="T87"> : viele neue Log-Messages </text:span><text:span text:style-name="T88">und Korrekturen für den StartCount Mechnismus</text:span></text:p>
        </text:list-item>
        <text:list-item>
          <text:p text:style-name="P451"><text:span text:style-name="T88">task_SD_Handler : Functio CLOSE jetzt so umgebaut, dass der Rest-Puffer noch korrekt ausgegeben wird, bevor der Log-File CLOSE erfolgt.</text:span><text:span text:style-name="T84"><text:line-break/></text:span></text:p>
        </text:list-item>
      </text:list>
      <text:p text:style-name="P153"/>
      <text:p text:style-name="P95"><text:span text:style-name="T230">1</text:span><text:span text:style-name="T233">9</text:span><text:span text:style-name="T222">.06</text:span><text:span text:style-name="T169">.2022 Version </text:span><text:span text:style-name="T185">1.</text:span><text:span text:style-name="T230">3.</text:span><text:span text:style-name="T233">1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58"/>
      <text:list xml:id="list132109376447526" text:continue-list="list132110522086009" text:style-name="L1">
        <text:list-item>
          <text:p text:style-name="P180">Physics.c : Clou<text:span text:style-name="T234">d</text:span>base Rechnung in Stufen von 10 statt 20 m</text:p>
        </text:list-item>
        <text:list-item>
          <text:p text:style-name="P180">Generic_Const.h : </text:p>
          <text:list>
            <text:list-item>
              <text:p text:style-name="P180">Korrekturen an den high level navigation command codes</text:p>
            </text:list-item>
            <text:list-item>
              <text:p text:style-name="P180">Einführung Programm wait4flash</text:p>
            </text:list-item>
            <text:list-item>
              <text:p text:style-name="P180">c_WakeBackGround jetzt 200 ms statt 50 ms</text:p>
            </text:list-item>
          </text:list>
        </text:list-item>
        <text:list-item>
          <text:p text:style-name="P180">Generic_FieldDescrptor.h/.c :</text:p>
          <text:list>
            <text:list-item>
              <text:p text:style-name="P180">Erweiterung GraphicProgramNames → Logging Klartext nächstes/letztes Programm</text:p>
            </text:list-item>
          </text:list>
        </text:list-item>
        <text:list-item>
          <text:p text:style-name="P180">PrgNav_Lib.h/.c : Erweiterungen für Logging im Klartext :</text:p>
          <text:list>
            <text:list-item>
              <text:p text:style-name="P181">SignalProgramSwitch</text:p>
            </text:list-item>
            <text:list-item>
              <text:p text:style-name="P181">SignalFloatValueSwitch</text:p>
            </text:list-item>
            <text:list-item>
              <text:p text:style-name="P181">SignalIntValueSwitch </text:p>
            </text:list-item>
            <text:list-item>
              <text:p text:style-name="P473"><text:span text:style-name="T84">E</text:span><text:span text:style-name="T75">inbau dieser Funktionen in den restlichen Code des Moduls</text:span></text:p>
            </text:list-item>
          </text:list>
        </text:list-item>
        <text:list-item>
          <text:p text:style-name="P180">SD_Card_lib.c : </text:p>
          <text:list>
            <text:list-item>
              <text:p text:style-name="P180">Umbau und Korrektur der Behandlung der Fats-Return-Codes zusammen mit den eigenen Return Codes</text:p>
            </text:list-item>
            <text:list-item>
              <text:p text:style-name="P473"><text:span text:style-name="T85">e</text:span><text:span text:style-name="T75">rhebliche Code-Veränderungen, aber keine Wirkung, meistens bessere Bezeichnungen der Variablen</text:span></text:p>
            </text:list-item>
          </text:list>
        </text:list-item>
        <text:list-item>
          <text:p text:style-name="P180">Generic_FieldDescrptor.c :</text:p>
          <text:list>
            <text:list-item>
              <text:p text:style-name="P187">Einbau der textuellen Erklärungen für die Felder, für eine automatisierte Erzeugung des Handbuchinhalts</text:p>
            </text:list-item>
          </text:list>
        </text:list-item>
        <text:list-item>
          <text:p text:style-name="P187">LogNError_OutPut_Lib.c : kleinere unwesentliche Korrekturen, Eye Candies</text:p>
        </text:list-item>
        <text:list-item>
          <text:p text:style-name="P187">Einbau der Flash-Funktion für den BootLoader (BuildWait4FlashPage.h/.c)</text:p>
        </text:list-item>
        <text:list-item>
          <text:p text:style-name="P187">CAN_Data_Digester : Test-Hook TakeOff </text:p>
        </text:list-item>
        <text:list-item>
          <text:p text:style-name="P187">Plane_Lib.c : Log-Output eingefügt</text:p>
        </text:list-item>
        <text:list-item>
          <text:p text:style-name="P187">task_BackGround.c : </text:p>
          <text:list>
            <text:list-item>
              <text:p text:style-name="P187">Umbau CHEAT weiter nach vorne im Code</text:p>
            </text:list-item>
            <text:list-item>
              <text:p text:style-name="P187">verschiedene Log-Outputs eingefügt</text:p>
            </text:list-item>
            <text:list-item>
              <text:p text:style-name="P187">Erzwingen log-HeartBeat alle 10 Sekunden</text:p>
            </text:list-item>
          </text:list>
        </text:list-item>
        <text:list-item>
          <text:p text:style-name="P188">task_ImangeBuilder : verschiedene Log-Outputs eingefügt</text:p>
        </text:list-item>
        <text:list-item>
          <text:p text:style-name="P188">task_MMI : Erweiterung für BootLoader Flashing</text:p>
        </text:list-item>
        <text:list-item>
          <text:p text:style-name="P452"><text:span text:style-name="T86">Nach Logging-Tests größere Veränderungen an task_SD_Handler</text:span><text:span text:style-name="T84"><text:line-break/></text:span></text:p>
        </text:list-item>
      </text:list>
      <text:p text:style-name="P152"><text:soft-page-break/></text:p>
      <text:p text:style-name="P94"><text:span text:style-name="T230">16</text:span><text:span text:style-name="T222">.06</text:span><text:span text:style-name="T169">.2022 Version </text:span><text:span text:style-name="T185">1.</text:span><text:span text:style-name="T230">3.3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3"/>
      <text:list xml:id="list3021075023" text:style-name="L4">
        <text:list-item>
          <text:p text:style-name="P189">Mit Version 1.3.0 Genereller Umbau auf Bootable-BootLoader</text:p>
          <text:list>
            <text:list-item>
              <text:p text:style-name="P189">Applikation hat jetzt eine versteckte Funktion, um von der uSD eine Datei “BL.hex“ in den untren Adressraum zu laden (noch nicht ausgiebig getestet)</text:p>
            </text:list-item>
            <text:list-item>
              <text:p text:style-name="P189">Änderungen/Neuerungen an :</text:p>
              <text:list>
                <text:list-item>
                  <text:p text:style-name="P189">Flash_F4xx_Lib.h/.c :<text:line-break/>uint8_t F4_OnChip_CRC_Health_Check ( void );<text:line-break/>uint8_t F4_OnChip_EEProm_Check ( void );<text:line-break/>void The_F4_OnChip_Application_Flasher ( uint16_t <text:s/>dir_list_index );<text:line-break/>void CAN_BUS_Flasher ( uint16_t <text:s/>dir_list_index );<text:line-break/>void Bootloader_JumpToApplication(void);<text:line-break/>void Bootloader_JumpToColdStart(void);<text:line-break/>void The_F4_OnChip_BootLoader_Flasher ( void );</text:p>
                </text:list-item>
                <text:list-item>
                  <text:p text:style-name="P190">task_IO_FrontEnd.c : cCmdButton3Pushed</text:p>
                </text:list-item>
              </text:list>
            </text:list-item>
          </text:list>
        </text:list-item>
        <text:list-item>
          <text:p text:style-name="P189">Generic_CAN:Ids.h : </text:p>
          <text:list>
            <text:list-item>
              <text:p text:style-name="P189"><text:s text:c="4"/>c_CID_KSB_GPS_Sats <text:s text:c="8"/>= 0x10a, <text:s text:c="3"/>//!&lt; uint8_t No of Sats<text:line-break/> <text:s text:c="68"/>//!&gt; uint8_t Fix-Type NO=0 2D=1 3D=2 RTK=3</text:p>
            </text:list-item>
            <text:list-item>
              <text:p text:style-name="P189"><text:s text:c="3"/>NEU : <text:s/>c_CID_KSB_IAS_Offset <text:s text:c="6"/>= 0x117, <text:s text:c="3"/>//!&lt; int16_t as float km/h * 10</text:p>
              <text:list>
                <text:list-item>
                  <text:p text:style-name="P190">task_CAN_Bus_Receiver entsprechend geändert</text:p>
                </text:list-item>
              </text:list>
            </text:list-item>
          </text:list>
        </text:list-item>
        <text:list-item>
          <text:p text:style-name="P191">SD_Card_Lib.c/.h : </text:p>
          <text:list>
            <text:list-item>
              <text:p text:style-name="P182"><text:s text:c="2"/><text:span text:style-name="T231">Calling Sequence :<text:line-break/></text:span>int16_t <text:s text:c="2"/>SD_Card_File_Read <text:s text:c="4"/>……. uint32_t * bytesread ); <text:s/>… <text:span text:style-name="T231">war » </text:span>uint<text:span text:style-name="T231">16</text:span>_t * bytesread</text:p>
            </text:list-item>
            <text:list-item>
              <text:p text:style-name="P191">Code korrigiert</text:p>
            </text:list-item>
            <text:list-item>
              <text:p text:style-name="P191">überall (const char * zurückgenommen in (char *<text:tab/><text:tab/><text:tab/>!!!!!!!!!!</text:p>
            </text:list-item>
          </text:list>
        </text:list-item>
        <text:list-item>
          <text:p text:style-name="P190">MyCRC.h/.c : wieder eingeführt</text:p>
        </text:list-item>
        <text:list-item>
          <text:p text:style-name="P190">task_G_Meter : minG und maxG jetzt rückstellbar : Button 4</text:p>
        </text:list-item>
        <text:list-item>
          <text:p text:style-name="P190">task_MMI : versteckte Funktion : cCmdButton3Pushed → BootLoader-Reload from uSD</text:p>
        </text:list-item>
        <text:list-item>
          <text:p text:style-name="P190">Plane_Lib.c : Beim Neuladen eines Types wird PilotMass = 75.0 kg erzwungen.</text:p>
        </text:list-item>
        <text:list-item>
          <text:p text:style-name="P190">CAN_Data_Digester : Implementierung von Klausens Idee eines alternativen Verhaltens beim Geradeausflug im Steigen : Im Steigen immer Vario-Ton (ungetestet)</text:p>
          <text:list>
            <text:list-item>
              <text:p text:style-name="P182"><text:span text:style-name="T232">Parameter &lt;Allow_AudioClimbCruise&gt; hat jetzt Wertebereich 0 (keine Umschaltung), 1 (Horsts Implementierung), 2 ( Klausens Implementierung)</text:span><text:line-break/></text:p>
            </text:list-item>
          </text:list>
        </text:list-item>
      </text:list>
      <text:p text:style-name="P151"/>
      <text:p text:style-name="P93"><text:span text:style-name="T222">0</text:span><text:span text:style-name="T227">9</text:span><text:span text:style-name="T222">.06</text:span><text:span text:style-name="T169">.2022 Version </text:span><text:span text:style-name="T185">1.</text:span><text:span text:style-name="T195">2.</text:span><text:span text:style-name="T222">5</text:span><text:span text:style-name="T227">9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2"/>
      <text:list xml:id="list132110304016684" text:continue-numbering="true" text:style-name="L4">
        <text:list-item>
          <text:p text:style-name="P192">ConfigData. : neue Felder</text:p>
          <text:list>
            <text:list-item>
              <text:p text:style-name="P192">MaxLoD<text:tab/><text:tab/>beste Gleitzahl unter Referenzpolare</text:p>
            </text:list-item>
            <text:list-item>
              <text:p text:style-name="P193"><text:span text:style-name="T226">OAS</text:span><text:span text:style-name="T227">4</text:span><text:span text:style-name="T226">MaxLoD<text:tab/></text:span><text:span text:style-name="T227">Geschwindigkeit für die beste Gleitzahl unter Referenzpolare</text:span></text:p>
            </text:list-item>
          </text:list>
        </text:list-item>
        <text:list-item>
          <text:p text:style-name="P193"><text:span text:style-name="T226">Graphic_Lib.c : Calling Sequence für &lt;PaintScaleBackground&gt; und &lt;PaintScaleStepsAndEnumeration&gt; vereinfacht ←-------- </text:span><text:span text:style-name="T227">zurückgenommen, war fehlerhaft. Der Parameter ist notwendig um die Skala zu verdrehen für G-Meter</text:span></text:p>
        </text:list-item>
        <text:list-item>
          <text:p text:style-name="P192">Plane_Lib.c : Erzeugen der Werte für die Felder</text:p>
          <text:list>
            <text:list-item>
              <text:p text:style-name="P193"><text:span text:style-name="T226">g_FrontEndData.MaxLoD <text:s text:c="3"/></text:span><text:span text:style-name="T227">und</text:span></text:p>
            </text:list-item>
            <text:list-item>
              <text:p text:style-name="P183">g_FrontEndData.OAS4MaxLoD<text:line-break/></text:p>
            </text:list-item>
          </text:list>
        </text:list-item>
      </text:list>
      <text:p text:style-name="P150"/>
      <text:p text:style-name="P92"><text:soft-page-break/><text:span text:style-name="T228">11</text:span><text:span text:style-name="T222">.06</text:span><text:span text:style-name="T169">.2022 Version </text:span><text:span text:style-name="T185">1.</text:span><text:span text:style-name="T195">2.</text:span><text:span text:style-name="T228">62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1"/>
      <text:list xml:id="list132109631246643" text:continue-numbering="true" text:style-name="L4">
        <text:list-item>
          <text:p text:style-name="P184"><text:span text:style-name="T228">Generic_CAN_Ids.h : Einführung CAN-Paket <text:s/>&lt;</text:span>c_CID_KSB_IAS_Offset&gt;</text:p>
          <text:list>
            <text:list-item>
              <text:p text:style-name="P184"><text:span text:style-name="T228">in der Folge auch Anpassungen in PRGNav_Lib.c, G</text:span><text:span text:style-name="T229">e</text:span><text:span text:style-name="T228">neric_Const.h, Generic_Types.h, </text:span><text:span text:style-name="T229">task_CAN_Bus_Receiver.c </text:span></text:p>
            </text:list-item>
            <text:list-item>
              <text:p text:style-name="P195">in der Folge auch Veränderungen an anderen CAN_Ids</text:p>
            </text:list-item>
          </text:list>
        </text:list-item>
        <text:list-item>
          <text:p text:style-name="P195">Änderungen an der Reihenfolge der Programme, Wegfall von Programmen, Zusammenfassung von Programmen - </text:p>
          <text:list>
            <text:list-item>
              <text:p text:style-name="P184">c_Extended_Setup, <text:span text:style-name="T228">c</text:span>_Vario_Page_SetUp, c_HTI_Page_SetUp <text:s text:c="7"/><text:span text:style-name="T228">wurden zu <text:line-break/></text:span>c_Audio_Features <text:s/><text:span text:style-name="T228">und <text:s/></text:span>c_Functional_Features</text:p>
            </text:list-item>
            <text:list-item>
              <text:p text:style-name="P195">Änderungen in Generic_FieldDescriptors.c</text:p>
            </text:list-item>
          </text:list>
        </text:list-item>
        <text:list-item>
          <text:p text:style-name="P196">Einführung einer alternativen Art (a la Klaus) der Tonumschaltung während des Gleitfluges, wenn Steigen eintritt : Umschaltung des Tonsignals von Sollfahrt auf Steigen, sobald das Flugzeug steigt (noch ungetestet), - im gegensatz zu dem recht komplizierten Algorithmus von Horst.</text:p>
        </text:list-item>
        <text:list-item>
          <text:p text:style-name="P185"><text:span text:style-name="T229">In task_MMI.c : Im G-Meter können jetzt das jeweils erreichte Mininmum und Maximum zurückgesetzt werden – durch Tastendruck auf die zweite Taste von oben (Button 4 )</text:span><text:line-break/></text:p>
        </text:list-item>
      </text:list>
      <text:p text:style-name="P149"/>
      <text:p text:style-name="P91"><text:span text:style-name="T222">0</text:span><text:span text:style-name="T225">8</text:span><text:span text:style-name="T222">.06</text:span><text:span text:style-name="T169">.2022 Version </text:span><text:span text:style-name="T185">1.</text:span><text:span text:style-name="T195">2.</text:span><text:span text:style-name="T222">5</text:span><text:span text:style-name="T225">4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0"/>
      <text:list xml:id="list132110077815417" text:continue-numbering="true" text:style-name="L4">
        <text:list-item>
          <text:p text:style-name="P197">g_ConfigData.Test_Mode ersetzt durch g_TestMode im Common, ist auch in der Programmdarstellung weggefallen, <text:span text:style-name="T226">Konsequenzen : viele Programmanpassungen</text:span></text:p>
        </text:list-item>
        <text:list-item>
          <text:p text:style-name="P197">Aus zwei Programmen &lt;c_PolarCurve_Check_1/2&gt; <text:s/>wurde ein Program <text:s/>&lt;c_PolarCurve_Check&gt;</text:p>
        </text:list-item>
        <text:list-item>
          <text:p text:style-name="P197">Felder wurden kombiniert </text:p>
        </text:list-item>
        <text:list-item>
          <text:p text:style-name="P197">&lt;MaxTakeOffWeight&gt; durchgängig umbenannt in &lt;MaxTOffWeight&gt;</text:p>
        </text:list-item>
        <text:list-item>
          <text:p text:style-name="P197">Generic_FieldDescriptors.c : </text:p>
          <text:list>
            <text:list-item>
              <text:p text:style-name="P197">neue Numerierung (ist schon wieder überholt)</text:p>
            </text:list-item>
            <text:list-item>
              <text:p text:style-name="P197">&lt;c_Unit_Area&gt; eingeführt</text:p>
            </text:list-item>
            <text:list-item>
              <text:p text:style-name="P197">Umorganisation der Programme &lt;c_PolarCurve_Check...&gt;</text:p>
            </text:list-item>
            <text:list-item>
              <text:p text:style-name="P197">Neue Felder &lt;c_NakedWeight&gt;, &lt;c_MaxTOffWeight&gt;, &lt;c_MaxBallast&gt;, &lt;c_WingArea&gt; eingeführt, für die Darstellung in Programm &lt;c_Pilot_and_Plane&gt;</text:p>
            </text:list-item>
          </text:list>
        </text:list-item>
        <text:list-item>
          <text:p text:style-name="P186">NavPrg_Lib.c : </text:p>
          <text:list>
            <text:list-item>
              <text:p text:style-name="P186">Automatisches Einschalten &lt;TestMode&gt;im Programm &lt;c_PolarCurve_Check&gt;</text:p>
            </text:list-item>
            <text:list-item>
              <text:p text:style-name="P186">Ballast-Begrenzung → Überschreitung führt zu Alarm-Signal, Wert bleibt auf Maximum stehen</text:p>
            </text:list-item>
          </text:list>
        </text:list-item>
        <text:list-item>
          <text:p text:style-name="P186">Graphic_Lib.c : Calling Sequence für &lt;PaintScaleBackground&gt; und &lt;PaintScaleStepsAndEnumeration&gt; vereinfacht</text:p>
        </text:list-item>
        <text:list-item>
          <text:p text:style-name="P186">Fehlerbeseitigung in Config_Lib.c : Fehler hat verhindert, dass die Vario-Felder im SC-Modus verändert werden konnten</text:p>
          <text:p text:style-name="P186">Task_BackGround.c : Fehlende Sequenz <text:s text:c="4"/>Calculate_Coefficients (); - Adapt_Coefficients (); eingefügt. Damit wurde ein sinistrer Fehler der SF-Rechnung behoben : Beim normalen Programmstart wurden die Parabel-Koeffizienten erst dann berechnet, wenn sich Höhe oder Bugs änderten. Hab elange suchen müssen.</text:p>
        </text:list-item>
        <text:list-item>
          <text:p text:style-name="P194">task_CAN_Receiver.c : Sequenz bei &lt;<text:span text:style-name="T226">CAN_Id_Airspeed&gt; </text:span>für TestMode angepasst/Fehler beseitigt</text:p>
        </text:list-item>
        <text:list-item>
          <text:p text:style-name="P194"><text:span text:style-name="T226">task_ImageBuilder.</text:span>c : Scale-Adjustment Hysterese, war fehlerhaft<text:span text:style-name="T226"><text:line-break/></text:span></text:p>
        </text:list-item>
      </text:list>
      <text:p text:style-name="P148"/>
      <text:p text:style-name="P90"><text:span text:style-name="T222">0</text:span><text:span text:style-name="T223">2</text:span><text:span text:style-name="T222">.06</text:span><text:span text:style-name="T169">.2022 Version </text:span><text:span text:style-name="T185">1.</text:span><text:span text:style-name="T195">2.</text:span><text:span text:style-name="T222">5</text:span><text:span text:style-name="T223">2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9"/>
      <text:list xml:id="list132110004444628" text:continue-numbering="true" text:style-name="L4">
        <text:list-item>
          <text:p text:style-name="P198"><text:span text:style-name="T223">cGrav… constants moved to General_Const.h → </text:span><text:span text:style-name="T224">warning avoided</text:span></text:p>
        </text:list-item>
        <text:list-item>
          <text:p text:style-name="P200"><text:soft-page-break/>Physics.h/.c : Calc_DewPoint aus Calc_Ceiling herausfaktoriert</text:p>
        </text:list-item>
        <text:list-item>
          <text:p text:style-name="P200">New field &lt;c_DPT&gt; für DewPoint/Taupunkt</text:p>
          <text:list>
            <text:list-item>
              <text:p text:style-name="P200">Generic_FieldDescriptors.c </text:p>
            </text:list-item>
            <text:list-item>
              <text:p text:style-name="P200">Generic_Const.h</text:p>
            </text:list-item>
            <text:list-item>
              <text:p text:style-name="P200">Generic_Types.h</text:p>
            </text:list-item>
            <text:list-item>
              <text:p text:style-name="P200">CAN_Data_Digester.c</text:p>
            </text:list-item>
          </text:list>
        </text:list-item>
        <text:list-item>
          <text:p text:style-name="P200">PrgNav_Lib.c : Fehlende „const“ Klauseln eingefügt</text:p>
        </text:list-item>
        <text:list-item>
          <text:p text:style-name="P200">Config_Lib.c :</text:p>
          <text:list>
            <text:list-item>
              <text:p text:style-name="P200">alle Volume initial auf 1 gesetzt</text:p>
            </text:list-item>
            <text:list-item>
              <text:p text:style-name="P200">Default Feldanzeige in Vario-2 geändert</text:p>
            </text:list-item>
          </text:list>
          <text:p text:style-name="P201"/>
        </text:list-item>
      </text:list>
      <text:p text:style-name="P147"/>
      <text:p text:style-name="P89"><text:span text:style-name="T222">01.06</text:span><text:span text:style-name="T169">.2022 Version </text:span><text:span text:style-name="T185">1.</text:span><text:span text:style-name="T195">2.</text:span><text:span text:style-name="T222">5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8"/>
      <text:list xml:id="list132108951029976" text:continue-numbering="true" text:style-name="L4">
        <text:list-item>
          <text:p text:style-name="P199">Portable_Utils.c/h : </text:p>
          <text:list>
            <text:list-item>
              <text:p text:style-name="P199">Korrektur im Aufruf von &lt;DateTimeReConvert&gt;</text:p>
            </text:list-item>
            <text:list-item>
              <text:p text:style-name="P199">Korrektur an &lt;Portable_IntraDay_TimeDiff&gt; : int16:t → uint16_t</text:p>
            </text:list-item>
          </text:list>
        </text:list-item>
        <text:list-item>
          <text:p text:style-name="P199">Physics.c : Korrekturen an &lt;Calc_Ceiling&gt;</text:p>
        </text:list-item>
        <text:list-item>
          <text:p text:style-name="P203">Config_lib.c : Auswahl von Defaultfeldern in Vario_1 und -2 geändert</text:p>
        </text:list-item>
      </text:list>
      <text:p text:style-name="P156"/>
      <text:p text:style-name="P146"/>
      <text:p text:style-name="P88"><text:span text:style-name="T221">23</text:span><text:span text:style-name="T215">.05</text:span><text:span text:style-name="T169">.2022 Version </text:span><text:span text:style-name="T185">1.</text:span><text:span text:style-name="T195">2.</text:span><text:span text:style-name="T218">4</text:span><text:span text:style-name="T221">8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7"/>
      <text:list xml:id="list132110595612538" text:continue-numbering="true" text:style-name="L4">
        <text:list-item>
          <text:p text:style-name="P204">Scale Adjustment nur alle 5 sec</text:p>
        </text:list-item>
        <text:list-item>
          <text:p text:style-name="P205">const char * <text:s/>--statt-- <text:s/>char *</text:p>
        </text:list-item>
        <text:list-item>
          <text:p text:style-name="P205">Beseitigung von vielen kleinen Warnings</text:p>
        </text:list-item>
      </text:list>
      <text:p text:style-name="P155"/>
      <text:p text:style-name="P145"/>
      <text:p text:style-name="P87"><text:span text:style-name="T217">1</text:span><text:span text:style-name="T219">7</text:span><text:span text:style-name="T215">.05</text:span><text:span text:style-name="T169">.2022 Version </text:span><text:span text:style-name="T185">1.</text:span><text:span text:style-name="T195">2.</text:span><text:span text:style-name="T218">4</text:span><text:span text:style-name="T219">5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6"/>
      <text:list xml:id="list132109043431295" text:continue-numbering="true" text:style-name="L4">
        <text:list-item>
          <text:p text:style-name="P202">c_DALR </text:p>
          <text:list>
            <text:list-item>
              <text:p text:style-name="P202">in General_Const.h gesetzt</text:p>
            </text:list-item>
            <text:list-item>
              <text:p text:style-name="P202">in Physics.c verwendet</text:p>
            </text:list-item>
            <text:list-item>
              <text:p text:style-name="P206">in CAN_Dtat_Digester.c</text:p>
            </text:list-item>
            <text:list-item>
              <text:p text:style-name="P206">in Config_Lib.c</text:p>
            </text:list-item>
          </text:list>
        </text:list-item>
        <text:list-item>
          <text:p text:style-name="P202">Feld <text:span text:style-name="T216">&lt;</text:span><text:span text:style-name="T217">TempCoefficient&gt; </text:span>obsolete</text:p>
          <text:list>
            <text:list-item>
              <text:p text:style-name="P202">Generic_Common...h </text:p>
            </text:list-item>
            <text:list-item>
              <text:p text:style-name="P202"><text:span text:style-name="T220">G</text:span>ene<text:span text:style-name="T220">ric_Const.h</text:span></text:p>
            </text:list-item>
            <text:list-item>
              <text:p text:style-name="P206">Generic_Types.h</text:p>
            </text:list-item>
            <text:list-item>
              <text:p text:style-name="P206">Generic_FieldDescriptors.c</text:p>
            </text:list-item>
          </text:list>
        </text:list-item>
        <text:list-item>
          <text:p text:style-name="P206">Version Management</text:p>
          <text:list>
            <text:list-item>
              <text:p text:style-name="P206">task:CAN_Bus_Receiver.c : Empfang SVersion</text:p>
            </text:list-item>
          </text:list>
        </text:list-item>
      </text:list>
      <text:p text:style-name="P154"/>
      <text:p text:style-name="P144"/>
      <text:p text:style-name="P86"><text:span text:style-name="T217">1</text:span><text:span text:style-name="T218">4</text:span><text:span text:style-name="T215">.05</text:span><text:span text:style-name="T169">.2022 Version </text:span><text:span text:style-name="T185">1.</text:span><text:span text:style-name="T195">2.</text:span><text:span text:style-name="T218">42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5"/>
      <text:list xml:id="list132109697582132" text:continue-numbering="true" text:style-name="L4">
        <text:list-item>
          <text:p text:style-name="P207"><text:span text:style-name="T217">Änderung </text:span><text:span text:style-name="T218">an Routinue Physics/Calc_Ceiling : TempCoeff jetzt als Parameterzahl</text:span></text:p>
        </text:list-item>
        <text:list-item>
          <text:p text:style-name="P207"><text:span text:style-name="T217">am Feld </text:span>: &lt;RelHumidity_Offset&gt; »»»» &lt;<text:span text:style-name="T217">TempCoefficient&gt;</text:span></text:p>
          <text:list>
            <text:list-item>
              <text:p text:style-name="P207">Generic_Const.h</text:p>
            </text:list-item>
            <text:list-item>
              <text:p text:style-name="P207"><text:soft-page-break/>Generic_Types.h</text:p>
            </text:list-item>
            <text:list-item>
              <text:p text:style-name="P207">Generic_FieldDescriptors.c</text:p>
            </text:list-item>
            <text:list-item>
              <text:p text:style-name="P207">CAN_Data_Digester.c</text:p>
            </text:list-item>
          </text:list>
        </text:list-item>
        <text:list-item>
          <text:p text:style-name="P210">Text_String BLVersioin eliminiert : Gehört in BL</text:p>
        </text:list-item>
        <text:list-item>
          <text:p text:style-name="P210">task_AudioController.c : </text:p>
          <text:list>
            <text:list-item>
              <text:p text:style-name="P210">Wenn onGround »» Volume =0</text:p>
            </text:list-item>
            <text:list-item>
              <text:p text:style-name="P210">&lt;g_CANBus_AudioDataXfer_established&gt; statt &lt;g_CANBus_SensorDataXfer_established&gt;</text:p>
            </text:list-item>
          </text:list>
        </text:list-item>
      </text:list>
      <text:p text:style-name="P140"/>
      <text:p text:style-name="P143"/>
      <text:p text:style-name="P85"><text:span text:style-name="T217">12</text:span><text:span text:style-name="T215">.05</text:span><text:span text:style-name="T169">.2022 Version </text:span><text:span text:style-name="T185">1.</text:span><text:span text:style-name="T195">2.</text:span><text:span text:style-name="T214">3</text:span><text:span text:style-name="T217">9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4"/>
      <text:list xml:id="list132109567932600" text:continue-numbering="true" text:style-name="L4">
        <text:list-item>
          <text:p text:style-name="P208"><text:span text:style-name="T217">Änderung am Feld </text:span>: &lt;RelHumidity_Offset&gt; »»»» &lt;<text:span text:style-name="T217">TempCoefficient&gt;</text:span></text:p>
          <text:list>
            <text:list-item>
              <text:p text:style-name="P208">Generic_Const.h</text:p>
            </text:list-item>
            <text:list-item>
              <text:p text:style-name="P208">Generic_Types.h</text:p>
            </text:list-item>
            <text:list-item>
              <text:p text:style-name="P208">Generic_FieldDescriptors.c</text:p>
            </text:list-item>
            <text:list-item>
              <text:p text:style-name="P208">CAN_Data_Digester.c</text:p>
            </text:list-item>
          </text:list>
        </text:list-item>
        <text:list-item>
          <text:p text:style-name="P211">Physics.c : Korrekturen an der Formel für die die Wolkenhöhe : Einführung eines einstellbaren Temp-Koeefizienten DALR 0,65 °/100m DALR ist NICHT korrekt. Ich benutze jetzt 0,975 °/100m</text:p>
        </text:list-item>
        <text:list-item>
          <text:p text:style-name="P211">task_CAN_Bus_Receiver.c : &lt;Sensor_Version_TXT&gt; und &lt;BootLoader_Version_TXT&gt; neu eingeführt und auf 0x00000000 gesetzt</text:p>
        </text:list-item>
      </text:list>
      <text:p text:style-name="P139"/>
      <text:p text:style-name="P142"/>
      <text:p text:style-name="P84"><text:span text:style-name="T215">0</text:span><text:span text:style-name="T216">7</text:span><text:span text:style-name="T215">.05</text:span><text:span text:style-name="T169">.2022 Version </text:span><text:span text:style-name="T185">1.</text:span><text:span text:style-name="T195">2.</text:span><text:span text:style-name="T214">3</text:span><text:span text:style-name="T216">5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3"/>
      <text:list xml:id="list132110384487287" text:continue-numbering="true" text:style-name="L4">
        <text:list-item>
          <text:p text:style-name="P209">Einführung neues Feld : &lt;RelHumidity_Offset&gt;</text:p>
          <text:list>
            <text:list-item>
              <text:p text:style-name="P209">Generic_Const.h</text:p>
            </text:list-item>
            <text:list-item>
              <text:p text:style-name="P209">Generic_Types.h</text:p>
            </text:list-item>
            <text:list-item>
              <text:p text:style-name="P209">Generic_FieldDescriptors.c</text:p>
            </text:list-item>
            <text:list-item>
              <text:p text:style-name="P209">CAN_Data_Digester.c</text:p>
            </text:list-item>
          </text:list>
        </text:list-item>
      </text:list>
      <text:p text:style-name="P138"/>
      <text:p text:style-name="P141"/>
      <text:p text:style-name="P83"><text:span text:style-name="T215">06.05</text:span><text:span text:style-name="T169">.2022 Version </text:span><text:span text:style-name="T185">1.</text:span><text:span text:style-name="T195">2.</text:span><text:span text:style-name="T214">3</text:span><text:span text:style-name="T215">4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0"/>
      <text:list xml:id="list132109731344258" text:continue-numbering="true" text:style-name="L4">
        <text:list-item>
          <text:p text:style-name="P212">Korrekturen an &lt;Physics.c – Calc_Ceiling&gt;</text:p>
          <text:list>
            <text:list-item>
              <text:p text:style-name="P212">Ergebnis nicht befriedigend</text:p>
            </text:list-item>
          </text:list>
        </text:list-item>
        <text:list-item>
          <text:p text:style-name="P212">Einführung „Alert_5“ für Start_Situation, hat zur Folge, dass während des Starts keine Skalenumschaltung stattfindet, Hintergrundfarbe während des Starts ist jetzt blau</text:p>
          <text:list>
            <text:list-item>
              <text:p text:style-name="P212">Generic_Const.h</text:p>
            </text:list-item>
            <text:list-item>
              <text:p text:style-name="P212">Graphics_Lib.c</text:p>
            </text:list-item>
            <text:list-item>
              <text:p text:style-name="P212">CAN_Data_Digester.c</text:p>
            </text:list-item>
          </text:list>
        </text:list-item>
        <text:list-item>
          <text:p text:style-name="P212">Graphics_Lib.c : Ausgabe „no GPS data“ wenn GPS keinen Fix hat</text:p>
        </text:list-item>
        <text:list-item>
          <text:p text:style-name="P212">task_ImageBuilder.c : Rearrangement in den Pop Up Windows</text:p>
          <text:p text:style-name="P213"/>
        </text:list-item>
      </text:list>
      <text:p text:style-name="P135"/>
      <text:p text:style-name="P82"><text:span text:style-name="T214">28</text:span><text:span text:style-name="T200">.04</text:span><text:span text:style-name="T169">.2022 Version </text:span><text:span text:style-name="T185">1.</text:span><text:span text:style-name="T195">2.</text:span><text:span text:style-name="T214">3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2"/>
      <text:list xml:id="list132110923936192" text:continue-numbering="true" text:style-name="L4">
        <text:list-item>
          <text:p text:style-name="P217">Routine &lt;RotateFlatCoordinates&gt; : <text:line-break/>&lt;portable_round_2wards_zero&gt; stattt &lt;portable_round_2_n_decmls&gt;</text:p>
        </text:list-item>
        <text:list-item>
          <text:p text:style-name="P217">Neues Feld &lt;c_UtilityBoardConnected&gt;, konfigurierbar</text:p>
        </text:list-item>
        <text:list-item>
          <text:p text:style-name="P217"><text:soft-page-break/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217">FieldDescriptors.c : </text:p>
          <text:list>
            <text:list-item>
              <text:p text:style-name="P217">Reihenfolge der Programme geändert</text:p>
            </text:list-item>
            <text:list-item>
              <text:p text:style-name="P217">neues Feld &lt;UtilityBoardConnected&gt;</text:p>
            </text:list-item>
            <text:list-item>
              <text:p text:style-name="P217">Feld &lt;SlipAngle&gt; ergänzt, hat gefehlt !!</text:p>
            </text:list-item>
          </text:list>
        </text:list-item>
        <text:list-item>
          <text:p text:style-name="P218">CAN_Data_Digester : <text:span text:style-name="T214">&lt;g_SensorSystemStatusChangeCounter&gt; </text:span>von 200 auf 50</text:p>
        </text:list-item>
        <text:list-item>
          <text:p text:style-name="P218">Config_Lib.c : &lt;g_ConfigData.UtilityBoardConnected&gt;</text:p>
          <text:p text:style-name="P214"/>
        </text:list-item>
      </text:list>
      <text:p text:style-name="P137"/>
      <text:p text:style-name="P82"><text:span text:style-name="T207">1</text:span><text:span text:style-name="T213">9</text:span><text:span text:style-name="T200">.04</text:span><text:span text:style-name="T169">.2022 Version </text:span><text:span text:style-name="T185">1.</text:span><text:span text:style-name="T195">2.</text:span><text:span text:style-name="T210">2</text:span><text:span text:style-name="T213">7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1"/>
      <text:list xml:id="list132109198837516" text:continue-numbering="true" text:style-name="L4">
        <text:list-item>
          <text:p text:style-name="P219">Neues Programm : </text:p>
          <text:list>
            <text:list-item>
              <text:p text:style-name="P219">c_Sensor_Check : Zeigt an, welche Sensoren aktiv sind</text:p>
            </text:list-item>
            <text:list-item>
              <text:p text:style-name="P220">Definitionen dazu in Generic_CAN_Bus_Ids.h</text:p>
            </text:list-item>
          </text:list>
        </text:list-item>
        <text:list-item>
          <text:p text:style-name="P474"><text:span text:style-name="T83">R</text:span><text:span text:style-name="T75">eorganisation der Normal-Mode-Programme</text:span></text:p>
        </text:list-item>
        <text:list-item>
          <text:p text:style-name="P475"><text:span text:style-name="T75">Einführung von &lt;</text:span><text:span text:style-name="T211">g_SD_RunUp_Complete</text:span><text:span text:style-name="T212">&gt;, zur Synchronisierung mit dem Mount der uSD-Karte</text:span></text:p>
        </text:list-item>
        <text:list-item>
          <text:p text:style-name="P476">Definition eines neuen FeldTyps : c_Sensor_Bits</text:p>
        </text:list-item>
        <text:list-item>
          <text:p text:style-name="P476">Einführung des Feld BL_Version</text:p>
        </text:list-item>
        <text:list-item>
          <text:p text:style-name="P476">PrgNav_Lib.c : idx_field_descr Reorganisation</text:p>
        </text:list-item>
        <text:list-item>
          <text:p text:style-name="P476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36"/>
      <text:p text:style-name="P136"/>
      <text:p text:style-name="P81"><text:span text:style-name="T207">1</text:span><text:span text:style-name="T208">3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8">9</text:span><text:span text:style-name="T197"> : flugfähig</text:span></text:p>
      <text:p text:style-name="P74"/>
      <text:list xml:id="list132109878572851" text:continue-numbering="true" text:style-name="L4">
        <text:list-item>
          <text:p text:style-name="P215">Fehler in task_BackGround.c : Speicherung im EEProm erfolgte alle 15 sec, die Prüfung auf Änderungen an g_ConfigData war fehlerhaft, immer positiv</text:p>
        </text:list-item>
        <text:list-item>
          <text:p text:style-name="P215">Erweiterung von &lt;portable_strcmp&gt; : Zeigt jetzt an bei welchem Byte im String der erste Unterschied gefunden wurde</text:p>
        </text:list-item>
        <text:list-item>
          <text:p text:style-name="P215">Generic_Common : </text:p>
          <text:list>
            <text:list-item>
              <text:p text:style-name="P215">jetzt unterschiedliche Erkennung von Bus Xfer [Sensor, Audio]</text:p>
            </text:list-item>
            <text:list-item>
              <text:p text:style-name="P215">Erkennungs SensorActiveStatusChange</text:p>
            </text:list-item>
          </text:list>
        </text:list-item>
        <text:list-item>
          <text:p text:style-name="P215">Generic_Const : &lt;c_deferred_action_interval&gt; jetzt 30 Sekunden</text:p>
        </text:list-item>
        <text:list-item>
          <text:p text:style-name="P216">Graphics_Lib : </text:p>
          <text:list>
            <text:list-item>
              <text:p text:style-name="P216">Neue Funktion &lt;SensorConfigChangeWindow&gt;</text:p>
            </text:list-item>
            <text:list-item>
              <text:p text:style-name="P216">Neue Funktion &lt;AudioOfflineWindow&gt;</text:p>
            </text:list-item>
          </text:list>
        </text:list-item>
        <text:list-item>
          <text:p text:style-name="P215">Alle Graphik-Seiten : Felder in den oberen Ecken jetzt alle Pitch 26</text:p>
        </text:list-item>
        <text:list-item>
          <text:p text:style-name="P215">CAN_Data_Digester : </text:p>
          <text:list>
            <text:list-item>
              <text:p text:style-name="P215">ClimbInGlide Bedingungen verschärft : Sensor_CR &gt; -1.0</text:p>
            </text:list-item>
            <text:list-item>
              <text:p text:style-name="P215">Beobachtung &lt;SensorSystemState&gt;</text:p>
            </text:list-item>
          </text:list>
        </text:list-item>
        <text:list-item>
          <text:p text:style-name="P215">task_CAN_Bus_Receiver : <text:span text:style-name="T209">Beobachtung &lt;g_CANBus_SensorDataXfer_Counter&gt; und &lt;g_CANBus_AudioDataXfer_Counter&gt;</text:span></text:p>
        </text:list-item>
        <text:list-item>
          <text:p text:style-name="P216"><text:span text:style-name="T209">task_ImageHandler : Neu <text:s/></text:span>&lt;AudioOfflineWindow&gt; und &lt;SensorConfigChangeWindow&gt;</text:p>
        </text:list-item>
      </text:list>
      <text:p text:style-name="P133"/>
      <text:p text:style-name="P127"/>
      <text:p text:style-name="P79"><text:span text:style-name="T207">12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7">8</text:span><text:span text:style-name="T197"> : flugfähig</text:span></text:p>
      <text:p text:style-name="P79"/>
      <text:list xml:id="list132109137454546" text:continue-numbering="true" text:style-name="L4">
        <text:list-item>
          <text:p text:style-name="P221">Stillschalten von Alarmen eingeführt, Totzeit einstellbar &lt;Danger_Delay&gt;</text:p>
        </text:list-item>
        <text:list-item>
          <text:p text:style-name="P221"><text:soft-page-break/>Buzzer umgestellt auf TIM2-PWM</text:p>
        </text:list-item>
      </text:list>
      <text:p text:style-name="P134"/>
      <text:p text:style-name="P132"/>
      <text:p text:style-name="P79"><text:span text:style-name="T204">09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3">5</text:span><text:span text:style-name="T197"> : flugfähig</text:span></text:p>
      <text:p text:style-name="P78"/>
      <text:list xml:id="list132110452862077" text:continue-numbering="true" text:style-name="L4">
        <text:list-item>
          <text:p text:style-name="P222">SS zu Audio auf Wunsch von Klaus um ein Byte erweitert : int8_t OASError</text:p>
        </text:list-item>
        <text:list-item>
          <text:p text:style-name="P223">Ton in Sollfahrt über Rampen manipulierbar</text:p>
          <text:p text:style-name="P224"/>
        </text:list-item>
      </text:list>
      <text:p text:style-name="P131"/>
      <text:p text:style-name="P78"><text:span text:style-name="T204">0</text:span><text:span text:style-name="T202">5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2">4</text:span><text:span text:style-name="T197"> : flugfähig</text:span></text:p>
      <text:p text:style-name="P77"/>
      <text:list xml:id="list132110403277142" text:continue-numbering="true" text:style-name="L4">
        <text:list-item>
          <text:p text:style-name="P229">Box_Lib.c : Kleinere Änderungen DisplayinABox</text:p>
        </text:list-item>
        <text:list-item>
          <text:p text:style-name="P229">Generic_FieldDescriptors.c : </text:p>
          <text:list>
            <text:list-item>
              <text:p text:style-name="P229">Neues Feld : Ramp-Width</text:p>
            </text:list-item>
          </text:list>
        </text:list-item>
        <text:list-item>
          <text:p text:style-name="P229">Alle Graphik-Site : Überarbeitung für Pitch von FL aund Altitude</text:p>
        </text:list-item>
        <text:list-item>
          <text:p text:style-name="P229">Graphics_Lib.c : Ausgabe von Altitude und FL mit neuem Parameter</text:p>
        </text:list-item>
        <text:list-item>
          <text:p text:style-name="P230">CAN_Data_Digester : Umschaltung In und aus Climb in Glide beruhigt</text:p>
        </text:list-item>
        <text:list-item>
          <text:p text:style-name="P230">Config_Lib : Ramp_Width neu</text:p>
          <text:p text:style-name="P225"/>
        </text:list-item>
      </text:list>
      <text:p text:style-name="P130"/>
      <text:p text:style-name="P77"><text:span text:style-name="T200">01.04</text:span><text:span text:style-name="T169">.2022 Version </text:span><text:span text:style-name="T185">1.</text:span><text:span text:style-name="T195">2.</text:span><text:span text:style-name="T200">10</text:span><text:span text:style-name="T197"> : flugfähig</text:span></text:p>
      <text:p text:style-name="P76"/>
      <text:list xml:id="list132110442842804" text:continue-numbering="true" text:style-name="L4">
        <text:list-item>
          <text:p text:style-name="P231">Menue Polare_Curve_Check split in 2 Menues : <text:s/>Polare_Curve_Check _1 / _2</text:p>
        </text:list-item>
        <text:list-item>
          <text:p text:style-name="P231">Variables : c_Test … obsolete / deleted</text:p>
        </text:list-item>
        <text:list-item>
          <text:p text:style-name="P231">Variable c_MaxLod obsolete / deleted</text:p>
        </text:list-item>
        <text:list-item>
          <text:p text:style-name="P231">Generic_FieldDescriptors.c : Renumbering</text:p>
        </text:list-item>
        <text:list-item>
          <text:p text:style-name="P231">task_CAN_Bus_<text:span text:style-name="T201">R</text:span>eceiver : Test_Mode eingebracht</text:p>
        </text:list-item>
        <text:list-item>
          <text:p text:style-name="P232">task_ImageBuilder : <text:span text:style-name="T200">Test_Mode eingebracht</text:span></text:p>
          <text:p text:style-name="P226"/>
        </text:list-item>
      </text:list>
      <text:p text:style-name="P129"/>
      <text:p text:style-name="P76"><text:span text:style-name="T198">30</text:span><text:span text:style-name="T195">.03</text:span><text:span text:style-name="T169">.2022 Version </text:span><text:span text:style-name="T185">1.</text:span><text:span text:style-name="T195">2.</text:span><text:span text:style-name="T199">8</text:span><text:span text:style-name="T197"> : flugfähig</text:span></text:p>
      <text:p text:style-name="P75"/>
      <text:list xml:id="list132109604212079" text:continue-numbering="true" text:style-name="L4">
        <text:list-item>
          <text:p text:style-name="P233">Generic_CAN_Ids.h : Überarbeitung, so dass die Ids die Quelle des CAN-Pakets bezeichnen</text:p>
        </text:list-item>
        <text:list-item>
          <text:p text:style-name="P233">Generic_Const.h : Sensor Parameter Anpassungen</text:p>
        </text:list-item>
        <text:list-item>
          <text:p text:style-name="P233">Box_Lib.c : Kommentare ergänzt</text:p>
        </text:list-item>
        <text:list-item>
          <text:p text:style-name="P233">PrgNav_Lib.c : Kommentare ergänzt</text:p>
        </text:list-item>
        <text:list-item>
          <text:p text:style-name="P234">CAN_Data_Digester.c : Behandlöung der Safety_Margin korrigiert</text:p>
        </text:list-item>
        <text:list-item>
          <text:p text:style-name="P234">task_CAN_Bus_Receiver.c : Fehler in der Sensor Kommunikation beseitigt</text:p>
          <text:p text:style-name="P227"/>
        </text:list-item>
      </text:list>
      <text:p text:style-name="P128"/>
      <text:p text:style-name="P75"><text:span text:style-name="T197">23</text:span><text:span text:style-name="T195">.03</text:span><text:span text:style-name="T169">.2022 Version </text:span><text:span text:style-name="T185">1.</text:span><text:span text:style-name="T195">2.</text:span><text:span text:style-name="T197">6 : flugfähig</text:span></text:p>
      <text:p text:style-name="P74"/>
      <text:list xml:id="list132109912673415" text:continue-numbering="true" text:style-name="L4">
        <text:list-item>
          <text:p text:style-name="P228">Kommunikation mit dem Sensor fertiggestellt, </text:p>
          <text:list>
            <text:list-item>
              <text:p text:style-name="P228">mit Emulation auf Audio-Board getestet.</text:p>
            </text:list-item>
            <text:list-item>
              <text:p text:style-name="P228">wartet bezüglich Kommunikation auf Test mit neuer Sensor-SW</text:p>
            </text:list-item>
            <text:list-item>
              <text:p text:style-name="P235">PrgNav_Lib.c <text:span text:style-name="T197">überarbeitet</text:span></text:p>
            </text:list-item>
            <text:list-item>
              <text:p text:style-name="P238">Generic_CAN_Ids.h : <text:span text:style-name="T197">Umarbeitung um Datenströme nach Verursacher zu unterscheiden</text:span></text:p>
            </text:list-item>
            <text:list-item>
              <text:p text:style-name="P238">task_CAN_Bus_Receiver.<text:span text:style-name="T197">c und task_CAN_Bus_Sender.c angepasst</text:span></text:p>
            </text:list-item>
          </text:list>
        </text:list-item>
        <text:list-item>
          <text:p text:style-name="P228">Physics.c : &lt;PressureAltitude_at&gt; Rundung am Ende eingefügt</text:p>
        </text:list-item>
        <text:list-item>
          <text:p text:style-name="P238"><text:soft-page-break/>c_Local_CR_Average <text:span text:style-name="T197">obsolet, gelöscht / zieht sich durch viele Quelltexte</text:span></text:p>
        </text:list-item>
        <text:list-item>
          <text:p text:style-name="P228">BuildHorizonPage.c : Abbruch bei special case 4 umschifft, eigentlich keine saubere Lösung</text:p>
          <text:p text:style-name="P228"/>
        </text:list-item>
      </text:list>
      <text:p text:style-name="P127"/>
      <text:p text:style-name="P74"><text:span text:style-name="T195">05.03</text:span><text:span text:style-name="T169">.2022 Version </text:span><text:span text:style-name="T185">1.</text:span><text:span text:style-name="T195">2.1</text:span></text:p>
      <text:p text:style-name="P73"/>
      <text:list xml:id="list132109285041077" text:continue-numbering="true" text:style-name="L4">
        <text:list-item>
          <text:p text:style-name="P236"><text:span text:style-name="T196">Versionssprung : </text:span><text:span text:style-name="T195">Flugfähig</text:span></text:p>
        </text:list-item>
        <text:list-item>
          <text:p text:style-name="P239">Generic_CAN_Ids.h : </text:p>
          <text:list>
            <text:list-item>
              <text:p text:style-name="P239">Namensänderungen der Ids</text:p>
            </text:list-item>
            <text:list-item>
              <text:p text:style-name="P239">Einführung &lt;c_CAN_Id_DecInclination&gt;</text:p>
            </text:list-item>
          </text:list>
        </text:list-item>
        <text:list-item>
          <text:p text:style-name="P239">Generic_Const.h, Generic_Types.h : </text:p>
          <text:list>
            <text:list-item>
              <text:p text:style-name="P239">Einführung &lt;c_DecI&gt;, <text:s/>&lt;c_IncI&gt;</text:p>
            </text:list-item>
          </text:list>
        </text:list-item>
        <text:list-item>
          <text:p text:style-name="P239">Generic_FieldDescriptors.h : </text:p>
          <text:list>
            <text:list-item>
              <text:p text:style-name="P239">Renumerierung</text:p>
            </text:list-item>
            <text:list-item>
              <text:p text:style-name="P239">neue Felder : &lt;c_DecI&gt;, <text:s/>&lt;c_IncI&gt;</text:p>
            </text:list-item>
          </text:list>
        </text:list-item>
        <text:list-item>
          <text:p text:style-name="P239">PrgNav_Lib.c : Überarbeitung der Routinen im Zusammenhang mit dem Datenaustausch mit dem Sensor</text:p>
        </text:list-item>
        <text:list-item>
          <text:p text:style-name="P239">BuildHorizonPage.c : Stop durch ASSERT bei l_case == 4 beseitigt</text:p>
        </text:list-item>
        <text:list-item>
          <text:p text:style-name="P240">CAN_Data_Digester.c : &lt;SensorOutQItem.selector&gt; umgesetzt nach &lt;SensorOutQItem.value1&gt;</text:p>
        </text:list-item>
        <text:list-item>
          <text:p text:style-name="P240">Plane_Lib,c : Routine &lt;CurrentFlapsPosition&gt; überarbeitet</text:p>
        </text:list-item>
        <text:list-item>
          <text:p text:style-name="P240">task_AudioController.c : kleine Änderungen am neuen Algo (ohne Test)</text:p>
        </text:list-item>
        <text:list-item>
          <text:p text:style-name="P240">task_CAN_Bus_Receiver : Anpassungen an Namensänderungen der CAN_Ids</text:p>
        </text:list-item>
        <text:list-item>
          <text:p text:style-name="P240">task_CAN_Bus_Sensor <text:s/>: &lt;SensorOutQItem.selector&gt; umgesetzt nach &lt;SensorOutQItem.value1&gt;</text:p>
        </text:list-item>
      </text:list>
      <text:p text:style-name="P126"/>
      <text:p text:style-name="P126"/>
      <text:p text:style-name="P73"><text:span text:style-name="T190">2</text:span><text:span text:style-name="T194">7</text:span><text:span text:style-name="T185">.02</text:span><text:span text:style-name="T169">.2022 Version </text:span><text:span text:style-name="T185">1.1.</text:span><text:span text:style-name="T190">2</text:span><text:span text:style-name="T194">6</text:span></text:p>
      <text:p text:style-name="P72"/>
      <text:list xml:id="list132109483371455" text:continue-numbering="true" text:style-name="L4">
        <text:list-item>
          <text:p text:style-name="P237">Generic_CAN_Ids.h : Änderungen für Sensor-Lage-Winkel</text:p>
        </text:list-item>
        <text:list-item>
          <text:p text:style-name="P237">PrgNav_Lib.c : Änderungen für Übertragung der Sensor-Lage-Winkel</text:p>
        </text:list-item>
        <text:list-item>
          <text:p text:style-name="P237">task_CAN_Bus_Sender.c : Änderungen für Übertragung der Sensor-Lage-Winkel</text:p>
        </text:list-item>
        <text:list-item>
          <text:p text:style-name="P237">task_AudioController.c : Der Neue SF Algo ist jetzt zuschaltbar, aber noch totgelegt.</text:p>
        </text:list-item>
      </text:list>
      <text:p text:style-name="P125"/>
      <text:p text:style-name="P125"/>
      <text:p text:style-name="P72"><text:span text:style-name="T190">2</text:span><text:span text:style-name="T191">5</text:span><text:span text:style-name="T185">.02</text:span><text:span text:style-name="T169">.2022 Version </text:span><text:span text:style-name="T185">1.1.</text:span><text:span text:style-name="T190">2</text:span><text:span text:style-name="T191">4</text:span></text:p>
      <text:p text:style-name="P71"/>
      <text:list xml:id="list132110845200325" text:continue-numbering="true" text:style-name="L4">
        <text:list-item>
          <text:p text:style-name="P241">Neue Felder (teilweise im Zusammenhang mit dem Test_Mode) :</text:p>
          <text:list>
            <text:list-item>
              <text:p text:style-name="P241">MC_Inverted<text:tab/><text:tab/>Rückwärts Errechnung des MCWertes für gegebene Fahrt</text:p>
            </text:list-item>
            <text:list-item>
              <text:p text:style-name="P241">FLOnGraphic<text:tab/>Schalter für FL auf den Graphik-Seiten</text:p>
            </text:list-item>
            <text:list-item>
              <text:p text:style-name="P241">Test_Mode<text:tab/><text:tab/>Schalter für Test_Mode<text:tab/>0/1</text:p>
            </text:list-item>
            <text:list-item>
              <text:p text:style-name="P241">Test_SR<text:tab/><text:tab/>testweise Einstellmöglichkeit des Sinkens</text:p>
            </text:list-item>
            <text:list-item>
              <text:p text:style-name="P241">Test_Pressure<text:tab/>testweise Einstellmöglichkeit für den Druck</text:p>
            </text:list-item>
            <text:list-item>
              <text:p text:style-name="P241">Test_IAS<text:tab/><text:tab/>testweise Einstellmöglichkeit für IAS</text:p>
            </text:list-item>
            <text:list-item>
              <text:p text:style-name="P241">Q_Density<text:tab/><text:tab/>Variable für den q-Faktor wegen Dichte-Änderungen</text:p>
            </text:list-item>
            <text:list-item>
              <text:p text:style-name="P241">Q_WingLoad<text:tab/>Variable für den q-Faktor wegen Gewichtsänderungen </text:p>
            </text:list-item>
            <text:list-item>
              <text:p text:style-name="P241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242">Generic_<text:span text:style-name="T191">FieldDescriptor.c :</text:span></text:p>
          <text:list>
            <text:list-item>
              <text:p text:style-name="P241">Änderungen an Programmen</text:p>
            </text:list-item>
            <text:list-item>
              <text:p text:style-name="P241">neue Felder (s.o.) vor allem für PolarCurve_Check</text:p>
            </text:list-item>
          </text:list>
        </text:list-item>
        <text:list-item>
          <text:p text:style-name="P244"><text:soft-page-break/>IO_FrontEnd : größeren Stack (von Klaus)</text:p>
        </text:list-item>
        <text:list-item>
          <text:p text:style-name="P244">Graphics_Lib.c : neue Routine &lt;PaintHorizonFL_Indicator_LU&gt;</text:p>
        </text:list-item>
        <text:list-item>
          <text:p text:style-name="P245">alle Graphik-Programme : Anordnung der Eckenfelder <text:span text:style-name="T192">nochmal </text:span>verändert</text:p>
        </text:list-item>
        <text:list-item>
          <text:p text:style-name="P244">CAN_Data_Digester : </text:p>
          <text:list>
            <text:list-item>
              <text:p text:style-name="P244">Einbau Safetymargin</text:p>
            </text:list-item>
            <text:list-item>
              <text:p text:style-name="P244">Änderungen bei „Opt Air Speed and Error“</text:p>
            </text:list-item>
            <text:list-item>
              <text:p text:style-name="P244">Änderungen bei „Wind Calculations“</text:p>
            </text:list-item>
            <text:list-item>
              <text:p text:style-name="P244">Einbau Test_Mode</text:p>
            </text:list-item>
          </text:list>
        </text:list-item>
        <text:list-item>
          <text:p text:style-name="P244">Plane_Lib.c : </text:p>
          <text:list>
            <text:list-item>
              <text:p text:style-name="P244">BugsParabel neu gebaut, Scheitelpunktform</text:p>
            </text:list-item>
            <text:list-item>
              <text:p text:style-name="P477">Q-Faktor in zwei Hälften geschnitten : Density / WingLoad</text:p>
            </text:list-item>
            <text:list-item>
              <text:p text:style-name="P477">&lt;<text:span text:style-name="T193">Gradient_At&gt; korrigiert TAS für l_TAS</text:span></text:p>
            </text:list-item>
            <text:list-item>
              <text:p text:style-name="P477">&lt;Opt_CAS_For&gt; <text:span text:style-name="T193">überarbeitet / Transposition TAS – CAS korrigiert</text:span></text:p>
            </text:list-item>
            <text:list-item>
              <text:p text:style-name="P477">&lt;OptFlapsSetting_For&gt; <text:span text:style-name="T193">korrigiert / Nullstelle ActualWingLoad</text:span></text:p>
            </text:list-item>
          </text:list>
        </text:list-item>
        <text:list-item>
          <text:p text:style-name="P478">In vielen Programmen : Ausbau der Kommentare</text:p>
        </text:list-item>
        <text:list-item>
          <text:p text:style-name="P478">task_CAN_Bus_Receiver : Einbau Test_Mode</text:p>
        </text:list-item>
      </text:list>
      <text:p text:style-name="P70"/>
      <text:p text:style-name="P70"><text:span text:style-name="T190">22</text:span><text:span text:style-name="T185">.02</text:span><text:span text:style-name="T169">.2022 Version </text:span><text:span text:style-name="T185">1.1.</text:span><text:span text:style-name="T190">21</text:span></text:p>
      <text:p text:style-name="P70"/>
      <text:list xml:id="list132109693651749" text:continue-numbering="true" text:style-name="L4">
        <text:list-item>
          <text:p text:style-name="P243">portable_Utils.h/c : neue Routine &lt;HexVersion2String&gt;</text:p>
        </text:list-item>
        <text:list-item>
          <text:p text:style-name="P243">Generic_CAN_Ids.h : </text:p>
          <text:list>
            <text:list-item>
              <text:p text:style-name="P247">c_CAN_Id_A2F_HeartBeat <text:s text:c="7"/>= 0x400, <text:s text:c="3"/>//!&lt; uint32_t Version as txt6</text:p>
            </text:list-item>
          </text:list>
        </text:list-item>
        <text:list-item>
          <text:p text:style-name="P243">Generic_FieldDescriptions.c : neue Felder</text:p>
          <text:list>
            <text:list-item>
              <text:p text:style-name="P243">Show_CurrWindArrw</text:p>
            </text:list-item>
            <text:list-item>
              <text:p text:style-name="P243">BuzzerActive</text:p>
            </text:list-item>
            <text:list-item>
              <text:p text:style-name="P243">AVersion</text:p>
            </text:list-item>
            <text:list-item>
              <text:p text:style-name="P243">Sversion</text:p>
            </text:list-item>
          </text:list>
        </text:list-item>
        <text:list-item>
          <text:p text:style-name="P243">Generic_FieldDescriptions.c : Änderungen an Program &lt;c_Plane_Status&gt;</text:p>
        </text:list-item>
        <text:list-item>
          <text:p text:style-name="P243">LogNError_OutPut_Lib.c : BuzzerActive eingebaut</text:p>
        </text:list-item>
        <text:list-item>
          <text:p text:style-name="P243">PrgNav_Lib.c : Behandlung des Feldtyps &lt;VERSION&gt; verändert</text:p>
        </text:list-item>
        <text:list-item>
          <text:p text:style-name="P246">alle Graphik-Programme : Anordnung der Eckenfelder verändert</text:p>
        </text:list-item>
        <text:list-item>
          <text:p text:style-name="P246">CAN_Bus_Data_Digester : Begrenzung des OASError auf +- 50</text:p>
        </text:list-item>
        <text:list-item>
          <text:p text:style-name="P246">CAN_Bus_Data_Digester : Identifikation F-Schlepp</text:p>
        </text:list-item>
        <text:list-item>
          <text:p text:style-name="P246">g_ConfigData : ASG32 neu</text:p>
        </text:list-item>
        <text:list-item>
          <text:p text:style-name="P246">Graphics_Lib.c : Verwendung von&lt;Show_CurrWindArrw&gt; bei den Pfeilen</text:p>
        </text:list-item>
        <text:list-item>
          <text:p text:style-name="P246">Plane_Lib.c : Umstellung CAS auf TAS</text:p>
        </text:list-item>
        <text:list-item>
          <text:p text:style-name="P246">task_CAN_Bus_Receiver.c : Übernahme Versionsdaten von Audio (noch nicht von Sensor)</text:p>
        </text:list-item>
        <text:list-item>
          <text:p text:style-name="P246">task_CAN_B<text:span text:style-name="T192">us_</text:span>Sens<text:span text:style-name="T192">o</text:span>r.c : Unterdrückung der Signale, wenn Lautstärke = 0 oder Signal = Mutex-Anbindung</text:p>
        </text:list-item>
        <text:list-item>
          <text:p text:style-name="P246">task_CAN_Bis:Senser.c : HeartBeatCouter auf 1000</text:p>
        </text:list-item>
        <text:list-item>
          <text:p text:style-name="P246">task_Mmi : Übeerflüssige Fehlermeldung entfernt</text:p>
        </text:list-item>
      </text:list>
      <text:p text:style-name="P61"/>
      <text:p text:style-name="P61"/>
      <text:p text:style-name="P70"><text:span text:style-name="T185">0</text:span><text:span text:style-name="T188">8</text:span><text:span text:style-name="T185">.02</text:span><text:span text:style-name="T169">.2022 Version </text:span><text:span text:style-name="T185">1.1.</text:span><text:span text:style-name="T188">12</text:span></text:p>
      <text:p text:style-name="P68"/>
      <text:list xml:id="list132109490942035" text:continue-numbering="true" text:style-name="L4">
        <text:list-item>
          <text:p text:style-name="P249">Einführung <text:span text:style-name="T188">Errechnung CloudBase</text:span></text:p>
        </text:list-item>
        <text:list-item>
          <text:p text:style-name="P248">Einführung </text:p>
          <text:list>
            <text:list-item>
              <text:list>
                <text:list-item>
                  <text:p text:style-name="P250"><text:span text:style-name="T188">g_DarkThemeOn </text:span><text:span text:style-name="T189">= </text:span><text:span text:style-name="T188">g_ConfigData.DarkThemeOn </text:span></text:p>
                </text:list-item>
                <text:list-item>
                  <text:p text:style-name="P252">g_NormalMode <text:s/>= g_ConfigData.NormalMode;</text:p>
                </text:list-item>
                <text:list-item>
                  <text:p text:style-name="P252"><text:soft-page-break/>g_LoggingOn <text:s text:c="2"/>= g_ConfigData.LoggingOn;</text:p>
                </text:list-item>
              </text:list>
            </text:list-item>
            <text:list-item>
              <text:p text:style-name="P248">wg Kompatibilität mit BootLoader</text:p>
            </text:list-item>
            <text:list-item>
              <text:p text:style-name="P248"><text:s/>betrifft viele Routinen</text:p>
            </text:list-item>
          </text:list>
        </text:list-item>
        <text:list-item>
          <text:p text:style-name="P252">task_MMI aus Generic zurückgeholt</text:p>
        </text:list-item>
        <text:list-item>
          <text:p text:style-name="P252">Einführung Feld Q_Factor</text:p>
        </text:list-item>
      </text:list>
      <text:p text:style-name="P60"/>
      <text:p text:style-name="P60"/>
      <text:p text:style-name="P69"><text:span text:style-name="T185">0</text:span><text:span text:style-name="T186">7</text:span><text:span text:style-name="T185">.02</text:span><text:span text:style-name="T169">.2022 Version </text:span><text:span text:style-name="T185">1.1.</text:span><text:span text:style-name="T187">7</text:span></text:p>
      <text:p text:style-name="P69"/>
      <text:list xml:id="list132109607249872" text:continue-numbering="true" text:style-name="L4">
        <text:list-item>
          <text:p text:style-name="P251">Einführung FreezingIndicator</text:p>
        </text:list-item>
        <text:list-item>
          <text:p text:style-name="P251">Umbau der Climb/Glide Modi auf FlaspAboveNeutral</text:p>
          <text:list>
            <text:list-item>
              <text:p text:style-name="P251">CAN_Data_Digester</text:p>
            </text:list-item>
          </text:list>
        </text:list-item>
        <text:list-item>
          <text:p text:style-name="P251">PitchOffset deleted</text:p>
        </text:list-item>
        <text:list-item>
          <text:p text:style-name="P251">Neue Preferences in Config_Lib.c</text:p>
        </text:list-item>
        <text:list-item>
          <text:p text:style-name="P253">Reste von HighWaterMark gelöscht</text:p>
        </text:list-item>
      </text:list>
      <text:p text:style-name="P69"/>
      <text:p text:style-name="P69"><text:span text:style-name="T185">0</text:span><text:span text:style-name="T186">7</text:span><text:span text:style-name="T185">.02</text:span><text:span text:style-name="T169">.2022 Version </text:span><text:span text:style-name="T185">1.1.</text:span><text:span text:style-name="T186">4</text:span></text:p>
      <text:p text:style-name="P67"/>
      <text:list xml:id="list132109829303093" text:continue-numbering="true" text:style-name="L4">
        <text:list-item>
          <text:p text:style-name="P254">Physics.c/.h : Neue Routine &lt;Calc_Ceiling&gt;</text:p>
        </text:list-item>
        <text:list-item>
          <text:p text:style-name="P254">Generic_CAN_Ids : Anpassungen an Sensor Communications</text:p>
        </text:list-item>
        <text:list-item>
          <text:p text:style-name="P254">Generic_Field_Descriptor.c : Neue Felder :</text:p>
          <text:list>
            <text:list-item>
              <text:p text:style-name="P254"><text:s text:c="10"/>c_CloudBase,</text:p>
            </text:list-item>
            <text:list-item>
              <text:p text:style-name="P254"><text:s text:c="10"/>c_Tau_FastWind_Glide,</text:p>
            </text:list-item>
            <text:list-item>
              <text:p text:style-name="P254"><text:s text:c="10"/>c_Loc_Tau_FastWind_Glide,</text:p>
            </text:list-item>
            <text:list-item>
              <text:p text:style-name="P254"><text:s text:c="10"/>c_Tau_SlowWind_Glide,</text:p>
            </text:list-item>
            <text:list-item>
              <text:p text:style-name="P254"><text:s text:c="10"/>c_Loc_Tau_SlowWind_Glide,</text:p>
            </text:list-item>
            <text:list-item>
              <text:p text:style-name="P254"><text:s text:c="10"/>c_Tau_FastWind_Climb,</text:p>
            </text:list-item>
            <text:list-item>
              <text:p text:style-name="P254"><text:s text:c="10"/>c_Loc_Tau_FastWind_Climb,</text:p>
            </text:list-item>
            <text:list-item>
              <text:p text:style-name="P254"><text:s text:c="10"/>c_Tau_SlowWind_Climb,</text:p>
            </text:list-item>
            <text:list-item>
              <text:p text:style-name="P254"><text:s text:c="10"/>c_Loc_Tau_SlowWind_Climb,</text:p>
            </text:list-item>
            <text:list-item>
              <text:p text:style-name="P254"><text:s text:c="10"/>c_CG_Hysteresis,</text:p>
            </text:list-item>
            <text:list-item>
              <text:p text:style-name="P254"><text:s text:c="10"/>c_Loc_CG_Hysteresis,</text:p>
            </text:list-item>
            <text:list-item>
              <text:p text:style-name="P254"><text:s text:c="10"/>c_SetUp_Yaw,</text:p>
            </text:list-item>
            <text:list-item>
              <text:p text:style-name="P254"><text:s text:c="10"/>c_SetUp_Roll,</text:p>
            </text:list-item>
            <text:list-item>
              <text:p text:style-name="P254"><text:s text:c="10"/>c_SetUp_Nick,</text:p>
            </text:list-item>
          </text:list>
        </text:list-item>
        <text:list-item>
          <text:p text:style-name="P254">Generic_Field_Descriptor.c : alte Felder gelöscht</text:p>
          <text:list>
            <text:list-item>
              <text:p text:style-name="P254"><text:s text:c="10"/>c_Tau_Sensor_Vario,</text:p>
            </text:list-item>
            <text:list-item>
              <text:p text:style-name="P254"><text:s text:c="10"/>c_Tau_Sensor_Glide,</text:p>
            </text:list-item>
            <text:list-item>
              <text:p text:style-name="P254"><text:s text:c="10"/>c_Tau_Sensor_Switch,</text:p>
            </text:list-item>
            <text:list-item>
              <text:p text:style-name="P254"><text:s text:c="10"/>c_Sensor_Yaw_Correction,</text:p>
            </text:list-item>
          </text:list>
        </text:list-item>
        <text:list-item>
          <text:p text:style-name="P254">Generic_Types.h : SensorOutQ Layout verändert</text:p>
        </text:list-item>
        <text:list-item>
          <text:p text:style-name="P254">PrgNav_Lib.c : Anpassungen an Sensor Communications : </text:p>
          <text:list>
            <text:list-item>
              <text:p text:style-name="P254">SendSensorSetupData</text:p>
            </text:list-item>
            <text:list-item>
              <text:p text:style-name="P254">GetSensorSetupData</text:p>
            </text:list-item>
          </text:list>
          <text:p text:style-name="P254">werden beim Beginn und beim Verlassen des Programms &lt;c_Sensor_SetUp&gt; aufgerufen</text:p>
        </text:list-item>
        <text:list-item>
          <text:p text:style-name="P254">CAN_Data_Digester.c : Einbau &lt;Calc_Ceiling&gt;</text:p>
        </text:list-item>
        <text:list-item>
          <text:p text:style-name="P255">CAN_Bus_Receiver : neue CAN-Pakete :</text:p>
          <text:list>
            <text:list-item>
              <text:p text:style-name="P255">c_CAN_Id_TimeConstants</text:p>
            </text:list-item>
            <text:list-item>
              <text:p text:style-name="P255">c_CAN_Id_Switch_Hysteresis</text:p>
            </text:list-item>
          </text:list>
        </text:list-item>
        <text:list-item>
          <text:p text:style-name="P255"><text:soft-page-break/>CAN_Bus_Sender : Anpassung an geändertes SensorOutQ-LayOut </text:p>
        </text:list-item>
      </text:list>
      <text:p text:style-name="P59"/>
      <text:p text:style-name="P67"/>
      <text:p text:style-name="P67"><text:span text:style-name="T185">05.02</text:span><text:span text:style-name="T169">.2022 Version </text:span><text:span text:style-name="T185">1.1.1</text:span></text:p>
      <text:p text:style-name="P67"/>
      <text:list xml:id="list132110939415063" text:continue-numbering="true" text:style-name="L4">
        <text:list-item>
          <text:p text:style-name="P256">BME680 integriert</text:p>
        </text:list-item>
        <text:list-item>
          <text:p text:style-name="P257">Asterisk für Frostanzeige, Ausgabefeld für Temperatur und Feuchte</text:p>
        </text:list-item>
        <text:list-item>
          <text:p text:style-name="P257">Ausgabe der Klappenpositionsanzeige über Text</text:p>
        </text:list-item>
        <text:list-item>
          <text:p text:style-name="P257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83">27</text:span><text:span text:style-name="T169">.01.2022 Version 0.6.</text:span><text:span text:style-name="T175">1</text:span><text:span text:style-name="T183">8</text:span></text:p>
      <text:p text:style-name="P66"/>
      <text:list xml:id="list132109043757716" text:continue-numbering="true" text:style-name="L4">
        <text:list-item>
          <text:p text:style-name="P258">Graphics_Lib.c : BigArrows über system_configuration.h einzeln unterdrückbar gemacht, zu Testzwecken</text:p>
        </text:list-item>
        <text:list-item>
          <text:p text:style-name="P258">Generic_CAN_Ids.h : Änderung an den CAN_Ids für „to Sensor“, Vorbereitung für BME680 am Audio</text:p>
        </text:list-item>
        <text:list-item>
          <text:p text:style-name="P258">Generic_Common(_Org).h : Reorganisation</text:p>
        </text:list-item>
        <text:list-item>
          <text:p text:style-name="P260">Generic_Types.h : Zwei neue Qs : CAN_Bus_Send Q und CAN-Bus_Receive Q, Vorbereitung für BME680 am Audio</text:p>
        </text:list-item>
        <text:list-item>
          <text:p text:style-name="P261"><text:span text:style-name="T183">Genereller Umbau auf g_DarkTheme als globale Variable, Vorber</text:span><text:span text:style-name="T184">e</text:span><text:span text:style-name="T183">itung für Konformität mit BootLoader</text:span></text:p>
          <text:list>
            <text:list-item>
              <text:p text:style-name="P259">Box_Lib.c</text:p>
            </text:list-item>
            <text:list-item>
              <text:p text:style-name="P264">BuildGMeterPage.c</text:p>
            </text:list-item>
            <text:list-item>
              <text:p text:style-name="P264">BuildHorizonPage.c</text:p>
            </text:list-item>
            <text:list-item>
              <text:p text:style-name="P264">BuildLogBookPage.c</text:p>
            </text:list-item>
            <text:list-item>
              <text:p text:style-name="P264">BuildRebootPage.c</text:p>
            </text:list-item>
            <text:list-item>
              <text:p text:style-name="P264">BuildTurnIndicatorPage.c</text:p>
            </text:list-item>
            <text:list-item>
              <text:p text:style-name="P264">Graphics_Lib.c</text:p>
            </text:list-item>
            <text:list-item>
              <text:p text:style-name="P264">task_BackGround : Übernahme der ConfigVariablen in GlobalCommon</text:p>
            </text:list-item>
            <text:list-item>
              <text:p text:style-name="P264">task_ImageBuilder.c </text:p>
            </text:list-item>
          </text:list>
        </text:list-item>
        <text:list-item>
          <text:p text:style-name="P264">Buzzer : Ton verlängert</text:p>
        </text:list-item>
        <text:list-item>
          <text:p text:style-name="P262"><text:span text:style-name="T184">CAN-Bus_Digester.c : Wind Berechnung umgebaut</text:span><text:span text:style-name="T183"><text:line-break/></text:span></text:p>
        </text:list-item>
      </text:list>
      <text:p text:style-name="P65"/>
      <text:p text:style-name="P65"><text:span text:style-name="T175">1</text:span><text:span text:style-name="T176">8</text:span><text:span text:style-name="T169">.01.2022 Version 0.6.</text:span><text:span text:style-name="T175">1</text:span><text:span text:style-name="T181">6</text:span></text:p>
      <text:p text:style-name="P65"/>
      <text:list xml:id="list132110458382505" text:continue-numbering="true" text:style-name="L4">
        <text:list-item>
          <text:p text:style-name="P263">ffconf.h : </text:p>
          <text:list>
            <text:list-item>
              <text:p text:style-name="P265"><text:span text:style-name="T176">_</text:span><text:span text:style-name="T177">USE_LFN = 1</text:span></text:p>
            </text:list-item>
            <text:list-item>
              <text:p text:style-name="P263">_FS_EXFAT = 1</text:p>
            </text:list-item>
            <text:list-item>
              <text:p text:style-name="P263">_FS_RENTRANT = 0</text:p>
            </text:list-item>
          </text:list>
        </text:list-item>
        <text:list-item>
          <text:p text:style-name="P316"><text:span text:style-name="T179">G</text:span><text:span text:style-name="T178">eneric_Types.h / Generic_Const.h : </text:span></text:p>
          <text:list>
            <text:list-item>
              <text:p text:style-name="P265"><text:span text:style-name="T176">Generic_Common.h : </text:span>g_CurrEEPromData <text:span text:style-name="T176">verschoben hinter SDFatsFS</text:span></text:p>
            </text:list-item>
          </text:list>
        </text:list-item>
        <text:list-item>
          <text:p text:style-name="P267">Generic_Const.h + Generic_Types.h : c_OutPutOfPlaneData <text:span text:style-name="T180">obsolete, deleted</text:span></text:p>
        </text:list-item>
        <text:list-item>
          <text:p text:style-name="P271">Generic_Field_Descriptor.c : </text:p>
          <text:list>
            <text:list-item>
              <text:p text:style-name="P271">Wind_Tau <text:span text:style-name="T182">set to </text:span>300 </text:p>
            </text:list-item>
            <text:list-item>
              <text:p text:style-name="P268"><text:span text:style-name="T180">Field </text:span>OutPutOfPlaneData <text:span text:style-name="T180">obsolete, deleted</text:span></text:p>
            </text:list-item>
          </text:list>
        </text:list-item>
        <text:list-item>
          <text:p text:style-name="P271">SD_Card_Lib.c : Error corrected : </text:p>
          <text:list>
            <text:list-item>
              <text:p text:style-name="P271"><text:soft-page-break/>Line 523 „ASSERT ( g_LogFile_Is_Opened == 1 );“ deleted</text:p>
            </text:list-item>
          </text:list>
        </text:list-item>
        <text:list-item>
          <text:p text:style-name="P271">Plane_Lib.c : Cleaning : <text:line-break/>Routines Calculate_Current_WingLoad, Calculate_Q, Shift_Coefficients <text:span text:style-name="T182">e</text:span>mulgated to Adapt_Coefficients</text:p>
        </text:list-item>
        <text:list-item>
          <text:p text:style-name="P271">CAN_Data_Digester ReWork :</text:p>
          <text:list>
            <text:list-item>
              <text:p text:style-name="P271">Calculation of Mean_Wind (except when <text:span text:style-name="T182">( in </text:span>Glide and TurnRate &gt; limit) <text:span text:style-name="T182">)</text:span></text:p>
            </text:list-item>
            <text:list-item>
              <text:p text:style-name="P271"><text:s/>3 ways to show wind</text:p>
              <text:list>
                <text:list-item>
                  <text:p text:style-name="P271">pure Klaus</text:p>
                </text:list-item>
                <text:list-item>
                  <text:p text:style-name="P272">my way with integration of mean only in glide except when TurnRate &gt; limit</text:p>
                </text:list-item>
                <text:list-item>
                  <text:p text:style-name="P272">my way with integration in glide except when TurnRate &gt; limit and <text:span text:style-name="T182">in </text:span>climb</text:p>
                </text:list-item>
              </text:list>
            </text:list-item>
          </text:list>
        </text:list-item>
        <text:list-item>
          <text:p text:style-name="P273">Config_Lib.c : various settings changed</text:p>
          <text:list>
            <text:list-item>
              <text:p text:style-name="P267">Umbenennungen „Gradient“ + „Glide“ in „Mean“</text:p>
            </text:list-item>
          </text:list>
        </text:list-item>
        <text:list-item>
          <text:p text:style-name="P267">Einbau „Wind_Selektor“ (experimentell) anstelle von „Wind_Avrge_Source“</text:p>
        </text:list-item>
        <text:list-item>
          <text:p text:style-name="P479"><text:span text:style-name="T81">P</text:span><text:span text:style-name="T75">lane_lib.c : Introduction of bugs deterioration by quadratic function</text:span></text:p>
        </text:list-item>
        <text:list-item>
          <text:p text:style-name="P273">task_BackGround :</text:p>
          <text:list>
            <text:list-item>
              <text:p text:style-name="P273">Log data generation to force the error with SD_card → so far to no avail</text:p>
            </text:list-item>
            <text:list-item>
              <text:p text:style-name="P273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273">task_SD_Handler.c : in c_Perform_logging sequence , open file of not yet open</text:p>
        </text:list-item>
      </text:list>
      <text:p text:style-name="P123"/>
      <text:p text:style-name="P124"/>
      <text:p text:style-name="P124"/>
      <text:p text:style-name="P65"><text:span text:style-name="T175">1</text:span><text:span text:style-name="T176">8</text:span><text:span text:style-name="T169">.01.2022 Version 0.6.</text:span><text:span text:style-name="T175">1</text:span><text:span text:style-name="T176">3</text:span></text:p>
      <text:p text:style-name="P65"/>
      <text:list xml:id="list132110402210360" text:continue-numbering="true" text:style-name="L4">
        <text:list-item>
          <text:p text:style-name="P453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269">Generic_Const.h + Generic_Types.h : </text:p>
          <text:list>
            <text:list-item>
              <text:p text:style-name="P269">Umbenennungen „Gradient“ + „Glide“ in „Mean“</text:p>
            </text:list-item>
            <text:list-item>
              <text:p text:style-name="P269">Einbau „Wind_Selektor“ (experimentell) anstelle von „Wind_Avrge_Source“</text:p>
            </text:list-item>
          </text:list>
        </text:list-item>
        <text:list-item>
          <text:p text:style-name="P269">Generic_Field_Descriptor.h : Erweiterung der Text-Serie und entsprechende Umbauten im Code</text:p>
        </text:list-item>
        <text:list-item>
          <text:p text:style-name="P270">Plane_Lib.c : </text:p>
          <text:list>
            <text:list-item>
              <text:p text:style-name="P270">Änderung Calling Sequence OptAS_For</text:p>
            </text:list-item>
            <text:list-item>
              <text:p text:style-name="P274">Umbau OptAS_For</text:p>
            </text:list-item>
          </text:list>
        </text:list-item>
        <text:list-item>
          <text:p text:style-name="P269">CAN_Data_Digester.c : Einbau der Wahl für die Windbehandlung :</text:p>
          <text:list>
            <text:list-item>
              <text:p text:style-name="P269">ala Klaus</text:p>
            </text:list-item>
            <text:list-item>
              <text:p text:style-name="P269">2 Derivate</text:p>
            </text:list-item>
          </text:list>
        </text:list-item>
        <text:list-item>
          <text:p text:style-name="P269">Config_Lib.c : Wegfall CurrentStatus in ForceConfig2NormalModeDefault</text:p>
        </text:list-item>
        <text:list-item>
          <text:p text:style-name="P274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75">16</text:span><text:span text:style-name="T169">.01.2022 Version 0.6.</text:span><text:span text:style-name="T175">10</text:span></text:p>
      <text:p text:style-name="P64"/>
      <text:list xml:id="list132109569559171" text:continue-numbering="true" text:style-name="L4">
        <text:list-item>
          <text:p text:style-name="P266">System_Configuration.h : Arie „Test_MacCready“ eingebaut</text:p>
        </text:list-item>
        <text:list-item>
          <text:p text:style-name="P266">Portable_Utils.c : DateTimeToString jetzt mit Selektor „alles, nur Datum, nur Zeit“</text:p>
        </text:list-item>
        <text:list-item>
          <text:p text:style-name="P266">ffconf.h : #define _FS_REENTRANT <text:s text:c="3"/>0 <text:s/>/* 0:Disable or 1:Enable */ <text:s/>// HMR 15.01.22</text:p>
        </text:list-item>
        <text:list-item>
          <text:p text:style-name="P266">ff.c : BPs Zeilen 3330 und 4180 : return FR_INVALID_OBJECT</text:p>
        </text:list-item>
        <text:list-item>
          <text:p text:style-name="P266">Box_Lib.c : Farbliche Anpassung der Texte für "SensorAvg" und "ClimbAvg"</text:p>
        </text:list-item>
        <text:list-item>
          <text:p text:style-name="P275">Generic_FieldDescriptors.c : </text:p>
          <text:list>
            <text:list-item>
              <text:p text:style-name="P275">Neue Texte</text:p>
              <text:list>
                <text:list-item>
                  <text:p text:style-name="P275"><text:soft-page-break/>"Config Appl LogBook Data saved 2 EEProm";</text:p>
                </text:list-item>
                <text:list-item>
                  <text:p text:style-name="P275">"Dir-List Filled";</text:p>
                </text:list-item>
                <text:list-item>
                  <text:p text:style-name="P275">"Normal Expert Mode Exchanged";</text:p>
                </text:list-item>
              </text:list>
            </text:list-item>
            <text:list-item>
              <text:p text:style-name="P275">CmdCodeTranslator korrigiert/vervollständigt</text:p>
            </text:list-item>
            <text:list-item>
              <text:p text:style-name="P275">c_Color_Circle_AMM_Average : Farbe auf Magenta</text:p>
            </text:list-item>
          </text:list>
        </text:list-item>
        <text:list-item>
          <text:p text:style-name="P275">LogNError_OutPut_Lib.c : Queue_2_SDCard_Log überarbeitet</text:p>
        </text:list-item>
        <text:list-item>
          <text:p text:style-name="P275">task_MMI.c : Logging output überarbeitet</text:p>
        </text:list-item>
        <text:list-item>
          <text:p text:style-name="P275">CAN_Data_Digester.c : </text:p>
          <text:list>
            <text:list-item>
              <text:p text:style-name="P275">Dämpfung OAS_Error jetzt hier</text:p>
            </text:list-item>
            <text:list-item>
              <text:p text:style-name="P275">Logging FlightStatus korrigiert</text:p>
            </text:list-item>
          </text:list>
        </text:list-item>
        <text:list-item>
          <text:p text:style-name="P276">Plane_Lib.c : MacCready-Rechnung stark überarbeitet</text:p>
        </text:list-item>
        <text:list-item>
          <text:p text:style-name="P276">Routine Sensor_Coefficients_Lib.c/.h neu</text:p>
        </text:list-item>
        <text:list-item>
          <text:p text:style-name="P276">task_BackGround.c ; </text:p>
          <text:list>
            <text:list-item>
              <text:p text:style-name="P276">Umstellungen in der Startsequenz</text:p>
            </text:list-item>
            <text:list-item>
              <text:p text:style-name="P276">Init-Plane obsolete</text:p>
            </text:list-item>
          </text:list>
        </text:list-item>
        <text:list-item>
          <text:p text:style-name="P276">task_CAN_Bus_Receiver.c : <text:span text:style-name="T175">Arie „Test_MacCready“ </text:span>viele Umbauten </text:p>
        </text:list-item>
        <text:list-item>
          <text:p text:style-name="P276">task_ImageBuilder.c : </text:p>
          <text:list>
            <text:list-item>
              <text:p text:style-name="P276">PopUpWindow neu</text:p>
            </text:list-item>
            <text:list-item>
              <text:p text:style-name="P276">g_FrontEndData.OAS_Error mit den Zeigern gedämpft</text:p>
            </text:list-item>
          </text:list>
        </text:list-item>
      </text:list>
      <text:p text:style-name="P122"/>
      <text:p text:style-name="P57"/>
      <text:p text:style-name="P63"><text:span text:style-name="T169">0</text:span><text:span text:style-name="T172">8</text:span><text:span text:style-name="T169">.01.2022 Version 0.6.</text:span><text:span text:style-name="T172">6</text:span></text:p>
      <text:p text:style-name="P63"/>
      <text:list xml:id="list132110912505936" text:continue-numbering="true" text:style-name="L4">
        <text:list-item>
          <text:p text:style-name="P277">Umbau der Polaren-Rechnung</text:p>
          <text:list>
            <text:list-item>
              <text:p text:style-name="P277">Adaption von Winnies Geistesblitz, das in RealZeit zu machen, statt wie bisher durch Voabrechnung und LookUp</text:p>
            </text:list-item>
            <text:list-item>
              <text:p text:style-name="P278">Es bleibt jedoch bei 4 Polaren / Winnie hat das akzeptiert und baut <text:span text:style-name="T173">s</text:span>ein Tool <text:span text:style-name="T173">um </text:span></text:p>
            </text:list-item>
            <text:list-item>
              <text:p text:style-name="P279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279">Generic_Common : Parabeln jetzt im großen COMMON, waren vorher im Plane Objekt</text:p>
        </text:list-item>
        <text:list-item>
          <text:p text:style-name="P279">Generic_Types.h : neu – der Parabel_Typ xParabel_t</text:p>
        </text:list-item>
        <text:list-item>
          <text:p text:style-name="P280">Generic_FieldDescriptors.c : Programm c_PolarCurve_Check Feld-Reihenfolge geändert</text:p>
        </text:list-item>
        <text:list-item>
          <text:p text:style-name="P280">BuildWindPage.h : textuelle Fehlerkorrekturen</text:p>
        </text:list-item>
        <text:list-item>
          <text:p text:style-name="P280">Graphics_Lib.h : PaintHorizonSpeedIndicator_LU eingefügt</text:p>
        </text:list-item>
        <text:list-item>
          <text:p text:style-name="P280">Plane_Lib.h/.c : größere Veränderungen siehe oben</text:p>
        </text:list-item>
        <text:list-item>
          <text:p text:style-name="P280">task_SD_Test_Integrated.h : fe<text:span text:style-name="T174">h</text:span>l<text:span text:style-name="T174">e</text:span>nde Includes ergänzt</text:p>
        </text:list-item>
        <text:list-item>
          <text:p text:style-name="P280">task_SD_Test_Integrated.c : <text:span text:style-name="T174">überflüssige Includes gelöscht</text:span></text:p>
        </text:list-item>
        <text:list-item>
          <text:p text:style-name="P280">CAN_Data_Digester.c : </text:p>
          <text:list>
            <text:list-item>
              <text:p text:style-name="P280">Anpassung an neue Polarenrechnerei</text:p>
            </text:list-item>
            <text:list-item>
              <text:p text:style-name="P280">GetCurrentPlanesWingArea und GetCurrentPlanesNakedWeight durch direkte Zugriffe ersetzt</text:p>
            </text:list-item>
          </text:list>
        </text:list-item>
        <text:list-item>
          <text:p text:style-name="P280">Config_Lib.c :</text:p>
          <text:list>
            <text:list-item>
              <text:p text:style-name="P280">ASG32 Polare verändert nach Winnies Vorgaben</text:p>
            </text:list-item>
            <text:list-item>
              <text:p text:style-name="P280">Initial-Berechnung der Referenz-Polaren eingefügt am Ende der Routinen</text:p>
            </text:list-item>
            <text:list-item>
              <text:p text:style-name="P280">verschiedene kleine Wert-Veränderungen ohne große Relevanz</text:p>
            </text:list-item>
          </text:list>
        </text:list-item>
        <text:list-item>
          <text:p text:style-name="P281">NV_Main.c : ResetConfig2MasterDefault (); verschoben</text:p>
        </text:list-item>
        <text:list-item>
          <text:p text:style-name="P281">task_BackGround,c : Init_Plane durch Adapt_Coefficiens ersetzt</text:p>
        </text:list-item>
        <text:list-item>
          <text:p text:style-name="P281">task_ImageBuilder an neue Polaren-Rechnung angepasst</text:p>
        </text:list-item>
      </text:list>
      <text:p text:style-name="P56"/>
      <text:p text:style-name="P54"/>
      <text:p text:style-name="P54"><text:soft-page-break/><text:span text:style-name="T169">0</text:span><text:span text:style-name="T170">5</text:span><text:span text:style-name="T169">.01.2022 Version 0.6.</text:span><text:span text:style-name="T170">5</text:span></text:p>
      <text:p text:style-name="P54"/>
      <text:list xml:id="list132110831379744" text:continue-numbering="true" text:style-name="L4">
        <text:list-item>
          <text:p text:style-name="P282">Über alles : str… in portable_str...</text:p>
        </text:list-item>
        <text:list-item>
          <text:p text:style-name="P284"><text:span text:style-name="T170">Generic_CAN_Ids</text:span> <text:s/><text:span text:style-name="T170">erweitert um Ids für den Datenverkehr FE zu Sensorik</text:span></text:p>
        </text:list-item>
        <text:list-item>
          <text:p text:style-name="P286">Umbau der Prozesse, so dass CAN_Data_Digester als Subroutine voon ImageBuilder läuft</text:p>
        </text:list-item>
        <text:list-item>
          <text:p text:style-name="P286">Neue Felder / obsolete Felder : Generic_Const / Generic_Types</text:p>
          <text:list>
            <text:list-item>
              <text:p text:style-name="P286">c_Sensor_SetUp neu</text:p>
            </text:list-item>
            <text:list-item>
              <text:p text:style-name="P286">c_Mean_ClimbRate_Tau obsolet</text:p>
            </text:list-item>
            <text:list-item>
              <text:p text:style-name="P286">c_Audio_On_Interval obsolet</text:p>
            </text:list-item>
            <text:list-item>
              <text:p text:style-name="P286">c_Audio_Off_Interval obsolet</text:p>
            </text:list-item>
            <text:list-item>
              <text:p text:style-name="P286">c_Var_Show_LocalAvrge</text:p>
            </text:list-item>
            <text:list-item>
              <text:p text:style-name="P286">c_Tau_Sensor_Vario neu</text:p>
            </text:list-item>
            <text:list-item>
              <text:p text:style-name="P286">c_Tau_Sensor_Glide neu</text:p>
            </text:list-item>
            <text:list-item>
              <text:p text:style-name="P286">c_Tau_Sensor_Switch neu</text:p>
            </text:list-item>
            <text:list-item>
              <text:p text:style-name="P286">c_Sensor_Yaw_Correction neu</text:p>
            </text:list-item>
          </text:list>
        </text:list-item>
        <text:list-item>
          <text:p text:style-name="P282">Generic_FieldDescriptors.c :</text:p>
          <text:list>
            <text:list-item>
              <text:p text:style-name="P282">Adaptionen für die vorgenannten neuen und alten Felder</text:p>
            </text:list-item>
            <text:list-item>
              <text:p text:style-name="P282">Änderung von vielen Literalen in der Tabelle (alles deutsch !)</text:p>
            </text:list-item>
          </text:list>
        </text:list-item>
        <text:list-item>
          <text:p text:style-name="P282">LogNError_Output_Lib.c :</text:p>
          <text:list>
            <text:list-item>
              <text:p text:style-name="P282">Fehlerkorreektur</text:p>
            </text:list-item>
            <text:list-item>
              <text:p text:style-name="P282">Anpassung der Signalunterdrückungszeit</text:p>
            </text:list-item>
          </text:list>
        </text:list-item>
        <text:list-item>
          <text:p text:style-name="P282">PrgNav_Lib.c : </text:p>
          <text:list>
            <text:list-item>
              <text:p text:style-name="P282">Überarbeitung der Programmfortschaltung</text:p>
            </text:list-item>
            <text:list-item>
              <text:p text:style-name="P282">Vorbereitung für Sensor-Parameter-Übergabe</text:p>
            </text:list-item>
          </text:list>
        </text:list-item>
        <text:list-item>
          <text:p text:style-name="P282">task_MMI.c : Korrektur am Ende der Routine : ErrorOutput nur in Menue-Programmen</text:p>
        </text:list-item>
        <text:list-item>
          <text:p text:style-name="P282">CAN_Data_Digester. Statt task_CAN_Data_Digester</text:p>
        </text:list-item>
        <text:list-item>
          <text:p text:style-name="P287">task_BackGround : <text:span text:style-name="T171">Vorbereitung für Sensor-Parameter-Übergabe</text:span></text:p>
        </text:list-item>
        <text:list-item>
          <text:p text:style-name="P287">task_CAN_Bus_Receiver.c : </text:p>
          <text:list>
            <text:list-item>
              <text:p text:style-name="P283">Vorbereitung für Sensor-Parameter-Übergabe</text:p>
            </text:list-item>
            <text:list-item>
              <text:p text:style-name="P287">Synchronisation mit task_ImageBuilder</text:p>
            </text:list-item>
          </text:list>
        </text:list-item>
        <text:list-item>
          <text:p text:style-name="P287">task_CAN_Bus_Sender.c : <text:span text:style-name="T171">Vorbereitung für Sensor-Parameter-Übergabe</text:span></text:p>
        </text:list-item>
        <text:list-item>
          <text:p text:style-name="P287">task_ImageBuilder.c : </text:p>
          <text:list>
            <text:list-item>
              <text:p text:style-name="P287">Aufruf von <text:span text:style-name="T171">CAN_Data_Digester </text:span></text:p>
            </text:list-item>
            <text:list-item>
              <text:p text:style-name="P287">Synchronisation mit task_CAN_Bus_Receiver.c</text:p>
            </text:list-item>
          </text:list>
        </text:list-item>
      </text:list>
      <text:p text:style-name="P168"/>
      <text:p text:style-name="P168"/>
      <text:p text:style-name="P168">01.01.2022 Version 0.6.1</text:p>
      <text:p text:style-name="P62"/>
      <text:list xml:id="list132109733185253" text:continue-numbering="true" text:style-name="L4">
        <text:list-item>
          <text:p text:style-name="P288">Error correction in table for program control</text:p>
        </text:list-item>
        <text:list-item>
          <text:p text:style-name="P288">PrgNav_Lib.c : Error correction in rourines Next/Prev/Program</text:p>
        </text:list-item>
        <text:list-item>
          <text:p text:style-name="P288">Correction troughout many modules for color handling</text:p>
        </text:list-item>
        <text:list-item>
          <text:p text:style-name="P288">Correction troughout many modules : Inversion Normal Expert / Mode</text:p>
        </text:list-item>
        <text:list-item>
          <text:p text:style-name="P285"><text:span text:style-name="T169">New : PileWindow &amp; SensorOfflineWindow</text:span> </text:p>
        </text:list-item>
      </text:list>
      <text:p text:style-name="P55"/>
      <text:p text:style-name="P54"/>
      <text:p text:style-name="P54"><text:span text:style-name="T168">30</text:span><text:span text:style-name="T165">.12</text:span><text:span text:style-name="T28">.2021<text:tab/></text:span><text:span text:style-name="T4">Version </text:span>0.<text:span text:style-name="T99">5.</text:span><text:span text:style-name="T167">8</text:span><text:span text:style-name="T168">7</text:span></text:p>
      <text:p text:style-name="P54"/>
      <text:list xml:id="list132110754845009" text:continue-numbering="true" text:style-name="L4">
        <text:list-item>
          <text:p text:style-name="P284">Competition Mode handling changed in conjunction with Expert/Normal Mode handling</text:p>
        </text:list-item>
        <text:list-item>
          <text:p text:style-name="P284">Program switch adjusted to new requirements from mode changes</text:p>
        </text:list-item>
        <text:list-item>
          <text:p text:style-name="P284"><text:soft-page-break/>Color theme handling now in real time (instead of compile time)</text:p>
        </text:list-item>
        <text:list-item>
          <text:p text:style-name="P480"><text:span text:style-name="T80">V</text:span><text:span text:style-name="T75">arious corrections on the way (eye candies, subtle tiny errors)</text:span></text:p>
        </text:list-item>
      </text:list>
      <text:p text:style-name="P121"/>
      <text:p text:style-name="P121"/>
      <text:p text:style-name="P53"><text:span text:style-name="T166">2</text:span><text:span text:style-name="T167">8</text:span><text:span text:style-name="T165">.12</text:span><text:span text:style-name="T28">.2021<text:tab/></text:span><text:span text:style-name="T4">Version </text:span>0.<text:span text:style-name="T99">5.</text:span><text:span text:style-name="T167">81</text:span></text:p>
      <text:p text:style-name="P52"/>
      <text:list xml:id="list132110422892255" text:continue-numbering="true" text:style-name="L4">
        <text:list-item>
          <text:p text:style-name="P289">I2C.c : Dumping Q content if restart (Maxens idea to avoid I2C crash)</text:p>
        </text:list-item>
        <text:list-item>
          <text:p text:style-name="P292">Portable_Utils.c :</text:p>
          <text:list>
            <text:list-item>
              <text:p text:style-name="P454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454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292">ADC : Corrections in initialization, faulkty pin assignments</text:p>
        </text:list-item>
        <text:list-item>
          <text:p text:style-name="P293">Box_Lib.c : mod status and sel status separated, also in</text:p>
          <text:list>
            <text:list-item>
              <text:p text:style-name="P293">Generic_const.h</text:p>
            </text:list-item>
          </text:list>
        </text:list-item>
        <text:list-item>
          <text:p text:style-name="P293">Log file handling now in SD_Handler</text:p>
        </text:list-item>
        <text:list-item>
          <text:p text:style-name="P293">SD_Handler : SD function codes expanded</text:p>
        </text:list-item>
        <text:list-item>
          <text:p text:style-name="P293">SD_Card_Lib.c : </text:p>
          <text:list>
            <text:list-item>
              <text:p text:style-name="P293">New SD_CARD_File_Rename</text:p>
            </text:list-item>
            <text:list-item>
              <text:p text:style-name="P293">Chnages for Logfile Handling (mounted … )</text:p>
            </text:list-item>
          </text:list>
        </text:list-item>
        <text:list-item>
          <text:p text:style-name="P293">LogNError_OutPut_Lib.c : massive changes</text:p>
        </text:list-item>
        <text:list-item>
          <text:p text:style-name="P293">PrgNav_Lib.c : Changed due to separation of selectability and focus</text:p>
        </text:list-item>
        <text:list-item>
          <text:p text:style-name="P293">Buzzer <text:s text:c="2"/>re-activated</text:p>
        </text:list-item>
        <text:list-item>
          <text:p text:style-name="P481"><text:span text:style-name="T76">task_IO_FrontEnd : </text:span><text:span text:style-name="T75">Changes to make multi-signal commands possible (pushed turn etc)</text:span></text:p>
        </text:list-item>
        <text:list-item>
          <text:p text:style-name="P293">Task_MMI : refelcting above changes to FrontEnd</text:p>
        </text:list-item>
        <text:list-item>
          <text:p text:style-name="P294">Config_Lib.c : various changes, not very relevant,</text:p>
        </text:list-item>
        <text:list-item>
          <text:p text:style-name="P294">Graphics_Lib.c : Position of various little fields in Vario. Horizon, etc</text:p>
        </text:list-item>
        <text:list-item>
          <text:p text:style-name="P294">NV_Main : Cleansing code in data check routines</text:p>
        </text:list-item>
        <text:list-item>
          <text:p text:style-name="P294">Plane_Lib.c : Umstellungen im Logging</text:p>
        </text:list-item>
        <text:list-item>
          <text:p text:style-name="P294">task_BackGriund : </text:p>
          <text:list>
            <text:list-item>
              <text:p text:style-name="P294">Start sequence re-write</text:p>
            </text:list-item>
            <text:list-item>
              <text:p text:style-name="P294">massive changes to ADC calls – scale corrections</text:p>
            </text:list-item>
          </text:list>
        </text:list-item>
        <text:list-item>
          <text:p text:style-name="P295">task_CAN_Data_Digester : trigger for LogFile renaming</text:p>
        </text:list-item>
        <text:list-item>
          <text:p text:style-name="P295">task_ImageBuilder : changes to jump back mechanism</text:p>
        </text:list-item>
        <text:list-item>
          <text:p text:style-name="P295">task_SD_Handler : logging introduced</text:p>
          <text:p text:style-name="P289"/>
        </text:list-item>
      </text:list>
      <text:p text:style-name="P51"/>
      <text:p text:style-name="P51"><text:span text:style-name="T166">23</text:span><text:span text:style-name="T165">.12</text:span><text:span text:style-name="T28">.2021<text:tab/></text:span><text:span text:style-name="T4">Version </text:span>0.<text:span text:style-name="T99">5.</text:span><text:span text:style-name="T162">7</text:span><text:span text:style-name="T166">7</text:span></text:p>
      <text:p text:style-name="P51"/>
      <text:list xml:id="list132109648156626" text:continue-numbering="true" text:style-name="L4">
        <text:list-item>
          <text:p text:style-name="P455"><text:span text:style-name="T77">new </text:span><text:span text:style-name="T76">task_IO_FrontEnd, </text:span><text:span text:style-name="T77">fully integrated</text:span></text:p>
        </text:list-item>
        <text:list-item>
          <text:p text:style-name="P290">Portable_Utils.h/.c : Corrections in routines</text:p>
          <text:list>
            <text:list-item>
              <text:p text:style-name="P290">DateTimeReConvert</text:p>
            </text:list-item>
            <text:list-item>
              <text:p text:style-name="P290">Portable_IntraDay_TimeDiff</text:p>
            </text:list-item>
            <text:list-item>
              <text:p text:style-name="P291">(Counted_)PreFix_Char</text:p>
            </text:list-item>
          </text:list>
        </text:list-item>
        <text:list-item>
          <text:p text:style-name="P296">stm32f4xx_HAL_MSP.c : Corrections in ADC initialization</text:p>
        </text:list-item>
        <text:list-item>
          <text:p text:style-name="P296">PopUp Window when changing Vario/SC Volumes and MacCready setting</text:p>
        </text:list-item>
        <text:list-item>
          <text:p text:style-name="P296">Throughout : Obsolete Local_CR_Average deleted wherever neccessary</text:p>
        </text:list-item>
        <text:list-item>
          <text:p text:style-name="P296">LogBook : LandingTime in grey, when still in flight</text:p>
        </text:list-item>
        <text:list-item>
          <text:p text:style-name="P296">Graphics_LIB.c : PileWindow new</text:p>
        </text:list-item>
        <text:list-item>
          <text:p text:style-name="P296">task_BackGround : </text:p>
          <text:list>
            <text:list-item>
              <text:p text:style-name="P296">scale factor corrected (??)</text:p>
            </text:list-item>
            <text:list-item>
              <text:p text:style-name="P296"><text:soft-page-break/>Button 5 <text:tab/>load factory data</text:p>
            </text:list-item>
            <text:list-item>
              <text:p text:style-name="P296">Button 4 <text:tab/>reset logbook</text:p>
            </text:list-item>
          </text:list>
        </text:list-item>
        <text:list-item>
          <text:p text:style-name="P456"><text:span text:style-name="T78">task_ImageBuilder : Adaption of more tasks to rejump schema from Menue pages</text:span><text:span text:style-name="T76"><text:line-break/></text:span></text:p>
        </text:list-item>
      </text:list>
      <text:p text:style-name="P120"/>
      <text:p text:style-name="P51"><text:span text:style-name="T165">18.12</text:span><text:span text:style-name="T28">.2021<text:tab/></text:span><text:span text:style-name="T4">Version </text:span>0.<text:span text:style-name="T99">5.</text:span><text:span text:style-name="T162">7</text:span><text:span text:style-name="T165">5</text:span></text:p>
      <text:p text:style-name="P42"/>
      <text:list xml:id="list132110988411171" text:continue-numbering="true" text:style-name="L4">
        <text:list-item>
          <text:p text:style-name="P297">Introduction Encoder and Button driver based on pure „C“ </text:p>
          <text:list>
            <text:list-item>
              <text:p text:style-name="P297">new : RotaryEncoderTIM4/5</text:p>
            </text:list-item>
            <text:list-item>
              <text:p text:style-name="P297">obsolete and deleted : encoder_driver.h/cpp</text:p>
            </text:list-item>
            <text:list-item>
              <text:p text:style-name="P297">obsolete and deleted : button_driver.h/cpp, user_input.h/cpp</text:p>
            </text:list-item>
            <text:list-item>
              <text:p text:style-name="P297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297">Features are not yet used</text:p>
            </text:list-item>
          </text:list>
        </text:list-item>
        <text:list-item>
          <text:p text:style-name="P297">At least part of Klausens SD driver crash remedy integrated (under scrutiny)</text:p>
          <text:list>
            <text:list-item>
              <text:p text:style-name="P298">FreeRTOSConfig.h</text:p>
            </text:list-item>
            <text:list-item>
              <text:p text:style-name="P298">System_Configuration.h</text:p>
            </text:list-item>
            <text:list-item>
              <text:p text:style-name="P298">stm32f4xx_hal_qspi.c</text:p>
            </text:list-item>
            <text:list-item>
              <text:p text:style-name="P298">stm32f4xx_ll_fmc.c</text:p>
            </text:list-item>
          </text:list>
        </text:list-item>
        <text:list-item>
          <text:p text:style-name="P297">Newer version of RTOS integrated</text:p>
        </text:list-item>
        <text:list-item>
          <text:p text:style-name="P298">Portable_Utils.h/c : portable_strcut</text:p>
        </text:list-item>
        <text:list-item>
          <text:p text:style-name="P298">Major change : Introduction of task_SD_Handler, performing all uSD IO, <text:line-break/>management via dedicated Q</text:p>
        </text:list-item>
        <text:list-item>
          <text:p text:style-name="P298">task_IO_FrontEnde : total re-write</text:p>
        </text:list-item>
        <text:list-item>
          <text:p text:style-name="P299">evaluation of „g_ConfigData.LoggingOn“ now concentrated in „Perform_Log_OutPut“</text:p>
        </text:list-item>
        <text:list-item>
          <text:p text:style-name="P299">PrgNav_Lib.c : Handling of „<text:span text:style-name="T157">EXCLUDE_FUNCTIONS_NOT_ALLOWED_IN_COMPETITION“ </text:span>is now fitted seamlessly</text:p>
        </text:list-item>
        <text:list-item>
          <text:p text:style-name="P299">SD_Card_Lib.c reduced to pure code and streamlined, all mutex and delay stuff removed.</text:p>
        </text:list-item>
        <text:list-item>
          <text:p text:style-name="P299">Config_Lib.c now augmented to „ForceConfig2NormalModeDefault“, to be used in case Expert and Normal Mode are changed</text:p>
        </text:list-item>
        <text:list-item>
          <text:p text:style-name="P299">BuildLogBookPage.c reworked</text:p>
        </text:list-item>
        <text:list-item>
          <text:p text:style-name="P300">task_BackGround : </text:p>
          <text:list>
            <text:list-item>
              <text:p text:style-name="P300">scaling for ADC voltage reworked, still a problem</text:p>
            </text:list-item>
            <text:list-item>
              <text:p text:style-name="P300">start sequence reworked</text:p>
            </text:list-item>
          </text:list>
        </text:list-item>
      </text:list>
      <text:p text:style-name="P119"/>
      <text:p text:style-name="P119"/>
      <text:p text:style-name="P119"/>
      <text:p text:style-name="P50"><text:span text:style-name="T160">2</text:span><text:span text:style-name="T163">7</text:span><text:span text:style-name="T152">.11</text:span><text:span text:style-name="T28">.2021<text:tab/></text:span><text:span text:style-name="T4">Version </text:span>0.<text:span text:style-name="T99">5.</text:span><text:span text:style-name="T162">7</text:span><text:span text:style-name="T163">2</text:span></text:p>
      <text:p text:style-name="P50"/>
      <text:list xml:id="list132111213848275" text:continue-numbering="true" text:style-name="L4">
        <text:list-item>
          <text:p text:style-name="P301">Introduction : LogBook as graphics page</text:p>
          <text:list>
            <text:list-item>
              <text:p text:style-name="P301">I2C_Handler</text:p>
            </text:list-item>
            <text:list-item>
              <text:p text:style-name="P301">Gener<text:span text:style-name="T164">i</text:span>c_Const</text:p>
            </text:list-item>
            <text:list-item>
              <text:p text:style-name="P301">BuildLogBookPage</text:p>
            </text:list-item>
            <text:list-item>
              <text:p text:style-name="P302"><text:span text:style-name="T164">task_MMI</text:span><text:span text:style-name="T163"><text:tab/></text:span></text:p>
            </text:list-item>
            <text:list-item>
              <text:p text:style-name="P301">Generic_LogBookMgmnt.c</text:p>
            </text:list-item>
            <text:list-item>
              <text:p text:style-name="P304">task_ImageBuilder</text:p>
            </text:list-item>
            <text:list-item>
              <text:p text:style-name="P304">task_CAN_Bus_Digester</text:p>
            </text:list-item>
          </text:list>
        </text:list-item>
        <text:list-item>
          <text:p text:style-name="P302"/>
        </text:list-item>
      </text:list>
      <text:p text:style-name="P118"><text:soft-page-break/></text:p>
      <text:p text:style-name="P50"><text:span text:style-name="T160">2</text:span><text:span text:style-name="T162">4</text:span><text:span text:style-name="T152">.11</text:span><text:span text:style-name="T28">.2021<text:tab/></text:span><text:span text:style-name="T4">Version </text:span>0.<text:span text:style-name="T99">5.</text:span><text:span text:style-name="T162">70</text:span></text:p>
      <text:p text:style-name="P49"/>
      <text:list xml:id="list132110830806233" text:continue-numbering="true" text:style-name="L4">
        <text:list-item>
          <text:p text:style-name="P303">Sink under dynamic wingload as base to calculate AMM</text:p>
        </text:list-item>
      </text:list>
      <text:p text:style-name="P117"/>
      <text:p text:style-name="P49"><text:span text:style-name="T160">23</text:span><text:span text:style-name="T152">.11</text:span><text:span text:style-name="T28">.2021<text:tab/></text:span><text:span text:style-name="T4">Version </text:span>0.<text:span text:style-name="T99">5.</text:span><text:span text:style-name="T157">6</text:span><text:span text:style-name="T160">9</text:span></text:p>
      <text:p text:style-name="P48"/>
      <text:list xml:id="list132110148844666" text:continue-numbering="true" text:style-name="L4">
        <text:list-item>
          <text:p text:style-name="P305">system_configuration.h : Bright theme obsolete, delted</text:p>
        </text:list-item>
        <text:list-item>
          <text:p text:style-name="P305">Generic_Common : </text:p>
          <text:list>
            <text:list-item>
              <text:p text:style-name="P305">g_SpeedFault <text:s/>obsolete – g_DangerMode instead</text:p>
            </text:list-item>
            <text:list-item>
              <text:p text:style-name="P305">g_ExpertMode new</text:p>
            </text:list-item>
          </text:list>
        </text:list-item>
        <text:list-item>
          <text:p text:style-name="P305">Generic_Const.h et al : New arrangement of MenuePages to mirror sequence needed by QuickStart</text:p>
        </text:list-item>
        <text:list-item>
          <text:p text:style-name="P305">BoxLib.c : Correction in AdjustColorBySelectStatus : c_Color_Focus_None</text:p>
        </text:list-item>
        <text:list-item>
          <text:p text:style-name="P305">task_MMI.c : New usage method <text:s/><text:span text:style-name="T161">(Ideas by Winnie)</text:span></text:p>
          <text:list>
            <text:list-item>
              <text:p text:style-name="P305">increase / decrease program by button 4 /3</text:p>
            </text:list-item>
            <text:list-item>
              <text:p text:style-name="P305">increase / decrease MacCready on small encoder</text:p>
            </text:list-item>
            <text:list-item>
              <text:p text:style-name="P305">increase / decrease volume (climb/cruise resp) on big encoder</text:p>
            </text:list-item>
            <text:list-item>
              <text:p text:style-name="P305">local climb average obsolete and delete</text:p>
            </text:list-item>
            <text:list-item>
              <text:p text:style-name="P305">switching between sensor average and true average by single button 5</text:p>
            </text:list-item>
          </text:list>
        </text:list-item>
        <text:list-item>
          <text:p text:style-name="P306">TurnIndicator (Pinsel) thicker</text:p>
        </text:list-item>
        <text:list-item>
          <text:p text:style-name="P306">Cancel audible alarm for n seconds by hitting &lt;ESC&gt;</text:p>
        </text:list-item>
        <text:list-item>
          <text:p text:style-name="P306">task_CAN_Data_Digester.c : </text:p>
          <text:list>
            <text:list-item>
              <text:p text:style-name="P306">untested changes to AMM mechanism</text:p>
            </text:list-item>
            <text:list-item>
              <text:p text:style-name="P306">DangerMode handling, managment of audible alarms</text:p>
            </text:list-item>
          </text:list>
        </text:list-item>
        <text:list-item>
          <text:p text:style-name="P306">task_AudioController.c : Backtrack from declining Audio during take off</text:p>
        </text:list-item>
        <text:list-item>
          <text:p text:style-name="P306">turbulence handling (not final)</text:p>
        </text:list-item>
      </text:list>
      <text:p text:style-name="P116"/>
      <text:p text:style-name="P48"><text:span text:style-name="T157">1</text:span><text:span text:style-name="T159">4</text:span><text:span text:style-name="T152">.11</text:span><text:span text:style-name="T28">.2021<text:tab/></text:span><text:span text:style-name="T4">Version </text:span>0.<text:span text:style-name="T99">5.</text:span><text:span text:style-name="T157">6</text:span><text:span text:style-name="T159">5</text:span></text:p>
      <text:p text:style-name="P47"/>
      <text:list xml:id="list132110108303156" text:continue-numbering="true" text:style-name="L4">
        <text:list-item>
          <text:p text:style-name="P307">WindPage : Anzeige-Unterdrückung für „Wind calm“ und „N/A“</text:p>
        </text:list-item>
        <text:list-item>
          <text:p text:style-name="P307">Wind Patch obsolete, rausgenommen</text:p>
        </text:list-item>
        <text:list-item>
          <text:p text:style-name="P307">PaintVario als eigene Routine, die in BuildVarioPage und in BuildWindPage benutzt wird</text:p>
        </text:list-item>
        <text:list-item>
          <text:p text:style-name="P307">mehrere Umbauten in BuildGMeterPage : TAS und SD_Status</text:p>
        </text:list-item>
        <text:list-item>
          <text:p text:style-name="P307">PaintVarioPage zeichnet die WindPfeile nur im Flug</text:p>
        </text:list-item>
        <text:list-item>
          <text:p text:style-name="P307">PaintWindPage : jetzt mit FlightStatus und SD_Status, sowie TAS links unten, TAS Feld im Zentrum ist weg</text:p>
        </text:list-item>
      </text:list>
      <text:p text:style-name="P115"/>
      <text:p text:style-name="P47"><text:span text:style-name="T157">1</text:span><text:span text:style-name="T158">2</text:span><text:span text:style-name="T152">.11</text:span><text:span text:style-name="T28">.2021<text:tab/></text:span><text:span text:style-name="T4">Version </text:span>0.<text:span text:style-name="T99">5.</text:span><text:span text:style-name="T157">6</text:span><text:span text:style-name="T158">4</text:span></text:p>
      <text:p text:style-name="P46"/>
      <text:list xml:id="list132109455350708" text:continue-numbering="true" text:style-name="L4">
        <text:list-item>
          <text:p text:style-name="P308">NV_Main : Initial page now c_Wind</text:p>
        </text:list-item>
        <text:list-item>
          <text:p text:style-name="P308">PrgNav_Lib.c : <text:s/>Fix for c_FT_TimeOfDay</text:p>
        </text:list-item>
        <text:list-item>
          <text:p text:style-name="P308">c_TakeOff_Time, c_Landing_Time, c_Flight_Duration <text:s/>now ordinary fieds</text:p>
        </text:list-item>
        <text:list-item>
          <text:p text:style-name="P308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308">Fix for CurrentFlapsPosition</text:p>
        </text:list-item>
        <text:list-item>
          <text:p text:style-name="P308">Rearrangement of code in task_CAN_Data_Digester : flaps data input handling now in front and independent of sensor data arrival</text:p>
          <text:p text:style-name="P309"/>
        </text:list-item>
      </text:list>
      <text:p text:style-name="P46"><text:span text:style-name="T157">10</text:span><text:span text:style-name="T152">.11</text:span><text:span text:style-name="T28">.2021<text:tab/></text:span><text:span text:style-name="T4">Version </text:span>0.<text:span text:style-name="T99">5.</text:span><text:span text:style-name="T157">62</text:span></text:p>
      <text:p text:style-name="P45"><text:soft-page-break/></text:p>
      <text:list xml:id="list132109757146786" text:continue-numbering="true" text:style-name="L4">
        <text:list-item>
          <text:p text:style-name="P310">Generic_Const.h :</text:p>
          <text:list>
            <text:list-item>
              <text:p text:style-name="P311">c_Color_SpeedAlert_1 <text:s text:c="11"/>COLOR_DARK_YELLOW</text:p>
            </text:list-item>
            <text:list-item>
              <text:p text:style-name="P310">Inverted Row and Pattern der FlapsLEDs</text:p>
            </text:list-item>
          </text:list>
        </text:list-item>
        <text:list-item>
          <text:p text:style-name="P310">Generic_FieldDescriptors.c .</text:p>
          <text:list>
            <text:list-item>
              <text:p text:style-name="P310">c_NoOfFlapsPositions</text:p>
            </text:list-item>
            <text:list-item>
              <text:p text:style-name="P310">c_FlapsLEDPattInverted</text:p>
            </text:list-item>
            <text:list-item>
              <text:p text:style-name="P310">c_FlapsLEDRowInverted</text:p>
            </text:list-item>
            <text:list-item>
              <text:p text:style-name="P310">c_SR_HiPass_Tau</text:p>
            </text:list-item>
          </text:list>
        </text:list-item>
        <text:list-item>
          <text:p text:style-name="P310">Generic_Type.h : SR_HiPass_Tau</text:p>
        </text:list-item>
        <text:list-item>
          <text:p text:style-name="P310">BuildGMeter.c : Alignments of PaintGForceData</text:p>
        </text:list-item>
        <text:list-item>
          <text:p text:style-name="P310">PaintGForceData changed</text:p>
        </text:list-item>
        <text:list-item>
          <text:p text:style-name="P310">task_CAN_Bus_Receiver : New Turbulence based on SR, not NettoAcceleration</text:p>
        </text:list-item>
        <text:list-item>
          <text:p text:style-name="P310">task_CAN_Bus_Sender : </text:p>
          <text:list>
            <text:list-item>
              <text:p text:style-name="P310">Changes for Row and Pattern Inversion</text:p>
            </text:list-item>
            <text:list-item>
              <text:p text:style-name="P310">FlapsData now sent every 5 msecs</text:p>
            </text:list-item>
          </text:list>
          <text:p text:style-name="P310"/>
        </text:list-item>
      </text:list>
      <text:p text:style-name="P45"/>
      <text:p text:style-name="P44"><text:span text:style-name="T152">0</text:span><text:span text:style-name="T155">8</text:span><text:span text:style-name="T152">.11</text:span><text:span text:style-name="T28">.2021<text:tab/></text:span><text:span text:style-name="T4">Version </text:span>0.<text:span text:style-name="T99">5.</text:span><text:span text:style-name="T152">5</text:span><text:span text:style-name="T156">6</text:span></text:p>
      <text:p text:style-name="P44"/>
      <text:list xml:id="list132109257431847" text:continue-numbering="true" text:style-name="L4">
        <text:list-item>
          <text:p text:style-name="P312">Wegfall c_GPS_ClimbRate_Tau</text:p>
        </text:list-item>
        <text:list-item>
          <text:p text:style-name="P312">Aufrüstung PaintGForceData : Turbulenz, TAS</text:p>
        </text:list-item>
        <text:list-item>
          <text:p text:style-name="P312">Korrektur an Klausen Wind Patch</text:p>
        </text:list-item>
      </text:list>
      <text:p text:style-name="P44"/>
      <text:p text:style-name="P44"/>
      <text:p text:style-name="P43"><text:span text:style-name="T152">0</text:span><text:span text:style-name="T155">8</text:span><text:span text:style-name="T152">.11</text:span><text:span text:style-name="T28">.2021<text:tab/></text:span><text:span text:style-name="T4">Version </text:span>0.<text:span text:style-name="T99">5.</text:span><text:span text:style-name="T152">5</text:span><text:span text:style-name="T155">4</text:span></text:p>
      <text:p text:style-name="P43"/>
      <text:list xml:id="list132109251859242" text:continue-numbering="true" text:style-name="L4">
        <text:list-item>
          <text:p text:style-name="P313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52">07.11</text:span><text:span text:style-name="T28">.2021<text:tab/></text:span><text:span text:style-name="T4">Version </text:span>0.<text:span text:style-name="T99">5.</text:span><text:span text:style-name="T152">53 </text:span><text:span text:style-name="T154">Update</text:span></text:p>
      <text:p text:style-name="P41"/>
      <text:list xml:id="list132109686345225" text:continue-numbering="true" text:style-name="L4">
        <text:list-item>
          <text:p text:style-name="P314">Klausens 1. Verbesserung am BA-Display-Treiber</text:p>
        </text:list-item>
        <text:list-item>
          <text:p text:style-name="P314">Einführung Farbschema dunkel versus hell, nur über Präprozessor Anweisung</text:p>
        </text:list-item>
        <text:list-item>
          <text:p text:style-name="P317">Portable_Util<text:span text:style-name="T154">s</text:span>.c : RotateFlatCoordinates portable_round_2wards_zero umgestellt auf portable_round_2_n_decmls <text:span text:style-name="T154">für </text:span><text:s/>bessere Ergebnisse bei der Graphik von kleinen Strichen</text:p>
        </text:list-item>
        <text:list-item>
          <text:p text:style-name="P317">G-Meter Einführung : </text:p>
          <text:list>
            <text:list-item>
              <text:p text:style-name="P317">Common-<text:span text:style-name="T153">s</text:span></text:p>
            </text:list-item>
            <text:list-item>
              <text:p text:style-name="P317">Generic_Const.h</text:p>
            </text:list-item>
            <text:list-item>
              <text:p text:style-name="P318">task_MMI.c</text:p>
            </text:list-item>
            <text:list-item>
              <text:p text:style-name="P318">task_CAN_Bus_Receiver.c</text:p>
            </text:list-item>
          </text:list>
        </text:list-item>
        <text:list-item>
          <text:p text:style-name="P317">Umbau des fzt-Formats : </text:p>
          <text:list>
            <text:list-item>
              <text:p text:style-name="P317">Überlange Zeile beseitigt</text:p>
            </text:list-item>
            <text:list-item>
              <text:p text:style-name="P317">c_No_Of_Items_PlaneType_File = 14</text:p>
            </text:list-item>
            <text:list-item>
              <text:p text:style-name="P318">Plane_lib.c</text:p>
            </text:list-item>
          </text:list>
        </text:list-item>
        <text:list-item>
          <text:p text:style-name="P317">Farb-Management :</text:p>
          <text:list>
            <text:list-item>
              <text:p text:style-name="P317">Generic_Const.h</text:p>
            </text:list-item>
            <text:list-item>
              <text:p text:style-name="P317"><text:soft-page-break/>Box_Lib.c</text:p>
            </text:list-item>
            <text:list-item>
              <text:p text:style-name="P318">BuildHorizonPage.c</text:p>
            </text:list-item>
            <text:list-item>
              <text:p text:style-name="P318">Graphics_Lib.c</text:p>
            </text:list-item>
            <text:list-item>
              <text:p text:style-name="P318">BuildRebootPage.c</text:p>
            </text:list-item>
            <text:list-item>
              <text:p text:style-name="P318">BuildTurnIndicatorPage.c</text:p>
            </text:list-item>
            <text:list-item>
              <text:p text:style-name="P318">BuildVarioPage.cBuildWindPage.c</text:p>
            </text:list-item>
          </text:list>
        </text:list-item>
        <text:list-item>
          <text:p text:style-name="P317">SD_Card_Lib.c : Umbauten für <text:s/>USE_SD_MUTEX, SD_CARD_DELAY <text:s/>!! <text:span text:style-name="T153">Aber ZZ keine der Optionen im Spiel !!!!!!!!</text:span></text:p>
        </text:list-item>
        <text:list-item>
          <text:p text:style-name="P318">Veränderungen a<text:span text:style-name="T154">n</text:span> task_SD_Integrated.c, <text:span text:style-name="T154">um den Test realitätsnaher zu gestalten</text:span></text:p>
        </text:list-item>
      </text:list>
      <text:p text:style-name="P41"/>
      <text:p text:style-name="P41"><text:span text:style-name="T148">1</text:span><text:span text:style-name="T151">6</text:span><text:span text:style-name="T146">.10</text:span><text:span text:style-name="T28">.2021<text:tab/></text:span><text:span text:style-name="T4">Version </text:span>0.<text:span text:style-name="T99">5.</text:span><text:span text:style-name="T146">4</text:span><text:span text:style-name="T151">7</text:span></text:p>
      <text:p text:style-name="P36"/>
      <text:list xml:id="list132109604481065" text:continue-numbering="true" text:style-name="L4">
        <text:list-item>
          <text:p text:style-name="P315">Einführung WindPage zusätzlich zu VarioPage</text:p>
        </text:list-item>
        <text:list-item>
          <text:p text:style-name="P319">Generic_CAN_Ids.H für FrontEdnd to Sensor : Synchronisation der Mulation</text:p>
        </text:list-item>
        <text:list-item>
          <text:p text:style-name="P319">Generic_Const.h : </text:p>
          <text:list>
            <text:list-item>
              <text:p text:style-name="P319">Konstanten for WindPage</text:p>
            </text:list-item>
            <text:list-item>
              <text:p text:style-name="P320">Reihenfolge der Programme umgestellt</text:p>
            </text:list-item>
          </text:list>
        </text:list-item>
        <text:list-item>
          <text:p text:style-name="P321">task_Backgriund : </text:p>
          <text:list>
            <text:list-item>
              <text:p text:style-name="P321">Umstellungen der Versatzstücke in der Startphase</text:p>
            </text:list-item>
            <text:list-item>
              <text:p text:style-name="P321">Einbau Logging in der Startphase</text:p>
            </text:list-item>
          </text:list>
        </text:list-item>
        <text:list-item>
          <text:p text:style-name="P321">task_CAN_Bus_Sender : Queue und Sendung für Sensor</text:p>
        </text:list-item>
        <text:list-item>
          <text:p text:style-name="P321">task_CAN_Data_Digester : <text:s/>Einbau Logging </text:p>
        </text:list-item>
        <text:list-item>
          <text:p text:style-name="P321">task:ImageBuilder : Adjust_Scale als Routine isoliert</text:p>
        </text:list-item>
      </text:list>
      <text:p text:style-name="P40"/>
      <text:p text:style-name="P40"><text:span text:style-name="T148">1</text:span><text:span text:style-name="T150">2</text:span><text:span text:style-name="T146">.10</text:span><text:span text:style-name="T28">.2021<text:tab/></text:span><text:span text:style-name="T4">Version </text:span>0.<text:span text:style-name="T99">5.</text:span><text:span text:style-name="T146">4</text:span><text:span text:style-name="T150">4</text:span></text:p>
      <text:p text:style-name="P40"/>
      <text:list xml:id="list132110703485709" text:continue-numbering="true" text:style-name="L4">
        <text:list-item>
          <text:p text:style-name="P322">Log-Outputs ausgeweitet, dazu verschiedene Texten in Generic_FieldDescriptors.h/.c eingebaut</text:p>
        </text:list-item>
        <text:list-item>
          <text:p text:style-name="P322">SD_Card_Lib : Wait States über eine Compile Time Variable ein/ausschaltbar</text:p>
        </text:list-item>
        <text:list-item>
          <text:p text:style-name="P322">task_MMI : Logging für neue Commands (unvollständig)</text:p>
        </text:list-item>
        <text:list-item>
          <text:p text:style-name="P322">Plane_lib : Output und Loggings umgebaut</text:p>
        </text:list-item>
        <text:list-item>
          <text:p text:style-name="P322">task_BackGround : Logging timestamp jede Sekunden</text:p>
        </text:list-item>
        <text:list-item>
          <text:p text:style-name="P322">task_CAN_Data_Digester : Logging für FlightStatusChange und ClimbStatusChange</text:p>
        </text:list-item>
        <text:list-item>
          <text:p text:style-name="P322">task_ImageBuilder : Logging für Änderung der Max Skala</text:p>
          <text:p text:style-name="P322"/>
        </text:list-item>
      </text:list>
      <text:p text:style-name="P114"/>
      <text:p text:style-name="P39"><text:span text:style-name="T148">11</text:span><text:span text:style-name="T146">.10</text:span><text:span text:style-name="T28">.2021<text:tab/></text:span><text:span text:style-name="T4">Version </text:span>0.<text:span text:style-name="T99">5.</text:span><text:span text:style-name="T146">4</text:span><text:span text:style-name="T148">3</text:span></text:p>
      <text:p text:style-name="P39"/>
      <text:list xml:id="list132109668519951" text:continue-numbering="true" text:style-name="L4">
        <text:list-item>
          <text:p text:style-name="P323">Einbauten für PWM Display-Helligkeitssteuerung, <text:span text:style-name="T146">erfolgreich</text:span></text:p>
          <text:list>
            <text:list-item>
              <text:p text:style-name="P326">Generic_CAN_Ids.h <text:span text:style-name="T148">Umsortierung, so dass die langen Signale am Anfang der Liste stehen</text:span></text:p>
            </text:list-item>
            <text:list-item>
              <text:p text:style-name="P328">LogNError_OutPut_Lib.c</text:p>
              <text:list>
                <text:list-item>
                  <text:p text:style-name="P328">Vermeidung von doppelten Signalen per &lt;SignalLastEvocation[cmaxSigId];&gt;</text:p>
                </text:list-item>
                <text:list-item>
                  <text:p text:style-name="P328">Umbau PushSignal</text:p>
                </text:list-item>
                <text:list-item>
                  <text:p text:style-name="P328">Verlagerung von Output_to_SDCard_Log nach task-BackGround</text:p>
                </text:list-item>
              </text:list>
            </text:list-item>
          </text:list>
        </text:list-item>
        <text:list-item>
          <text:p text:style-name="P328">Generic_FieldDescriptors : Neues Feld &lt;c_Signal_Volume&gt;</text:p>
        </text:list-item>
        <text:list-item>
          <text:p text:style-name="P328">Generic_Types : Umorganisation des ConfigData Commons wegen des neuen Feldes</text:p>
        </text:list-item>
        <text:list-item>
          <text:p text:style-name="P328">Änderungen in PrgNav_Lib zur Vermeidung von doppelten Signalen</text:p>
        </text:list-item>
        <text:list-item>
          <text:p text:style-name="P328">SD_Card_Lib : wied<text:span text:style-name="T149">e</text:span>r waits eingebaut</text:p>
        </text:list-item>
      </text:list>
      <text:p text:style-name="P113"/>
      <text:p text:style-name="P39"/>
      <text:p text:style-name="P38"><text:soft-page-break/><text:span text:style-name="T146">09.10</text:span><text:span text:style-name="T28">.2021<text:tab/></text:span><text:span text:style-name="T4">Version </text:span>0.<text:span text:style-name="T99">5.</text:span><text:span text:style-name="T146">41</text:span></text:p>
      <text:p text:style-name="P38"/>
      <text:list xml:id="list132109278859581" text:continue-numbering="true" text:style-name="L4">
        <text:list-item>
          <text:p text:style-name="P324">Einbauten für PWM Display-Helligkeitssteuerung, <text:span text:style-name="T146">erfolgreich</text:span></text:p>
          <text:list>
            <text:list-item>
              <text:p text:style-name="P327">PW_SetValue neu</text:p>
            </text:list-item>
            <text:list-item>
              <text:p text:style-name="P327">Generic_CAN_Ids.h : </text:p>
              <text:list>
                <text:list-item>
                  <text:p text:style-name="P327">c_CAN_Id_Wind : Definition überarbeitet</text:p>
                </text:list-item>
                <text:list-item>
                  <text:p text:style-name="P327">c_CAN_Id_Flaps_Status : LEDDutyCycle</text:p>
                </text:list-item>
              </text:list>
            </text:list-item>
            <text:list-item>
              <text:p text:style-name="P327">Beide COMMON...h</text:p>
              <text:list>
                <text:list-item>
                  <text:p text:style-name="P327">g_LCD_BackGround_DutyCycle</text:p>
                </text:list-item>
              </text:list>
            </text:list-item>
          </text:list>
        </text:list-item>
        <text:list-item>
          <text:p text:style-name="P327">SD_Card_Lib : c_Wait_4_Last_Disk_IO_2_Finish</text:p>
        </text:list-item>
        <text:list-item>
          <text:p text:style-name="P329">PaintFlapsSetting : <text:span text:style-name="T146">Now color-coded</text:span></text:p>
        </text:list-item>
        <text:list-item>
          <text:p text:style-name="P329">task_BackGround : <text:span text:style-name="T146">now includes Brightness Control of LCD</text:span></text:p>
        </text:list-item>
        <text:list-item>
          <text:p text:style-name="P329">task_CAN_Bus_Sender : <text:span text:style-name="T147">adapted to send </text:span><text:span text:style-name="T146">LEDDutyCycle </text:span><text:span text:style-name="T147">to Audio</text:span></text:p>
        </text:list-item>
        <text:list-item>
          <text:p text:style-name="P331">task_CAN_Data_Digester : elaborated comments</text:p>
        </text:list-item>
      </text:list>
      <text:p text:style-name="P112"/>
      <text:p text:style-name="P112"/>
      <text:p text:style-name="P38"><text:span text:style-name="T141">2</text:span><text:span text:style-name="T143">6</text:span><text:span text:style-name="T124">.09</text:span><text:span text:style-name="T28">.2021<text:tab/></text:span><text:span text:style-name="T4">Version </text:span>0.<text:span text:style-name="T99">5.</text:span><text:span text:style-name="T141">3</text:span><text:span text:style-name="T143">8</text:span></text:p>
      <text:p text:style-name="P37"/>
      <text:list xml:id="list132109294729892" text:continue-numbering="true" text:style-name="L4">
        <text:list-item>
          <text:p text:style-name="P325">Einbauten für PWM Display-Helligkeitssteuerung, bisher nicht erfolgreich</text:p>
        </text:list-item>
        <text:list-item>
          <text:p text:style-name="P332">System_Configuration.h : W<text:span text:style-name="T144">e</text:span>gfall Horsts_Preferences</text:p>
        </text:list-item>
        <text:list-item>
          <text:p text:style-name="P332">Wegfall aller Referenzen auf Chevron</text:p>
        </text:list-item>
        <text:list-item>
          <text:p text:style-name="P330">Umbauten in task_BackGround im ADC Part</text:p>
        </text:list-item>
        <text:list-item>
          <text:p text:style-name="P330"><text:span text:style-name="T144">einige</text:span> Taus jetzt bis auf 0.0 steuerbar</text:p>
        </text:list-item>
        <text:list-item>
          <text:p text:style-name="P330"/>
        </text:list-item>
      </text:list>
      <text:p text:style-name="P111"/>
      <text:p text:style-name="P111"/>
      <text:p text:style-name="P35"><text:span text:style-name="T141">2</text:span><text:span text:style-name="T142">3</text:span><text:span text:style-name="T124">.09</text:span><text:span text:style-name="T28">.2021<text:tab/></text:span><text:span text:style-name="T4">Version </text:span>0.<text:span text:style-name="T99">5.</text:span><text:span text:style-name="T141">3</text:span><text:span text:style-name="T142">3</text:span></text:p>
      <text:p text:style-name="P35"/>
      <text:list xml:id="list132110407463088" text:continue-numbering="true" text:style-name="L4">
        <text:list-item>
          <text:p text:style-name="P333">ADC_Lib.c : Verbesserungen, aber noch nicht befriedigen<text:span text:style-name="T144">d</text:span>, schnellere<text:span text:style-name="T144">s</text:span> Stabili<text:span text:style-name="T144">si</text:span>eren des Messwertes</text:p>
        </text:list-item>
        <text:list-item>
          <text:p text:style-name="P334">Portable_Utils.c : Korrekturen an &lt;portable_ftoa&gt;</text:p>
        </text:list-item>
        <text:list-item>
          <text:p text:style-name="P335">Generic_Const.h :</text:p>
          <text:list>
            <text:list-item>
              <text:p text:style-name="P335">Wegfall &lt;SmoothPointer&gt;</text:p>
            </text:list-item>
            <text:list-item>
              <text:p text:style-name="P335">Neu &lt;c_CurrentFlapsSetting&gt;</text:p>
            </text:list-item>
          </text:list>
        </text:list-item>
        <text:list-item>
          <text:p text:style-name="P335">Generic_Types.h</text:p>
          <text:list>
            <text:list-item>
              <text:p text:style-name="P335">&lt;cMin/MaxAirSpeed&gt; verändert</text:p>
            </text:list-item>
            <text:list-item>
              <text:p text:style-name="P336">OAS_Error jetzt float</text:p>
            </text:list-item>
          </text:list>
        </text:list-item>
        <text:list-item>
          <text:p text:style-name="P336">Generic_FieldDescriptors.c : </text:p>
          <text:list>
            <text:list-item>
              <text:p text:style-name="P336">Verschiedene Programm-Umorganisationen</text:p>
            </text:list-item>
            <text:list-item>
              <text:p text:style-name="P337">Generell : TAUs jetzt float mit Möglichkeit den Wert auf Null zusetzen. Dann ist das Tau = 1.0 und es findet keine Dämpfung statt</text:p>
            </text:list-item>
            <text:list-item>
              <text:p text:style-name="P337">Wegfall : &lt;SmootPointer&gt;</text:p>
            </text:list-item>
            <text:list-item>
              <text:p text:style-name="P338">SD_Card_Lib.c : Wilde Delays , sehr unbefriedigend</text:p>
            </text:list-item>
          </text:list>
        </text:list-item>
        <text:list-item>
          <text:p text:style-name="P339">BuildVarioPage.c : </text:p>
          <text:list>
            <text:list-item>
              <text:p text:style-name="P339">Neu &lt;PaintSpeedComm<text:span text:style-name="T145">an</text:span>dBar&gt;</text:p>
            </text:list-item>
            <text:list-item>
              <text:p text:style-name="P340">Wegfall : Anzeiger der Dreiecke für Klappenfehler</text:p>
            </text:list-item>
          </text:list>
        </text:list-item>
      </text:list>
      <text:p text:style-name="P110"/>
      <text:p text:style-name="P110"/>
      <text:p text:style-name="P110"/>
      <text:p text:style-name="P35"><text:span text:style-name="T141">20</text:span><text:span text:style-name="T124">.09</text:span><text:span text:style-name="T28">.2021<text:tab/></text:span><text:span text:style-name="T4">Version </text:span>0.<text:span text:style-name="T99">5.</text:span><text:span text:style-name="T141">31</text:span></text:p>
      <text:p text:style-name="P34"><text:soft-page-break/></text:p>
      <text:list xml:id="list132109446686000" text:continue-numbering="true" text:style-name="L4">
        <text:list-item>
          <text:p text:style-name="P482"><text:span text:style-name="T73">I</text:span><text:span text:style-name="T57">O_Exp_Lib.c : Wegfall IOExp_Init und IOExp_DeInit</text:span></text:p>
        </text:list-item>
        <text:list-item>
          <text:p text:style-name="P341">Portable_Utils.c : neue Routine &lt;InvertBitsInAByte&gt;</text:p>
        </text:list-item>
        <text:list-item>
          <text:p text:style-name="P342">Generic_CAN_Ids : Einführung &lt;c_CAN_Id_Flaps_Status&gt;, Übermittlung der Steuerdaten für die LED-Leiste</text:p>
        </text:list-item>
        <text:list-item>
          <text:p text:style-name="P343">Generic_Common : neu &lt;g_FlapsFlashControl&gt;</text:p>
        </text:list-item>
        <text:list-item>
          <text:p text:style-name="P344">Generic_Const.h : </text:p>
          <text:list>
            <text:list-item>
              <text:p text:style-name="P344">Einführung der Kontrollbits für die LED-Leiste</text:p>
            </text:list-item>
            <text:list-item>
              <text:p text:style-name="P345">Einführung Signal_Mute</text:p>
            </text:list-item>
          </text:list>
        </text:list-item>
        <text:list-item>
          <text:p text:style-name="P346">Wegfall PushAlarm</text:p>
        </text:list-item>
        <text:list-item>
          <text:p text:style-name="P347">Generic_Field_Descriptors.c : Neues Feld &lt;c_Signal_Mute&gt;</text:p>
        </text:list-item>
        <text:list-item>
          <text:p text:style-name="P348">Prg_Nav_Lib.c : </text:p>
          <text:list>
            <text:list-item>
              <text:p text:style-name="P348">&lt;DateTimeToString&gt; ersetzt Code-Strecke</text:p>
            </text:list-item>
            <text:list-item>
              <text:p text:style-name="P349">Kommentierung für Verständnis</text:p>
            </text:list-item>
          </text:list>
        </text:list-item>
        <text:list-item>
          <text:p text:style-name="P350">Graphics_Lib.c : </text:p>
          <text:list>
            <text:list-item>
              <text:p text:style-name="P350">&lt;PaintVoltage&gt; neu</text:p>
            </text:list-item>
            <text:list-item>
              <text:p text:style-name="P483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351">BuildVarioPage.c : Veränderung/Vereinfachung nach Verlagerung der KlappenLEDLeiste ins Audio</text:p>
        </text:list-item>
        <text:list-item>
          <text:p text:style-name="P352">Config_Lib.c :</text:p>
          <text:list>
            <text:list-item>
              <text:p text:style-name="P352">Wegfall &lt;VMC&gt;, &lt;VMO&gt;, &lt;VNE&gt;</text:p>
            </text:list-item>
            <text:list-item>
              <text:p text:style-name="P484"><text:span text:style-name="T72">A</text:span><text:span text:style-name="T57">SG32 statt DG800</text:span></text:p>
            </text:list-item>
          </text:list>
        </text:list-item>
        <text:list-item>
          <text:p text:style-name="P353">NV_Main erweiter für Test der Config-Common-Größe auf 4 Byte Alignement</text:p>
        </text:list-item>
        <text:list-item>
          <text:p text:style-name="P354">Plane_Lib.c : Korrektur an &lt;OptFlapsSettingFor&gt;</text:p>
        </text:list-item>
        <text:list-item>
          <text:p text:style-name="P355">task_CAN_Bus_Sender.c : sendet jetzt autonom die neuesten Flaps-Setting-Daten ans Audio</text:p>
        </text:list-item>
        <text:list-item>
          <text:p text:style-name="P356">task_CAN_Data_Digester.c : Steuerung der Flaps-LED-Parameter</text:p>
        </text:list-item>
      </text:list>
      <text:p text:style-name="P109"/>
      <text:p text:style-name="P34"><text:span text:style-name="T128">11</text:span><text:span text:style-name="T124">.09</text:span><text:span text:style-name="T28">.2021<text:tab/></text:span><text:span text:style-name="T4">Version </text:span>0.<text:span text:style-name="T99">5.</text:span><text:span text:style-name="T128">24</text:span></text:p>
      <text:p text:style-name="P32"/>
      <text:p text:style-name="P33"><text:span text:style-name="T140">Diese Version sollte so stabil sein, dass sie in die Flugzeuge kann !!</text:span><text:span text:style-name="T99"><text:line-break/></text:span></text:p>
      <text:list xml:id="list132109330982168" text:continue-numbering="true" text:style-name="L4">
        <text:list-item>
          <text:p text:style-name="P357">ffconf.h : <text:tab/><text:line-break/><text:tab/><text:span text:style-name="T129">#define _FS_LOCK <text:s text:c="3"/>0 <text:s text:c="4"/>/* 0:Disable or &gt;=1:Enable */</text:span><text:line-break/>auf 0 gesetzt, war 2 <text:s/><text:span text:style-name="T131">(Klaus)</text:span></text:p>
        </text:list-item>
        <text:list-item>
          <text:p text:style-name="P358">heap_tlsf.c : Anpassung Heap (Klaus)</text:p>
        </text:list-item>
        <text:list-item>
          <text:p text:style-name="P359">emergency.c : <text:line-break/><text:span text:style-name="T130"> <text:tab/></text:span><text:span text:style-name="T129">// 0x01 : Instruction access error (restricted code access)</text:span><text:line-break/>(Klaus)</text:p>
        </text:list-item>
        <text:list-item>
          <text:p text:style-name="P360">Generic_Common … : Ausdünnungen : RadioQId + Time_Reception_Mutex + g_deferred_actio_timer</text:p>
        </text:list-item>
        <text:list-item>
          <text:p text:style-name="P361">Generic_Types.h : </text:p>
          <text:list>
            <text:list-item>
              <text:p text:style-name="P361">Anpassungen in den Qs</text:p>
            </text:list-item>
            <text:list-item>
              <text:p text:style-name="P361">Sensor_WD et al : jetzt float, war uint32_t</text:p>
            </text:list-item>
          </text:list>
        </text:list-item>
        <text:list-item>
          <text:p text:style-name="P361">Einführung G-Meter min/max</text:p>
        </text:list-item>
        <text:list-item>
          <text:p text:style-name="P361">Log_OutPut_Lib.h/<text:span text:style-name="T132">c : Neue Routine &lt;Queue_2_SDCard_Log&gt;</text:span></text:p>
        </text:list-item>
        <text:list-item>
          <text:p text:style-name="P361"><text:span text:style-name="T133">Generic_</text:span>FieldDescriptors.c :</text:p>
          <text:list>
            <text:list-item>
              <text:p text:style-name="P362">neue Einheit : „g“</text:p>
            </text:list-item>
            <text:list-item>
              <text:p text:style-name="P362">Wind Data Page : neue Felder</text:p>
            </text:list-item>
            <text:list-item>
              <text:p text:style-name="P363">neues Feld &lt;MinG&gt;</text:p>
            </text:list-item>
          </text:list>
        </text:list-item>
        <text:list-item>
          <text:p text:style-name="P364"><text:span text:style-name="T134">t</text:span>ask_IO_FrontEnd.<text:span text:style-name="T134">c : Event Logging</text:span></text:p>
        </text:list-item>
        <text:list-item>
          <text:p text:style-name="P364">task_MMI.c : <text:span text:style-name="T134">Event Logging</text:span></text:p>
        </text:list-item>
        <text:list-item>
          <text:p text:style-name="P364"><text:soft-page-break/>BuildVarioPage.c : <text:span text:style-name="T135">Steuerung der Chevrons und Klappen-Dreiecke umgebaut</text:span></text:p>
        </text:list-item>
        <text:list-item>
          <text:p text:style-name="P365">Plane_Lib.c : </text:p>
          <text:list>
            <text:list-item>
              <text:p text:style-name="P366">Defaults zur Klappenmimik nach dem Laden</text:p>
            </text:list-item>
            <text:list-item>
              <text:p text:style-name="P366">Korrektur bei OptFlapsSettingFor</text:p>
            </text:list-item>
          </text:list>
        </text:list-item>
        <text:list-item>
          <text:p text:style-name="P366">task_AudioController.c : <text:span text:style-name="T136">Korrektur für AudioClimbModeInCruise</text:span></text:p>
        </text:list-item>
        <text:list-item>
          <text:p text:style-name="P366">task_BackGround.c : <text:span text:style-name="T137">Umbau zum Server für Log_OutPut</text:span></text:p>
        </text:list-item>
        <text:list-item>
          <text:p text:style-name="P366">task_CAN_Bus_Receiver.c : <text:span text:style-name="T138">Große Umbauten zur Testunterstützung, muss im Release unwirksam sein</text:span></text:p>
        </text:list-item>
        <text:list-item>
          <text:p text:style-name="P366">task_CAN_Bus_Sender.c : <text:span text:style-name="T139">Korrektur ClimbMode</text:span></text:p>
        </text:list-item>
        <text:list-item>
          <text:p text:style-name="P366">task_CAN_Data_Digester.c : </text:p>
          <text:list>
            <text:list-item>
              <text:p text:style-name="P367">G-Meter</text:p>
            </text:list-item>
            <text:list-item>
              <text:p text:style-name="P368">Bedingung für FlightStatusCounter--; → Landungserkennung geändert !!!!</text:p>
            </text:list-item>
            <text:list-item>
              <text:p text:style-name="P369">Größere Umbauten und Korrekturen an der Windrechnung wegen Umstellung von uint32_t auf float</text:p>
            </text:list-item>
          </text:list>
        </text:list-item>
      </text:list>
      <text:p text:style-name="P108"/>
      <text:p text:style-name="P108"><text:s/></text:p>
      <text:p text:style-name="P31"><text:span text:style-name="T124">0</text:span><text:span text:style-name="T125">6</text:span><text:span text:style-name="T124">.09</text:span><text:span text:style-name="T28">.2021<text:tab/></text:span><text:span text:style-name="T4">Version </text:span>0.<text:span text:style-name="T99">5.</text:span><text:span text:style-name="T121">1</text:span><text:span text:style-name="T125">7</text:span><text:span text:style-name="T99"><text:line-break/></text:span></text:p>
      <text:list xml:id="list132110935618984" text:continue-numbering="true" text:style-name="L4">
        <text:list-item>
          <text:p text:style-name="P370">main.h : Anpassung Prios</text:p>
        </text:list-item>
        <text:list-item>
          <text:p text:style-name="P370">FatFs_API\src\fats_platform.c : Einbau von Zeitstufen, um beim Einlegen einer usd-Karte FlipFlopSituationen zu vermeiden.</text:p>
        </text:list-item>
        <text:list-item>
          <text:p text:style-name="P371">Generic_Conts.h, Generic_Types, Generic_Field_Descriptors.c : <text:line-break/>Einführung von zwei neuen Feldern : RMSTurbulence und MaxG</text:p>
        </text:list-item>
        <text:list-item>
          <text:p text:style-name="P372">Config_Lib : ForceSDSave, Turbulence_Tau, FlapsLL, FlapsUL verändert</text:p>
        </text:list-item>
        <text:list-item>
          <text:p text:style-name="P373">Plane_Lib.c : Force behavior as fixed wind plane without flaps, <text:span text:style-name="T126">war vorher in task_BackGround .c</text:span></text:p>
        </text:list-item>
        <text:list-item>
          <text:p text:style-name="P374">task_CAN_Bus_Receiver</text:p>
          <text:list>
            <text:list-item>
              <text:p text:style-name="P374">Fehlerbeseitigung : Ausbau des vTaskDelay aus dem Test</text:p>
            </text:list-item>
            <text:list-item>
              <text:p text:style-name="P374">g_CanBusDataXfer_wSensor_established <text:s/>- <text:span text:style-name="T127">jetzt nur noch nach im Empfang <text:s/>der Euler-Winkel</text:span></text:p>
            </text:list-item>
            <text:list-item>
              <text:p text:style-name="P375">Dämpfung bei AmPressure und AmbDensity eingebaut</text:p>
            </text:list-item>
            <text:list-item>
              <text:p text:style-name="P375">Einbau RMSTurbiulence und MaxG (experimentell)</text:p>
            </text:list-item>
            <text:list-item>
              <text:p text:style-name="P376">Schleppzeiger für g_ConfigData.FlapsLL und g_ConfigData.FlapsUL</text:p>
            </text:list-item>
          </text:list>
        </text:list-item>
        <text:list-item>
          <text:p text:style-name="P376">task_CAN_Data_Digester.c : FlapsSpread</text:p>
        </text:list-item>
        <text:list-item>
          <text:p text:style-name="P377">task_ImageBuilder von Flaps-Gedöns befreit</text:p>
        </text:list-item>
      </text:list>
      <text:p text:style-name="P107"/>
      <text:p text:style-name="P107"/>
      <text:p text:style-name="P31"><text:span text:style-name="T124">03.09</text:span><text:span text:style-name="T28">.2021<text:tab/></text:span><text:span text:style-name="T4">Version </text:span>0.<text:span text:style-name="T99">5.</text:span><text:span text:style-name="T121">1</text:span><text:span text:style-name="T124">6</text:span><text:span text:style-name="T99"><text:line-break/></text:span></text:p>
      <text:list xml:id="list132109533666351" text:continue-numbering="true" text:style-name="L4">
        <text:list-item>
          <text:p text:style-name="P457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23">31</text:span><text:span text:style-name="T28">.08.2021<text:tab/></text:span><text:span text:style-name="T4">Version </text:span>0.<text:span text:style-name="T99">5.</text:span><text:span text:style-name="T121">1</text:span><text:span text:style-name="T123">4</text:span><text:span text:style-name="T99"><text:line-break/></text:span></text:p>
      <text:list xml:id="list132109931053122" text:continue-numbering="true" text:style-name="L4">
        <text:list-item>
          <text:p text:style-name="P378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378">Generic_Signature.c : Länge von 5 auf 4 korrigiert<text:line-break/><text:line-break/></text:p>
        </text:list-item>
      </text:list>
      <text:p text:style-name="P28"><text:span text:style-name="T100">2</text:span><text:span text:style-name="T116">5</text:span><text:span text:style-name="T28">.08.2021<text:tab/></text:span><text:span text:style-name="T4">Version </text:span>0.<text:span text:style-name="T99">5.</text:span><text:span text:style-name="T121">1</text:span><text:span text:style-name="T122">3</text:span><text:span text:style-name="T99"><text:line-break/></text:span></text:p>
      <text:list xml:id="list132110459559559" text:continue-numbering="true" text:style-name="L4">
        <text:list-item>
          <text:p text:style-name="P458"><text:soft-page-break/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379">Vario_Zeiger_Tau wieder eingeführt</text:p>
        </text:list-item>
        <text:list-item>
          <text:p text:style-name="P380">passiv (aus BL): Veränderungen in Flash_F4xx_Lib.c</text:p>
        </text:list-item>
      </text:list>
      <text:p text:style-name="P29"/>
      <text:p text:style-name="P106"/>
      <text:p text:style-name="P28"><text:span text:style-name="T100">2</text:span><text:span text:style-name="T116">5</text:span><text:span text:style-name="T28">.08.2021<text:tab/></text:span><text:span text:style-name="T4">Version </text:span>0.<text:span text:style-name="T99">5.</text:span><text:span text:style-name="T121">10</text:span><text:span text:style-name="T99"><text:line-break/></text:span></text:p>
      <text:list xml:id="list272895784" text:style-name="L5">
        <text:list-item>
          <text:p text:style-name="P485"><text:span text:style-name="T58">E</text:span><text:span text:style-name="T57">inbau Totband in Flaps Sensorik</text:span></text:p>
        </text:list-item>
        <text:list-item>
          <text:p text:style-name="P381">Generic_Consts: c_FlapsSpread eingeführt</text:p>
        </text:list-item>
        <text:list-item>
          <text:p text:style-name="P381">Generic_Types : g_ConfigData.FlapsLL und -UL eingeführt</text:p>
        </text:list-item>
        <text:list-item>
          <text:p text:style-name="P486"><text:span text:style-name="T57">Generic_FieldDescriptor : neues Feld <text:s/></text:span><text:span text:style-name="T65">c_FlapsSpread</text:span></text:p>
        </text:list-item>
        <text:list-item>
          <text:p text:style-name="P486"><text:span text:style-name="T65">C</text:span><text:span text:style-name="T57">onfig_LIB : g_ConfigData.FlapsLL/UL</text:span></text:p>
        </text:list-item>
        <text:list-item>
          <text:p text:style-name="P487"><text:span text:style-name="T66">Plane</text:span><text:span text:style-name="T57">_LIB : g_ConfigData.FlapsLL/UL</text:span></text:p>
        </text:list-item>
        <text:list-item>
          <text:p text:style-name="P382">task_ImageBuilder : Sonderbehandlung für Programm c_Flaps_Control</text:p>
        </text:list-item>
      </text:list>
      <text:p text:style-name="P105"/>
      <text:p text:style-name="P105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132110612835737" text:continue-numbering="true" text:style-name="L5">
        <text:list-item>
          <text:p text:style-name="P459"><text:span text:style-name="T58">c_Vario_Zeiger_Tau </text:span><text:span text:style-name="T64">obsolete, deleted</text:span></text:p>
        </text:list-item>
        <text:list-item>
          <text:p text:style-name="P383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488"><text:span text:style-name="T64">G</text:span><text:span text:style-name="T57">eneric_FieldDescriptors.c : viele optische Korrekturen an den Anzeige -Texten</text:span></text:p>
        </text:list-item>
        <text:list-item>
          <text:p text:style-name="P384">Überarbeitung/Straffung von PrgNav_Lib im Kontext ChangeValue</text:p>
        </text:list-item>
        <text:list-item>
          <text:p text:style-name="P385">NV_Main : Straffung der Struktur Checks</text:p>
        </text:list-item>
        <text:list-item>
          <text:p text:style-name="P385">Plane_LIB : kann jetzt zwei Formate verarbeiten (temporär)</text:p>
        </text:list-item>
        <text:list-item>
          <text:p text:style-name="P386">Alle bisherigen fzt-s überarbeitet aufs neue Format gehoben</text:p>
        </text:list-item>
      </text:list>
      <text:p text:style-name="P105"/>
      <text:p text:style-name="P27"><text:span text:style-name="T100">2</text:span><text:span text:style-name="T116">5</text:span><text:span text:style-name="T28">.08.2021<text:tab/></text:span><text:span text:style-name="T4">Version </text:span>0.<text:span text:style-name="T99">5.</text:span><text:span text:style-name="T119">8</text:span><text:span text:style-name="T99"><text:line-break/></text:span></text:p>
      <text:list xml:id="list132111339521233" text:continue-numbering="true" text:style-name="L5">
        <text:list-item>
          <text:p text:style-name="P387">Beim SystemStart Taste oben gedrückt halten führt zum Rücksetzen auf MasterDefaultCinfigData.</text:p>
        </text:list-item>
        <text:list-item>
          <text:p text:style-name="P489"><text:span text:style-name="T40">F</text:span><text:span text:style-name="T38">arbgebung für Alarmzustände überarbeitet</text:span></text:p>
          <text:list>
            <text:list-item>
              <text:p text:style-name="P387">VarioFarben</text:p>
              <text:list>
                <text:list-item>
                  <text:p text:style-name="P490"><text:span text:style-name="T38">Gelb<text:tab/>: </text:span><text:span text:style-name="T41">Überschreitung VRA</text:span></text:p>
                </text:list-item>
                <text:list-item>
                  <text:p text:style-name="P491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490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388">Umbau auf neue Notierung der Wölbklappenstellungen</text:p>
          <text:list>
            <text:list-item>
              <text:p text:style-name="P494">Convention : </text:p>
              <text:list>
                <text:list-item>
                  <text:p text:style-name="P490"><text:span text:style-name="T117">Flaps <text:s text:c="2"/>0% <text:s/>corresponds to max Flaps Setting </text:span><text:span text:style-name="T118">aka</text:span><text:span text:style-name="T117"> Landing Position</text:span></text:p>
                </text:list-item>
                <text:list-item>
                  <text:p text:style-name="P490"><text:span text:style-name="T117">Flap2 100% <text:s/>corresponds to </text:span><text:span text:style-name="T118">min</text:span><text:span text:style-name="T117"> Flaps Setting </text:span><text:span text:style-name="T118">aka</text:span><text:span text:style-name="T117"> High Speed</text:span></text:p>
                </text:list-item>
              </text:list>
            </text:list-item>
          </text:list>
        </text:list-item>
        <text:list-item>
          <text:p text:style-name="P388">Anpassung der Routinen in Plane_Lib</text:p>
        </text:list-item>
        <text:list-item>
          <text:p text:style-name="P389">Neue Routinen in Portable_Utils :</text:p>
          <text:list>
            <text:list-item>
              <text:p text:style-name="P389"><text:s text:c="2"/>uint32_t <text:s/>MakeLOCFromUTCTinme <text:s text:c="6"/>( uint32_t GPS_date_time, int8_t <text:s/>UTC_Offset );</text:p>
            </text:list-item>
            <text:list-item>
              <text:p text:style-name="P389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390">Reduktion auf 3 SpeedAlert s</text:p>
        </text:list-item>
        <text:list-item>
          <text:p text:style-name="P390">VarioPage : Positionierung der Items über den Feldern neu justiert</text:p>
        </text:list-item>
        <text:list-item>
          <text:p text:style-name="P391">LogNError_OutPut_lib : </text:p>
          <text:list>
            <text:list-item>
              <text:p text:style-name="P391">neue Routine PushAlarm</text:p>
            </text:list-item>
            <text:list-item>
              <text:p text:style-name="P393"><text:soft-page-break/>Start_Log_Output erwitert : Jetzt mit Datum und Zeit-Ausgabe</text:p>
            </text:list-item>
            <text:list-item>
              <text:p text:style-name="P393">Output_2_SDCard_Log ebenfalls um Zeit-Ausgabe erwitert (ms)</text:p>
            </text:list-item>
          </text:list>
        </text:list-item>
        <text:list-item>
          <text:p text:style-name="P392">Fehlerkorrektur in SD_Card_lib : SD_Card_File_Delete</text:p>
        </text:list-item>
        <text:list-item>
          <text:p text:style-name="P394">Umbau PrgNav_Lib : Nutzung de neuen ZeitString-Routinen</text:p>
        </text:list-item>
        <text:list-item>
          <text:p text:style-name="P394">Explanation Sonderfälle : Fehlerausgabe auskommentiert</text:p>
        </text:list-item>
        <text:list-item>
          <text:p text:style-name="P395">task_MMI : Vereinfachung durch ChanceValue Routine</text:p>
        </text:list-item>
        <text:list-item>
          <text:p text:style-name="P396">BuildVarioPage : <text:span text:style-name="T120">R</text:span>eduction au<text:span text:style-name="T120">f</text:span> 3 SpeedAlerts</text:p>
        </text:list-item>
        <text:list-item>
          <text:p text:style-name="P397">Config_Lib : MasterDefaults für DG800b/18m verbessert</text:p>
        </text:list-item>
        <text:list-item>
          <text:p text:style-name="P398">Plane_Lib : </text:p>
          <text:list>
            <text:list-item>
              <text:p text:style-name="P398">Korrekturen <text:span text:style-name="T120">in der String-Behandlung</text:span></text:p>
            </text:list-item>
            <text:list-item>
              <text:p text:style-name="P398"><text:span text:style-name="T120">J</text:span>etzt Flugzeugtyp-Bezeichnungen mit Sonderzeichen erlaubt</text:p>
            </text:list-item>
            <text:list-item>
              <text:p text:style-name="P399">Routine CurrentFlapsPosition an das neue fzt-Format angepasst </text:p>
            </text:list-item>
          </text:list>
        </text:list-item>
        <text:list-item>
          <text:p text:style-name="P399">Erweiterung task_BackGround für User-Interaction für Start mit Master-Default Werten</text:p>
        </text:list-item>
        <text:list-item>
          <text:p text:style-name="P400">task_CAN-Data_Digester : Reduktion auf 3 SpeedAlerts</text:p>
        </text:list-item>
      </text:list>
      <text:p text:style-name="P26"/>
      <text:p text:style-name="P24"/>
      <text:p text:style-name="P26"><text:span text:style-name="T100">2</text:span><text:span text:style-name="T113">3</text:span><text:span text:style-name="T28">.08.2021<text:tab/></text:span><text:span text:style-name="T4">Version </text:span>0.<text:span text:style-name="T99">5.</text:span><text:span text:style-name="T113">7</text:span><text:span text:style-name="T99"><text:line-break/></text:span></text:p>
      <text:list xml:id="list132110731121748" text:continue-numbering="true" text:style-name="L5">
        <text:list-item>
          <text:p text:style-name="P401">System ist jetzt fest gegen uSD Wechsel</text:p>
          <text:list>
            <text:list-item>
              <text:p text:style-name="P401">uSD kann im laufenden Betrieb eingeführt werden und arbeitet ok</text:p>
            </text:list-item>
            <text:list-item>
              <text:p text:style-name="P401">Wenn die uSD im lauufenden Betrieb entfernt wird, erfolgt ein Neustart</text:p>
            </text:list-item>
          </text:list>
        </text:list-item>
        <text:list-item>
          <text:p text:style-name="P401">Wenn keine uSD im Slot ist, erscheint auf der Vario-Seite in der oberen rechten Ecke ein Hinweis</text:p>
        </text:list-item>
        <text:list-item>
          <text:p text:style-name="P402">SD_Card_Lib : Routine &lt;SD_Link_and_Mount&gt; erweietert zu &lt;SD_Test_Link_and_Mount&gt;</text:p>
          <text:list>
            <text:list-item>
              <text:p text:style-name="P402">alle entsprechenden Referenzen angepasst</text:p>
            </text:list-item>
          </text:list>
        </text:list-item>
        <text:list-item>
          <text:p text:style-name="P460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495"><text:span text:style-name="T42">BuildVarioPage : Paint_SD_Status </text:span><text:span text:style-name="T55">(residiert in Graphics_Lib.c)</text:span></text:p>
        </text:list-item>
      </text:list>
      <text:p text:style-name="P104"/>
      <text:p text:style-name="P104"/>
      <text:p text:style-name="P25"><text:span text:style-name="T100">2</text:span><text:span text:style-name="T114">2</text:span><text:span text:style-name="T28">.08.2021<text:tab/></text:span><text:span text:style-name="T4">Version </text:span>0.<text:span text:style-name="T99">5.</text:span><text:span text:style-name="T114">6</text:span><text:span text:style-name="T99"><text:line-break/></text:span></text:p>
      <text:list xml:id="list132109472357915" text:continue-numbering="true" text:style-name="L5">
        <text:list-item>
          <text:p text:style-name="P403">I2C Handler : Variable &lt;g_I2C_Init_count&gt; obsolete und entfernt</text:p>
          <text:list>
            <text:list-item>
              <text:p text:style-name="P404">auch in NV_Main</text:p>
            </text:list-item>
          </text:list>
        </text:list-item>
        <text:list-item>
          <text:p text:style-name="P405">Variable &lt;g_deferred_action_counter&gt; <text:span text:style-name="T115">obsolete und entfernt</text:span></text:p>
          <text:list>
            <text:list-item>
              <text:p text:style-name="P404">auch in task_BackGround</text:p>
            </text:list-item>
          </text:list>
        </text:list-item>
        <text:list-item>
          <text:p text:style-name="P405">task_Buzzer : HighWaterMark eingeführt</text:p>
        </text:list-item>
        <text:list-item>
          <text:p text:style-name="P406">task_IO_FrontEnd : StackSize von 128 auf 64 reduziert</text:p>
        </text:list-item>
        <text:list-item>
          <text:p text:style-name="P407">task_CAN_Bus_Sender : HighWaterMark eingeführt</text:p>
        </text:list-item>
      </text:list>
      <text:p text:style-name="P24"/>
      <text:p text:style-name="P24"><text:span text:style-name="T100">2</text:span><text:span text:style-name="T110">2</text:span><text:span text:style-name="T28">.08.2021<text:tab/></text:span><text:span text:style-name="T4">Version </text:span>0.<text:span text:style-name="T99">5.</text:span><text:span text:style-name="T110">5</text:span><text:span text:style-name="T99"><text:line-break/></text:span></text:p>
      <text:list xml:id="list132109614883162" text:continue-numbering="true" text:style-name="L5">
        <text:list-item>
          <text:p text:style-name="P408"><text:span text:style-name="T110">Logging läuft (</text:span><text:span text:style-name="T111">nur oberflächlich getestet, noch ohne Instrumentierung des Codes</text:span><text:span text:style-name="T110">)</text:span></text:p>
        </text:list-item>
        <text:list-item>
          <text:p text:style-name="P410">Ausgabe der Flugzeugpolare ok</text:p>
        </text:list-item>
        <text:list-item>
          <text:p text:style-name="P411">alle Referenzen auf &lt;DBGLogger&gt; gelöscht</text:p>
        </text:list-item>
        <text:list-item>
          <text:p text:style-name="P411">alle Referenzen auf &lt;SDCLogger&gt; auf &lt;Logger&gt; <text:s/>umgebaut</text:p>
        </text:list-item>
        <text:list-item>
          <text:p text:style-name="P412">alle COMMON-Variablen bezügl &lt;Plane_Lib&gt; nach eben dort versch oben</text:p>
        </text:list-item>
        <text:list-item>
          <text:p text:style-name="P412">Generic_FieldDescriptor um die Text-Konstanen für &lt;Plane_Lib&gt; angereichert</text:p>
        </text:list-item>
        <text:list-item>
          <text:p text:style-name="P413">generell : &lt;MaxGlideRatio&gt; in &lt;MaxLoD&gt; umbenannt</text:p>
        </text:list-item>
        <text:list-item>
          <text:p text:style-name="P414">LogNError_OutPut um die Ropurinen &lt;Start_Log_OutPut&gt; und &lt;Perform_Log_OutPut&gt; erweitert</text:p>
        </text:list-item>
        <text:list-item>
          <text:p text:style-name="P414">SD_Card_Lib um delete-Funktion erweiert</text:p>
        </text:list-item>
        <text:list-item>
          <text:p text:style-name="P415"><text:soft-page-break/>task_Buzzer : Stack auf 256 reduziert</text:p>
        </text:list-item>
        <text:list-item>
          <text:p text:style-name="P416">Config_Lib / Flugzeugparameter um MaxTakeOffWeight und MaxBallast erweitert</text:p>
        </text:list-item>
        <text:list-item>
          <text:p text:style-name="P417">Plane_lib : Einbau der Ausgabe-Routinen, auch um <text:span text:style-name="T112">MaxTakeOffWeight und MaxBallast erweitert</text:span></text:p>
          <text:p text:style-name="P418"/>
        </text:list-item>
      </text:list>
      <text:p text:style-name="P23"/>
      <text:p text:style-name="P23"><text:span text:style-name="T100">20</text:span><text:span text:style-name="T28">.08.2021<text:tab/></text:span><text:span text:style-name="T4">Version </text:span>0.<text:span text:style-name="T99">5.</text:span><text:span text:style-name="T102">4</text:span><text:span text:style-name="T99"><text:line-break/></text:span></text:p>
      <text:list xml:id="list132110365887758" text:continue-numbering="true" text:style-name="L5">
        <text:list-item>
          <text:p text:style-name="P409">TurbulenceValue ist jetzt eine Variable in g_SensorData</text:p>
        </text:list-item>
        <text:list-item>
          <text:p text:style-name="P419"><text:span text:style-name="T103">Turbulence</text:span><text:span text:style-name="T104">Li</text:span><text:span text:style-name="T103">mit ist jetzt eine Variable in g_ConfigData</text:span></text:p>
        </text:list-item>
        <text:list-item>
          <text:p text:style-name="P420"><text:span text:style-name="T104">Dafür zwei neue Felder in Generic_FieldDescriptor.c, <text:line-break/></text:span><text:span text:style-name="T105">entsprechende Änderungen auch in Generic_Types.h</text:span></text:p>
        </text:list-item>
        <text:list-item>
          <text:p text:style-name="P421"><text:span text:style-name="T105">Noch einmal Änderungen an der Programm-Struktur </text:span><text:span text:style-name="T106">(Experts_Setup, Experimental)</text:span></text:p>
        </text:list-item>
        <text:list-item>
          <text:p text:style-name="P427">GPS_UTC_Offset jetzt int8_t</text:p>
        </text:list-item>
        <text:list-item>
          <text:p text:style-name="P428">Buzzer wieder aktiviert</text:p>
        </text:list-item>
        <text:list-item>
          <text:p text:style-name="P422"><text:span text:style-name="T107">Fix in task_MMI : fehle</text:span><text:span text:style-name="T108">n</text:span><text:span text:style-name="T107">de Zeile &lt;l_Command = cCmdNothing;&gt; </text:span><text:span text:style-name="T108">im Bereich &lt;c_TurnIndicator&gt;<text:line-break/>ASSERT am Ende der Loop beseitigt</text:span></text:p>
        </text:list-item>
        <text:list-item>
          <text:p text:style-name="P429">Config_Lib.c : Einbau Turbulence-Variablen</text:p>
        </text:list-item>
        <text:list-item>
          <text:p text:style-name="P430">task_BackGround : Verhinderung unsinniger Programmsituationen, wenn keine uSD gesteckt ist oder wenn ein Flugzeugtyp ohne Klappen benutzt wird.</text:p>
        </text:list-item>
        <text:list-item>
          <text:p text:style-name="P431">task_CAN_Bus_Receiver : Turbulence</text:p>
        </text:list-item>
        <text:list-item>
          <text:p text:style-name="P431">task_CAN_Data_Digester : Turbulence</text:p>
        </text:list-item>
        <text:list-item>
          <text:p text:style-name="P423"><text:span text:style-name="T109">task_ImageBuilder : SweepLight vereinfacht</text:span><text:line-break/></text:p>
        </text:list-item>
      </text:list>
      <text:p text:style-name="P21"><text:span text:style-name="T100">20</text:span><text:span text:style-name="T28">.08.2021<text:tab/></text:span><text:span text:style-name="T4">Version </text:span>0.<text:span text:style-name="T99">5.</text:span><text:span text:style-name="T100">2</text:span><text:span text:style-name="T99"><text:line-break/></text:span></text:p>
      <text:list xml:id="list132109319624300" text:continue-numbering="true" text:style-name="L5">
        <text:list-item>
          <text:p text:style-name="P432">Überarbeitung Menue-Schema</text:p>
        </text:list-item>
        <text:list-item>
          <text:p text:style-name="P433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434">Überarbeitung der Nenue-Seite &lt;Polar-Curve-Check&gt;</text:p>
        </text:list-item>
        <text:list-item>
          <text:p text:style-name="P424"><text:span text:style-name="T101">Einbau Turbulenz-Überwachung (experimentell)</text:span><text:line-break/></text:p>
        </text:list-item>
      </text:list>
      <text:p text:style-name="P20"><text:span text:style-name="T90">1</text:span><text:span text:style-name="T98">9</text:span><text:span text:style-name="T28">.08.2021<text:tab/></text:span><text:span text:style-name="T4">Version </text:span>0.<text:span text:style-name="T99">5.1<text:line-break/></text:span></text:p>
      <text:list xml:id="list132109594947870" text:continue-numbering="true" text:style-name="L5">
        <text:list-item>
          <text:p text:style-name="P425">General-Umbau der Eingabe-Mimik mit dem Ziel, die Folgen einer Wertveränderung in Realzeit zu sehen, anstatt, wie vorher, immer auf das Abspeichern warten zu müssen.</text:p>
        </text:list-item>
        <text:list-item>
          <text:p text:style-name="P425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426">Beide Paradigmen führen zum gleichen Ergebnis, aber das neue Paradigma ist wesentlich benutzer-freundlich.</text:p>
        </text:list-item>
        <text:list-item>
          <text:p text:style-name="P435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461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</text:span><text:soft-page-break/><text:span text:style-name="T50">&lt;GetFieldDescrTableIndexFor&gt; </text:span><text:span text:style-name="T51">wird damit nahezu obsolete.</text:span></text:p>
        </text:list-item>
        <text:list-item>
          <text:p text:style-name="P436">PrgNav_Lib.c wurde aufgebohrt : </text:p>
          <text:list>
            <text:list-item>
              <text:p text:style-name="P436">Unset_Selected und Set_Selected ersetzen Select und DeSelecht</text:p>
            </text:list-item>
            <text:list-item>
              <text:p text:style-name="P436">ChangeValue ist jetzt die zentrale und einzige Rourine zum Ändern von Werten</text:p>
            </text:list-item>
            <text:list-item>
              <text:p text:style-name="P437">Save_Old_Value und Restore_Old_Value sind neu (siehe Paradigmenwechsel).</text:p>
            </text:list-item>
          </text:list>
        </text:list-item>
        <text:list-item>
          <text:p text:style-name="P438">task_Buzzer ist weider da</text:p>
        </text:list-item>
        <text:list-item>
          <text:p text:style-name="P438">Umbau der Programmstruktur (noch tentativ)</text:p>
        </text:list-item>
        <text:list-item>
          <text:p text:style-name="P439">task_MMI : Paradigmenwechsel</text:p>
        </text:list-item>
        <text:list-item>
          <text:p text:style-name="P462"><text:span text:style-name="T52">NV_Main : neue Struktur-Tests</text:span><text:span text:style-name="T47"><text:line-break/></text:span></text:p>
        </text:list-item>
      </text:list>
      <text:p text:style-name="P20"><text:span text:style-name="T90">1</text:span><text:span text:style-name="T98">9</text:span><text:span text:style-name="T28">.08.2021<text:tab/></text:span><text:span text:style-name="T4">Version </text:span>0.4.<text:span text:style-name="T96">4</text:span><text:span text:style-name="T98">2</text:span></text:p>
      <text:p text:style-name="P19"/>
      <text:list xml:id="list132109549773224" text:continue-numbering="true" text:style-name="L5">
        <text:list-item>
          <text:p text:style-name="P463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440">Wirksamkeit nach DeSelect wird ersetzt durch Wirksamkeit während der Eingabe</text:p>
            </text:list-item>
            <text:list-item>
              <text:p text:style-name="P441">Alter Wert wird beim Select gespeichert und bei Escape wieder eingespielt.<text:line-break/></text:p>
            </text:list-item>
          </text:list>
        </text:list-item>
      </text:list>
      <text:p text:style-name="P22"><text:span text:style-name="T90">1</text:span><text:span text:style-name="T96">6</text:span><text:span text:style-name="T28">.08.2021<text:tab/></text:span><text:span text:style-name="T4">Version </text:span>0.4.<text:span text:style-name="T96">4</text:span><text:span text:style-name="T97">1</text:span></text:p>
      <text:p text:style-name="P19"/>
      <text:list xml:id="list132110317172589" text:continue-numbering="true" text:style-name="L5">
        <text:list-item>
          <text:p text:style-name="P464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90">1</text:span><text:span text:style-name="T96">6</text:span><text:span text:style-name="T28">.08.2021<text:tab/></text:span><text:span text:style-name="T4">Version </text:span>0.4.<text:span text:style-name="T96">40</text:span></text:p>
      <text:p text:style-name="P18"/>
      <text:list xml:id="list132110795861947" text:continue-numbering="true" text:style-name="L5">
        <text:list-item>
          <text:p text:style-name="P442">Einlesen der neuen Polaren funktioniert</text:p>
        </text:list-item>
        <text:list-item>
          <text:p text:style-name="P465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443">Anzahl der einlesbaren Items auf 8 begrenzt, war auf 9, ist in BL noch nicht umgesetzt</text:p>
        </text:list-item>
        <text:list-item>
          <text:p text:style-name="P444">Portable_Utils : portable_atof korrigiert</text:p>
        </text:list-item>
        <text:list-item>
          <text:p text:style-name="P466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90">1</text:span><text:span text:style-name="T91">5</text:span><text:span text:style-name="T28">.08.2021<text:tab/></text:span><text:span text:style-name="T4">Version </text:span>0.4.<text:span text:style-name="T29">3</text:span><text:span text:style-name="T95">9</text:span></text:p>
      <text:p text:style-name="P17"/>
      <text:list xml:id="list132109626942873" text:continue-numbering="true" text:style-name="L5">
        <text:list-item>
          <text:p text:style-name="P467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90">1</text:span><text:span text:style-name="T91">5</text:span><text:span text:style-name="T28">.08.2021<text:tab/></text:span><text:span text:style-name="T4">Version </text:span>0.4.<text:span text:style-name="T29">3</text:span><text:span text:style-name="T95">8</text:span></text:p>
      <text:p text:style-name="P16"/>
      <text:list xml:id="list132110319928131" text:continue-numbering="true" text:style-name="L5">
        <text:list-item>
          <text:p text:style-name="P445">Präprozessor Direktive SHORT_DEFER_TIME eingeführt als Testunterstützung</text:p>
        </text:list-item>
        <text:list-item>
          <text:p text:style-name="P446"><text:span text:style-name="T91">Präprozessor Direktive </text:span><text:span text:style-name="T94">SD_AVAILABLE entfernt</text:span></text:p>
        </text:list-item>
        <text:list-item>
          <text:p text:style-name="P448">Portable_Utils : portable_memcmp liefert jetzt int16_t statt uint16_t </text:p>
        </text:list-item>
        <text:list-item>
          <text:p text:style-name="P449">Kern der Routine wurde korrigiert, damit jetzt positive oder negative Indices zurückgeliefetr werden, die auf das erste unterschiedliche Byte weisen</text:p>
        </text:list-item>
        <text:list-item>
          <text:p text:style-name="P496">g_no_of_fzt_files_found <text:span text:style-name="T92">eingeführt</text:span></text:p>
        </text:list-item>
        <text:list-item>
          <text:p text:style-name="P498">Generic_Const : SHORT_DEFER_TIME</text:p>
        </text:list-item>
        <text:list-item>
          <text:p text:style-name="P499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468">SD_Card_Wait_Mutex <text:span text:style-name="T93">wieder eingeführt</text:span></text:p>
        </text:list-item>
        <text:list-item>
          <text:p text:style-name="P503"><text:soft-page-break/>SD_Card_Lib: größere Umbauten wegen der Mutex-Anbindung, konsequente Umstellung auf ASSERT</text:p>
        </text:list-item>
        <text:list-item>
          <text:p text:style-name="P504">Plane_Lib : bekam neue Member-Routine : ReadPlaneDataFromSD</text:p>
        </text:list-item>
        <text:list-item>
          <text:p text:style-name="P505">task_BackGround : liest die Liste der fzt-Files von der uSD.</text:p>
        </text:list-item>
        <text:list-item>
          <text:p text:style-name="P506">task_ImageBuilder : Mutex wieder auf den alten Zustand gebracht, der dann auch funktioniert.<text:line-break/></text:p>
        </text:list-item>
      </text:list>
      <text:p text:style-name="P15"><text:span text:style-name="T90">11</text:span><text:span text:style-name="T28">.08.2021<text:tab/></text:span><text:span text:style-name="T4">Version </text:span>0.4.<text:span text:style-name="T29">3</text:span><text:span text:style-name="T90">7</text:span></text:p>
      <text:p text:style-name="P15"/>
      <text:list xml:id="list132110955291553" text:continue-numbering="true" text:style-name="L5">
        <text:list-item>
          <text:p text:style-name="P447">auf dem Weg zum Einlesen von Polarendaten</text:p>
        </text:list-item>
        <text:list-item>
          <text:p text:style-name="P497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132111247107155" text:continue-numbering="true" text:style-name="L5">
        <text:list-item>
          <text:p text:style-name="P493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492">Anzeigealgo für die Wölbklappe geändert :</text:p>
          <text:list>
            <text:list-item>
              <text:p text:style-name="P501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502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500">OAS_Error &gt; 0 zu langsam, schneller werden <text:s text:c="3"/>Flaps zu positiv <text:s text:c="11"/>→ Flip Flop</text:p>
            </text:list-item>
            <text:list-item>
              <text:p text:style-name="P502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500">OAS_Error &lt; 0 zu schnell, langsamer werden <text:s text:c="3"/>Flaps zu positiv <text:s text:c="11"/>→ Flip Flop</text:p>
            </text:list-item>
            <text:list-item>
              <text:p text:style-name="P500">Beim Kurbeln, keine Vorschläge für Wölbklappen (Dreiecke) , keine Chevrons</text:p>
            </text:list-item>
          </text:list>
        </text:list-item>
      </text:list>
      <text:p text:style-name="P167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132110386316333" text:continue-numbering="true" text:style-name="L5">
        <text:list-item>
          <text:p text:style-name="P507">Rückbau auf ADC mit Draw Wire Poti</text:p>
        </text:list-item>
        <text:list-item>
          <text:p text:style-name="P508">Kommunikation mit Audio ok</text:p>
        </text:list-item>
        <text:list-item>
          <text:p text:style-name="P509"><text:span text:style-name="T30">AAV BaDataTypes : <text:s/>math – embedded_math if clause Einba</text:span><text:span text:style-name="T31">u</text:span></text:p>
        </text:list-item>
        <text:list-item>
          <text:p text:style-name="P510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511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512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514">Generic_FieldDescriptors : Div Anpassungen (DIP-Switches, AllowSwitchBack, Wegfall LIDAR, Neubau ADC-Flaps</text:p>
        </text:list-item>
        <text:list-item>
          <text:p text:style-name="P515">Umbau I2C_Handler : bool weg, dafür uint8_t</text:p>
        </text:list-item>
        <text:list-item>
          <text:p text:style-name="P516">task_MMI : harter Sprung nach Application, ohne Umwege</text:p>
        </text:list-item>
        <text:list-item>
          <text:p text:style-name="P517">Config_Lib.c : AllowSwitchBack</text:p>
        </text:list-item>
        <text:list-item>
          <text:p text:style-name="P518">NV_Main : Anpassungen DIP-Switches</text:p>
        </text:list-item>
        <text:list-item>
          <text:p text:style-name="P519">Plane.c : ASW20</text:p>
        </text:list-item>
        <text:list-item>
          <text:p text:style-name="P520">task_CAN_Bus_Receiver.c : Anpassung an ADC und DIP-Switches</text:p>
        </text:list-item>
        <text:list-item>
          <text:p text:style-name="P513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132110097190765" text:continue-numbering="true" text:style-name="L5">
        <text:list-item>
          <text:p text:style-name="P521">SD_CARD_Mutex vereinfacht.</text:p>
        </text:list-item>
        <text:list-item>
          <text:p text:style-name="P522">Config-Switch ADC_AMBIENTLIGHT ist weggefallen.</text:p>
        </text:list-item>
        <text:list-item>
          <text:p text:style-name="P522"><text:soft-page-break/>ADC_Lib.c/h <text:s/>so umgebaut, dass mehrere Kanäle gemessen werden können (Hilfe von Max). ABER : Das ist noch nicht die große Lösung. ZZ wird doch nur einer gemessen.</text:p>
        </text:list-item>
        <text:list-item>
          <text:p text:style-name="P522">PWM_Lib.c/h jetzt ganz rudimentär</text:p>
        </text:list-item>
        <text:list-item>
          <text:p text:style-name="P522">Portable_Utils : neue Funktion : FirstBitNoSet</text:p>
        </text:list-item>
        <text:list-item>
          <text:p text:style-name="P524">EEProm_Lib : I2C1_Init im Fall von I2C Malfunction</text:p>
        </text:list-item>
        <text:list-item>
          <text:p text:style-name="P522">main.cpp : Minimale Änderungen, notwendig aus den o.g. Änderungen</text:p>
        </text:list-item>
        <text:list-item>
          <text:p text:style-name="P523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525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525">Plane.c : Änderungen aus der sematischen Änderung Pattern → Position, <text:line-break/>Routine CurrentFlapsPosition stark verändert</text:p>
        </text:list-item>
        <text:list-item>
          <text:p text:style-name="P525">task_BackGround : Wegfall ADC_AMBIENTLIGHT</text:p>
        </text:list-item>
        <text:list-item>
          <text:p text:style-name="P526">Generic_CAN_Ids.c : Noise, Temp, Humidity</text:p>
        </text:list-item>
        <text:list-item>
          <text:p text:style-name="P527">Signature verarmt um NextAction</text:p>
        </text:list-item>
        <text:list-item>
          <text:p text:style-name="P528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132110474334558" text:continue-numbering="true" text:style-name="L5">
        <text:list-item>
          <text:p text:style-name="P529">EEProm Layout Konstanten sind umgezogen nach Generic_Const.h, deshalb war auch eine Änderungen in task_I2C_Handler.c notwendig.</text:p>
        </text:list-item>
        <text:list-item>
          <text:p text:style-name="P469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132110736921558" text:continue-numbering="true" text:style-name="L5">
        <text:list-item>
          <text:p text:style-name="P530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531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132109969536521" text:continue-numbering="true" text:style-name="L5">
        <text:list-item>
          <text:p text:style-name="P470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2738564387" text:style-name="L6">
        <text:list-item>
          <text:p text:style-name="P532"><text:soft-page-break/>CAN Protokoll jetzt mit int32_t statt float für No<text:span text:style-name="T17">rmed</text:span>_Frequency <text:line-break/>(auf Wunsch eines einzelnen Herrn)</text:p>
        </text:list-item>
        <text:list-item>
          <text:p text:style-name="P533">QNH und HomePort_Elevation sind jetzt im Zustand c_AirBorne änderbar, <text:line-break/>beides wirkt sich auf die Höhenberechnungen aus</text:p>
        </text:list-item>
        <text:list-item>
          <text:p text:style-name="P534">Audio wird nach dem Start jetzt mit Standard-Beep versorgt, bis CAN-XFER steht. Hintergrund : Nach dem Einschalten würde man sonst nicht wissen, ob das Audio mitspielt.</text:p>
        </text:list-item>
        <text:list-item>
          <text:p text:style-name="P534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132111352077967" text:continue-numbering="true" text:style-name="L6">
        <text:list-item>
          <text:p text:style-name="P535">Klausens Änderung an portable_ftoa wieder zurückgenommen</text:p>
        </text:list-item>
        <text:list-item>
          <text:p text:style-name="P535">Anpassung CAN-Datenverkehr an Wölbklappen per DGIO : Fast alle Generics ….</text:p>
        </text:list-item>
        <text:list-item>
          <text:p text:style-name="P535">Signal-Volume jetzt max ( SC_Volume, Vario_Volume ) * 1.25</text:p>
        </text:list-item>
        <text:list-item>
          <text:p text:style-name="P535">PrgNav_Lib : Modification in Flight korrigiert + Wölbklappen über DGIO</text:p>
        </text:list-item>
        <text:list-item>
          <text:p text:style-name="P535">task_MMI : Anpassungen für Wölbklappen über DGIO, Wegfall Calibration</text:p>
        </text:list-item>
        <text:list-item>
          <text:p text:style-name="P535">Layout BootPage korrigiert</text:p>
        </text:list-item>
        <text:list-item>
          <text:p text:style-name="P535">VarioPage : größere Umbauten für Übersichtlichkeit und für Wölbklappen-Mimik</text:p>
        </text:list-item>
        <text:list-item>
          <text:p text:style-name="P536">Config_lib : <text:s/><text:span text:style-name="T15">Anpassungen für Wölbklappen über DGIO</text:span></text:p>
        </text:list-item>
        <text:list-item>
          <text:p text:style-name="P536">NV_Main : <text:s/><text:span text:style-name="T15">Anpassungen für Wölbklappen über DGIO</text:span></text:p>
        </text:list-item>
        <text:list-item>
          <text:p text:style-name="P536">Plane.c : <text:s/><text:span text:style-name="T15">Anpassungen für Wölbklappen-</text:span>Mimik</text:p>
        </text:list-item>
        <text:list-item>
          <text:p text:style-name="P536">task_CAN_Receiver : <text:span text:style-name="T15">Anpassung CAN-Datenverkehr an Wölbklappen per DGIO</text:span></text:p>
        </text:list-item>
        <text:list-item>
          <text:p text:style-name="P536">task_CAN_Digester : QNH- HomePort-Elevation Handling</text:p>
        </text:list-item>
        <text:list-item>
          <text:p text:style-name="P536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132110260104147" text:continue-numbering="true" text:style-name="L6">
        <text:list-item>
          <text:p text:style-name="P537">embedded_math eingeführt (Danke Klaus)</text:p>
          <text:list>
            <text:list-item>
              <text:p text:style-name="P537">AAV BaGraphicFunctions.c angepasst</text:p>
            </text:list-item>
            <text:list-item>
              <text:p text:style-name="P538">AAV BaGeoUtils.c angepasst</text:p>
            </text:list-item>
            <text:list-item>
              <text:p text:style-name="P538">AAV BaMathUtils.c angepasst</text:p>
            </text:list-item>
            <text:list-item>
              <text:p text:style-name="P540">Portable_Utils : portable_safe_tan angepasst</text:p>
            </text:list-item>
          </text:list>
        </text:list-item>
        <text:list-item>
          <text:p text:style-name="P538">Klausens Version von portable_ftoa wieder eingeführt nach Anpa<text:span text:style-name="T13">s</text:span>sung</text:p>
        </text:list-item>
        <text:list-item>
          <text:p text:style-name="P541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541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502815434" text:style-name="L7">
        <text:list-item>
          <text:p text:style-name="P539">I2C_Mutex.c/h entfernt</text:p>
        </text:list-item>
        <text:list-item>
          <text:p text:style-name="P539">Portable_Utils : strcat entfernt</text:p>
        </text:list-item>
        <text:list-item>
          <text:p text:style-name="P539">Generic_CAN_Ids.h enthält jetzt auch die Codes für Signale</text:p>
        </text:list-item>
        <text:list-item>
          <text:p text:style-name="P539"><text:soft-page-break/>Generic_Const.h erweitert um Konstanten aus Audio<text:line-break/>Codes für Signale sind nach Generic_CAN_Ids gewandert</text:p>
        </text:list-item>
        <text:list-item>
          <text:p text:style-name="P539">task_Buzzer gelöscht, mit allen Anhängseln</text:p>
        </text:list-item>
        <text:list-item>
          <text:p text:style-name="P542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542">PrgNav_Lib.c : <text:span text:style-name="T10">verschiedene PushSignal eingebaut</text:span></text:p>
        </text:list-item>
        <text:list-item>
          <text:p text:style-name="P543">task_MMI.c : <text:span text:style-name="T10">PushSignal eingebaut</text:span></text:p>
        </text:list-item>
        <text:list-item>
          <text:p text:style-name="P545">task_CAN_Data_Digester.c : Climb Umschalter versetzt, damit der Climb-Averager über die Höhe das mit bekommt.</text:p>
        </text:list-item>
        <text:list-item>
          <text:p text:style-name="P543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132110256948206" text:continue-numbering="true" text:style-name="L7">
        <text:list-item>
          <text:p text:style-name="P544">IntCircleModeSwitch in Betrieb genommen, schaltet das Audio in den Climb-Mode, wenn eine Sollfahrt verlangt wird, die niedriger ist, als die Fahrt des besten Gleitens</text:p>
        </text:list-item>
        <text:list-item>
          <text:p text:style-name="P544">VarioPage.c AMM – Anzeigen nur wenn AirBorne</text:p>
        </text:list-item>
        <text:list-item>
          <text:p text:style-name="P544">Task-Audio_Controller.c <text:s/>: Volume Berechnung stark vereinfacht für climb und cruise,<text:line-break/>Einbau IntCircleModeSwitch</text:p>
        </text:list-item>
        <text:list-item>
          <text:p text:style-name="P544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546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132110489123764" text:continue-numbering="true" text:style-name="L7">
        <text:list-item>
          <text:p text:style-name="P547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547"><text:span text:style-name="T8">Field </text:span>Count korrigiert in Generic_Descriptor.c</text:p>
        </text:list-item>
        <text:list-item>
          <text:p text:style-name="P548">FlightStatus und SavedFlightStatus auf AirBorne gesetzt beim Programmstart</text:p>
        </text:list-item>
        <text:list-item>
          <text:p text:style-name="P549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101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132111075090013" text:continue-numbering="true" text:style-name="L7">
        <text:list-item>
          <text:p text:style-name="P550">CAN Treiber jetzt mit Selbstheilung (Klaus) : Läuft wieder an nach Beleidigung</text:p>
        </text:list-item>
        <text:list-item>
          <text:p text:style-name="P550">EEProm_Lib : Selbstheilung durch Re-Init von I2C nach sproadischem I2C-Fehler</text:p>
        </text:list-item>
        <text:list-item>
          <text:p text:style-name="P550">IO_Exp_Lib : Selbstheilung durch Re-Init von I2C nach sproadischem I2C-Fehler</text:p>
        </text:list-item>
        <text:list-item>
          <text:p text:style-name="P550">Neue Funktion : Portable_IntraDay_TimeDiff für Flugzeit</text:p>
        </text:list-item>
        <text:list-item>
          <text:p text:style-name="P471">Neue Felder : Startzeit, Landezeit, Flugzeit</text:p>
        </text:list-item>
        <text:list-item>
          <text:p text:style-name="P550">FreeRTOS_wrapper.h neu : Zeile 596 (Klaus)</text:p>
        </text:list-item>
        <text:list-item>
          <text:p text:style-name="P550">Main.cpp : Bereinigung von unbenutzten Funktionen</text:p>
        </text:list-item>
        <text:list-item>
          <text:p text:style-name="P551"><text:soft-page-break/>Generic_Const.h : Farbverwaltung jetzt (weitestgehend) zentral</text:p>
        </text:list-item>
        <text:list-item>
          <text:p text:style-name="P551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551">Fehler in Generic_Types.h beseitigt : MaxOffset muss int8_t sein statt uint8_t, kann in PrgNav_Lib.c negativ werden, führte zu unerklärlichem Verhalten beim Scrollen</text:p>
        </text:list-item>
        <text:list-item>
          <text:p text:style-name="P551">Einführung einer Variablen, um die AM-Errechnung nach Ellis ein/aus-schaltbar zu machen</text:p>
        </text:list-item>
        <text:list-item>
          <text:p text:style-name="P552">Basis der Ellis-Errechnung jetzt auf g_SensorData.Sensor_SR_Average gestellt, war vorher g_SensorData.GPS_ClimbRate, hat gezappelt</text:p>
        </text:list-item>
        <text:list-item>
          <text:p text:style-name="P472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472">Auto-SwitchBack im Zustand &lt;! OnGround&gt; wie gewohnt / &lt;<text:span text:style-name="T1">OnGround&gt; </text:span>fix nach 60 Sek</text:p>
        </text:list-item>
        <text:list-item>
          <text:p text:style-name="P472">Darstellung Wind <text:span text:style-name="T1">im Menue-Feld </text:span>nach rechts gerückt, damit keine Überschneidung mit dem Text stattfindet</text:p>
        </text:list-item>
        <text:list-item>
          <text:p text:style-name="P472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472">„The_Master_I2C_Init“ <text:span text:style-name="T2">Funktion wird nicht mehr gebraucht / gelöscht</text:span></text:p>
        </text:list-item>
        <text:list-item>
          <text:p text:style-name="P551">Neues Feld „HomePort_Elevation“</text:p>
        </text:list-item>
        <text:list-item>
          <text:p text:style-name="P551">neues Feld „Start-Zeit“</text:p>
        </text:list-item>
        <text:list-item>
          <text:p text:style-name="P551">neues Feld „Lande-Zeit“</text:p>
        </text:list-item>
        <text:list-item>
          <text:p text:style-name="P551">neues Feld „Flug_Dauer“</text:p>
        </text:list-item>
        <text:list-item>
          <text:p text:style-name="P551">neue Anzeige-Stubs in PrgVal.c dafür</text:p>
        </text:list-item>
        <text:list-item>
          <text:p text:style-name="P553">SD_Card_Lib.c : Mutex-Handling bei SD_Card_Give_Mutex korrigiert</text:p>
        </text:list-item>
        <text:list-item>
          <text:p text:style-name="P553">Generell : Portable_str… und Portable_mem… funktion durch die Original<text:span text:style-name="T20">e</text:span> ersetzt</text:p>
        </text:list-item>
        <text:list-item>
          <text:p text:style-name="P553">Handling von &lt;WakeIntvlImageBuilder&gt; in task_MMI.c geändert</text:p>
        </text:list-item>
        <text:list-item>
          <text:p text:style-name="P553">BuildVarioPage.c : Farbmanagement neu</text:p>
        </text:list-item>
        <text:list-item>
          <text:p text:style-name="P553">task_BackGround.c : Einbau der Funktion zum Reset der Config-Values</text:p>
        </text:list-item>
        <text:list-item>
          <text:p text:style-name="P553">task_CAN_Bus_Receiver : <text:span text:style-name="T4">Null-Setzung von Variablen, wenn keine Daten empfangen werden</text:span></text:p>
        </text:list-item>
        <text:list-item>
          <text:p text:style-name="P554">task_CAN_Data_Digester : </text:p>
          <text:list>
            <text:list-item>
              <text:p text:style-name="P555">take_off und landing detection überarbeitet</text:p>
            </text:list-item>
            <text:list-item>
              <text:p text:style-name="P555">Erfassung &lt;HomePort-Elevation&gt;</text:p>
            </text:list-item>
            <text:list-item>
              <text:p text:style-name="P555">Nullsetzung von Variablen wenn OnGround</text:p>
            </text:list-item>
            <text:list-item>
              <text:p text:style-name="P555">Start-, Lande- und Flugzeit-Errechung eingebaut</text:p>
            </text:list-item>
            <text:list-item>
              <text:p text:style-name="P555">Automatik zuer Erkennung des FlightStatus</text:p>
            </text:list-item>
          </text:list>
        </text:list-item>
        <text:list-item>
          <text:p text:style-name="P553">task_ImageBuilder : <text:span text:style-name="T4">smoothing verändert</text:span></text:p>
        </text:list-item>
        <text:list-item>
          <text:p text:style-name="P552">Resilienz gegen ReStart-in-the-Air, HomePort_Elevation bleibt jetzt bestehen (das war ein hartes Stück Arbeit)</text:p>
        </text:list-item>
      </text:list>
      <text:p text:style-name="P102"/>
      <text:p text:style-name="P102"/>
      <text:p text:style-name="P101">05.06.2021 Version &lt;<text:span text:style-name="T7">früher&gt;</text:span></text:p>
      <text:p text:style-name="P5"/>
      <text:p text:style-name="P10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8T13:20:38.417000000</dc:date>
    <meta:editing-duration>PT17H46M</meta:editing-duration>
    <meta:editing-cycles>132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32" meta:paragraph-count="1139" meta:word-count="8239" meta:character-count="60524" meta:non-whitespace-character-count="53722"/>
  </office:meta>
</office:document-meta>
</file>